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35.74pt"/>
    </style:style>
    <style:style style:name="co2" style:family="table-column">
      <style:table-column-properties fo:break-before="auto" style:column-width="49.6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1000_10000_50_1000" table:style-name="ta1">
        <table:shapes>
          <draw:frame draw:z-index="0" draw:style-name="gr1" draw:text-style-name="P1" svg:width="741.97pt" svg:height="513.5pt" svg:x="472.79pt" svg:y="1998.28pt">
            <loext:p draw:notify-on-update-of-ranges="1000_10000_50_1000.A2:1000_10000_50_1000.A182 1000_10000_50_1000.B1:1000_10000_50_1000.B1 1000_10000_50_1000.B2:1000_10000_50_1000.B182 1000_10000_50_1000.C1:1000_10000_50_1000.C1 1000_10000_50_1000.C2:1000_10000_50_1000.C18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29pt" svg:height="255.26pt" svg:x="198.96pt" svg:y="2541.17pt">
            <loext:p draw:notify-on-update-of-ranges="1000_10000_50_1000.A2:1000_10000_50_1000.A182 1000_10000_50_1000.B1:1000_10000_50_1000.B1 1000_10000_50_1000.B2:1000_10000_50_1000.B182 1000_10000_50_1000.C1:1000_10000_50_1000.C1 1000_10000_50_1000.C2:1000_10000_50_1000.C182 1000_10000_50_1000.D1:1000_10000_50_1000.D1 1000_10000_50_1000.D2:1000_10000_50_1000.D182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Dimension</text:p>
          </table:table-cell>
          <table:table-cell office:value-type="string" calcext:value-type="string">
            <text:p>Implementation 2</text:p>
          </table:table-cell>
          <table:table-cell office:value-type="string" calcext:value-type="string">
            <text:p>Implementation 1</text:p>
          </table:table-cell>
          <table:table-cell office:value-type="string" calcext:value-type="string">
            <text:p>MATLAB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0051" calcext:value-type="float">
            <text:p>0.00051</text:p>
          </table:table-cell>
          <table:table-cell office:value-type="float" office:value="0.000318" calcext:value-type="float">
            <text:p>0.000318</text:p>
          </table:table-cell>
          <table:table-cell office:value-type="string" calcext:value-type="string">
            <text:p>MATLAB</text:p>
          </table:table-cell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0.000532" calcext:value-type="float">
            <text:p>0.000532</text:p>
          </table:table-cell>
          <table:table-cell office:value-type="float" office:value="0.000324" calcext:value-type="float">
            <text:p>0.000324</text:p>
          </table:table-cell>
          <table:table-cell office:value-type="float" office:value="0.003894" calcext:value-type="float">
            <text:p>0.003894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0.000557" calcext:value-type="float">
            <text:p>0.000557</text:p>
          </table:table-cell>
          <table:table-cell office:value-type="float" office:value="0.000339" calcext:value-type="float">
            <text:p>0.000339</text:p>
          </table:table-cell>
          <table:table-cell office:value-type="float" office:value="0.004178" calcext:value-type="float">
            <text:p>0.004178</text:p>
          </table:table-cell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float" office:value="0.000615" calcext:value-type="float">
            <text:p>0.000615</text:p>
          </table:table-cell>
          <table:table-cell office:value-type="float" office:value="0.000354" calcext:value-type="float">
            <text:p>0.000354</text:p>
          </table:table-cell>
          <table:table-cell office:value-type="float" office:value="0.003772" calcext:value-type="float">
            <text:p>0.003772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0.000607" calcext:value-type="float">
            <text:p>0.000607</text:p>
          </table:table-cell>
          <table:table-cell office:value-type="float" office:value="0.000368" calcext:value-type="float">
            <text:p>0.000368</text:p>
          </table:table-cell>
          <table:table-cell office:value-type="float" office:value="0.003971" calcext:value-type="float">
            <text:p>0.003971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0.000629" calcext:value-type="float">
            <text:p>0.000629</text:p>
          </table:table-cell>
          <table:table-cell office:value-type="float" office:value="0.000391" calcext:value-type="float">
            <text:p>0.000391</text:p>
          </table:table-cell>
          <table:table-cell office:value-type="float" office:value="0.005369" calcext:value-type="float">
            <text:p>0.005369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0.000657" calcext:value-type="float">
            <text:p>0.000657</text:p>
          </table:table-cell>
          <table:table-cell office:value-type="float" office:value="0.000402" calcext:value-type="float">
            <text:p>0.000402</text:p>
          </table:table-cell>
          <table:table-cell office:value-type="float" office:value="0.004897" calcext:value-type="float">
            <text:p>0.004897</text:p>
          </table:table-cell>
        </table:table-row>
        <table:table-row table:style-name="ro1">
          <table:table-cell office:value-type="float" office:value="1350" calcext:value-type="float">
            <text:p>1350</text:p>
          </table:table-cell>
          <table:table-cell office:value-type="float" office:value="0.000684" calcext:value-type="float">
            <text:p>0.000684</text:p>
          </table:table-cell>
          <table:table-cell office:value-type="float" office:value="0.000414" calcext:value-type="float">
            <text:p>0.000414</text:p>
          </table:table-cell>
          <table:table-cell office:value-type="float" office:value="0.004968" calcext:value-type="float">
            <text:p>0.004968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0.000706" calcext:value-type="float">
            <text:p>0.000706</text:p>
          </table:table-cell>
          <table:table-cell office:value-type="float" office:value="0.000442" calcext:value-type="float">
            <text:p>0.000442</text:p>
          </table:table-cell>
          <table:table-cell office:value-type="float" office:value="0.004372" calcext:value-type="float">
            <text:p>0.004372</text:p>
          </table:table-cell>
        </table:table-row>
        <table:table-row table:style-name="ro1">
          <table:table-cell office:value-type="float" office:value="1450" calcext:value-type="float">
            <text:p>1450</text:p>
          </table:table-cell>
          <table:table-cell office:value-type="float" office:value="0.000734" calcext:value-type="float">
            <text:p>0.000734</text:p>
          </table:table-cell>
          <table:table-cell office:value-type="float" office:value="0.000455" calcext:value-type="float">
            <text:p>0.000455</text:p>
          </table:table-cell>
          <table:table-cell office:value-type="float" office:value="0.005027" calcext:value-type="float">
            <text:p>0.005027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0.000769" calcext:value-type="float">
            <text:p>0.000769</text:p>
          </table:table-cell>
          <table:table-cell office:value-type="float" office:value="0.000469" calcext:value-type="float">
            <text:p>0.000469</text:p>
          </table:table-cell>
          <table:table-cell office:value-type="float" office:value="0.004947" calcext:value-type="float">
            <text:p>0.004947</text:p>
          </table:table-cell>
        </table:table-row>
        <table:table-row table:style-name="ro1">
          <table:table-cell office:value-type="float" office:value="1550" calcext:value-type="float">
            <text:p>1550</text:p>
          </table:table-cell>
          <table:table-cell office:value-type="float" office:value="0.000805" calcext:value-type="float">
            <text:p>0.000805</text:p>
          </table:table-cell>
          <table:table-cell office:value-type="float" office:value="0.000481" calcext:value-type="float">
            <text:p>0.000481</text:p>
          </table:table-cell>
          <table:table-cell office:value-type="float" office:value="0.005449" calcext:value-type="float">
            <text:p>0.005449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0.00083" calcext:value-type="float">
            <text:p>0.00083</text:p>
          </table:table-cell>
          <table:table-cell office:value-type="float" office:value="0.000492" calcext:value-type="float">
            <text:p>0.000492</text:p>
          </table:table-cell>
          <table:table-cell office:value-type="float" office:value="0.005072" calcext:value-type="float">
            <text:p>0.005072</text:p>
          </table:table-cell>
        </table:table-row>
        <table:table-row table:style-name="ro1">
          <table:table-cell office:value-type="float" office:value="1650" calcext:value-type="float">
            <text:p>1650</text:p>
          </table:table-cell>
          <table:table-cell office:value-type="float" office:value="0.00084" calcext:value-type="float">
            <text:p>0.00084</text:p>
          </table:table-cell>
          <table:table-cell office:value-type="float" office:value="0.000503" calcext:value-type="float">
            <text:p>0.000503</text:p>
          </table:table-cell>
          <table:table-cell office:value-type="float" office:value="0.006104" calcext:value-type="float">
            <text:p>0.006104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0.000863" calcext:value-type="float">
            <text:p>0.000863</text:p>
          </table:table-cell>
          <table:table-cell office:value-type="float" office:value="0.00052" calcext:value-type="float">
            <text:p>0.00052</text:p>
          </table:table-cell>
          <table:table-cell office:value-type="float" office:value="0.005594" calcext:value-type="float">
            <text:p>0.005594</text:p>
          </table:table-cell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0.000916" calcext:value-type="float">
            <text:p>0.000916</text:p>
          </table:table-cell>
          <table:table-cell office:value-type="float" office:value="0.000535" calcext:value-type="float">
            <text:p>0.000535</text:p>
          </table:table-cell>
          <table:table-cell office:value-type="float" office:value="0.006785" calcext:value-type="float">
            <text:p>0.006785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0.000946" calcext:value-type="float">
            <text:p>0.000946</text:p>
          </table:table-cell>
          <table:table-cell office:value-type="float" office:value="0.000555" calcext:value-type="float">
            <text:p>0.000555</text:p>
          </table:table-cell>
          <table:table-cell office:value-type="float" office:value="0.005876" calcext:value-type="float">
            <text:p>0.005876</text:p>
          </table:table-cell>
        </table:table-row>
        <table:table-row table:style-name="ro1">
          <table:table-cell office:value-type="float" office:value="1850" calcext:value-type="float">
            <text:p>1850</text:p>
          </table:table-cell>
          <table:table-cell office:value-type="float" office:value="0.00097" calcext:value-type="float">
            <text:p>0.00097</text:p>
          </table:table-cell>
          <table:table-cell office:value-type="float" office:value="0.000573" calcext:value-type="float">
            <text:p>0.000573</text:p>
          </table:table-cell>
          <table:table-cell office:value-type="float" office:value="0.006745" calcext:value-type="float">
            <text:p>0.006745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0.001003" calcext:value-type="float">
            <text:p>0.001003</text:p>
          </table:table-cell>
          <table:table-cell office:value-type="float" office:value="0.000591" calcext:value-type="float">
            <text:p>0.000591</text:p>
          </table:table-cell>
          <table:table-cell office:value-type="float" office:value="0.006624" calcext:value-type="float">
            <text:p>0.006624</text:p>
          </table:table-cell>
        </table:table-row>
        <table:table-row table:style-name="ro1">
          <table:table-cell office:value-type="float" office:value="1950" calcext:value-type="float">
            <text:p>1950</text:p>
          </table:table-cell>
          <table:table-cell office:value-type="float" office:value="0.000989" calcext:value-type="float">
            <text:p>0.000989</text:p>
          </table:table-cell>
          <table:table-cell office:value-type="float" office:value="0.000608" calcext:value-type="float">
            <text:p>0.000608</text:p>
          </table:table-cell>
          <table:table-cell office:value-type="float" office:value="0.007705" calcext:value-type="float">
            <text:p>0.007705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.001015" calcext:value-type="float">
            <text:p>0.001015</text:p>
          </table:table-cell>
          <table:table-cell office:value-type="float" office:value="0.000625" calcext:value-type="float">
            <text:p>0.000625</text:p>
          </table:table-cell>
          <table:table-cell office:value-type="float" office:value="0.007021" calcext:value-type="float">
            <text:p>0.007021</text:p>
          </table:table-cell>
        </table:table-row>
        <table:table-row table:style-name="ro1">
          <table:table-cell office:value-type="float" office:value="2050" calcext:value-type="float">
            <text:p>2050</text:p>
          </table:table-cell>
          <table:table-cell office:value-type="float" office:value="0.001068" calcext:value-type="float">
            <text:p>0.001068</text:p>
          </table:table-cell>
          <table:table-cell office:value-type="float" office:value="0.00064" calcext:value-type="float">
            <text:p>0.00064</text:p>
          </table:table-cell>
          <table:table-cell office:value-type="float" office:value="0.008396" calcext:value-type="float">
            <text:p>0.008396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0.001082" calcext:value-type="float">
            <text:p>0.001082</text:p>
          </table:table-cell>
          <table:table-cell office:value-type="float" office:value="0.000659" calcext:value-type="float">
            <text:p>0.000659</text:p>
          </table:table-cell>
          <table:table-cell office:value-type="float" office:value="0.006892" calcext:value-type="float">
            <text:p>0.006892</text:p>
          </table:table-cell>
        </table:table-row>
        <table:table-row table:style-name="ro1">
          <table:table-cell office:value-type="float" office:value="2150" calcext:value-type="float">
            <text:p>2150</text:p>
          </table:table-cell>
          <table:table-cell office:value-type="float" office:value="0.00111" calcext:value-type="float">
            <text:p>0.00111</text:p>
          </table:table-cell>
          <table:table-cell office:value-type="float" office:value="0.000662" calcext:value-type="float">
            <text:p>0.000662</text:p>
          </table:table-cell>
          <table:table-cell office:value-type="float" office:value="0.008909" calcext:value-type="float">
            <text:p>0.008909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0.001151" calcext:value-type="float">
            <text:p>0.001151</text:p>
          </table:table-cell>
          <table:table-cell office:value-type="float" office:value="0.000686" calcext:value-type="float">
            <text:p>0.000686</text:p>
          </table:table-cell>
          <table:table-cell office:value-type="float" office:value="0.007687" calcext:value-type="float">
            <text:p>0.007687</text:p>
          </table:table-cell>
        </table:table-row>
        <table:table-row table:style-name="ro1">
          <table:table-cell office:value-type="float" office:value="2250" calcext:value-type="float">
            <text:p>2250</text:p>
          </table:table-cell>
          <table:table-cell office:value-type="float" office:value="0.001168" calcext:value-type="float">
            <text:p>0.001168</text:p>
          </table:table-cell>
          <table:table-cell office:value-type="float" office:value="0.000696" calcext:value-type="float">
            <text:p>0.000696</text:p>
          </table:table-cell>
          <table:table-cell office:value-type="float" office:value="0.008731" calcext:value-type="float">
            <text:p>0.008731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0.001197" calcext:value-type="float">
            <text:p>0.001197</text:p>
          </table:table-cell>
          <table:table-cell office:value-type="float" office:value="0.000713" calcext:value-type="float">
            <text:p>0.000713</text:p>
          </table:table-cell>
          <table:table-cell office:value-type="float" office:value="0.007922" calcext:value-type="float">
            <text:p>0.007922</text:p>
          </table:table-cell>
        </table:table-row>
        <table:table-row table:style-name="ro1">
          <table:table-cell office:value-type="float" office:value="2350" calcext:value-type="float">
            <text:p>2350</text:p>
          </table:table-cell>
          <table:table-cell office:value-type="float" office:value="0.001233" calcext:value-type="float">
            <text:p>0.001233</text:p>
          </table:table-cell>
          <table:table-cell office:value-type="float" office:value="0.000735" calcext:value-type="float">
            <text:p>0.000735</text:p>
          </table:table-cell>
          <table:table-cell office:value-type="float" office:value="0.008995" calcext:value-type="float">
            <text:p>0.008995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0.001235" calcext:value-type="float">
            <text:p>0.001235</text:p>
          </table:table-cell>
          <table:table-cell office:value-type="float" office:value="0.00074" calcext:value-type="float">
            <text:p>0.00074</text:p>
          </table:table-cell>
          <table:table-cell office:value-type="float" office:value="0.008526" calcext:value-type="float">
            <text:p>0.008526</text:p>
          </table:table-cell>
        </table:table-row>
        <table:table-row table:style-name="ro1">
          <table:table-cell office:value-type="float" office:value="2450" calcext:value-type="float">
            <text:p>2450</text:p>
          </table:table-cell>
          <table:table-cell office:value-type="float" office:value="0.001246" calcext:value-type="float">
            <text:p>0.001246</text:p>
          </table:table-cell>
          <table:table-cell office:value-type="float" office:value="0.000752" calcext:value-type="float">
            <text:p>0.000752</text:p>
          </table:table-cell>
          <table:table-cell office:value-type="float" office:value="0.009712" calcext:value-type="float">
            <text:p>0.009712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0.001285" calcext:value-type="float">
            <text:p>0.001285</text:p>
          </table:table-cell>
          <table:table-cell office:value-type="float" office:value="0.000768" calcext:value-type="float">
            <text:p>0.000768</text:p>
          </table:table-cell>
          <table:table-cell office:value-type="float" office:value="0.008793" calcext:value-type="float">
            <text:p>0.008793</text:p>
          </table:table-cell>
        </table:table-row>
        <table:table-row table:style-name="ro1">
          <table:table-cell office:value-type="float" office:value="2550" calcext:value-type="float">
            <text:p>2550</text:p>
          </table:table-cell>
          <table:table-cell office:value-type="float" office:value="0.001294" calcext:value-type="float">
            <text:p>0.001294</text:p>
          </table:table-cell>
          <table:table-cell office:value-type="float" office:value="0.000781" calcext:value-type="float">
            <text:p>0.000781</text:p>
          </table:table-cell>
          <table:table-cell office:value-type="float" office:value="0.010545" calcext:value-type="float">
            <text:p>0.010545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0.001331" calcext:value-type="float">
            <text:p>0.001331</text:p>
          </table:table-cell>
          <table:table-cell office:value-type="float" office:value="0.000803" calcext:value-type="float">
            <text:p>0.000803</text:p>
          </table:table-cell>
          <table:table-cell office:value-type="float" office:value="0.009239" calcext:value-type="float">
            <text:p>0.009239</text:p>
          </table:table-cell>
        </table:table-row>
        <table:table-row table:style-name="ro1">
          <table:table-cell office:value-type="float" office:value="2650" calcext:value-type="float">
            <text:p>2650</text:p>
          </table:table-cell>
          <table:table-cell office:value-type="float" office:value="0.001373" calcext:value-type="float">
            <text:p>0.001373</text:p>
          </table:table-cell>
          <table:table-cell office:value-type="float" office:value="0.000818" calcext:value-type="float">
            <text:p>0.000818</text:p>
          </table:table-cell>
          <table:table-cell office:value-type="float" office:value="0.01058" calcext:value-type="float">
            <text:p>0.01058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0.001399" calcext:value-type="float">
            <text:p>0.001399</text:p>
          </table:table-cell>
          <table:table-cell office:value-type="float" office:value="0.00083" calcext:value-type="float">
            <text:p>0.00083</text:p>
          </table:table-cell>
          <table:table-cell office:value-type="float" office:value="0.010025" calcext:value-type="float">
            <text:p>0.010025</text:p>
          </table:table-cell>
        </table:table-row>
        <table:table-row table:style-name="ro1">
          <table:table-cell office:value-type="float" office:value="2750" calcext:value-type="float">
            <text:p>2750</text:p>
          </table:table-cell>
          <table:table-cell office:value-type="float" office:value="0.001436" calcext:value-type="float">
            <text:p>0.001436</text:p>
          </table:table-cell>
          <table:table-cell office:value-type="float" office:value="0.00085" calcext:value-type="float">
            <text:p>0.00085</text:p>
          </table:table-cell>
          <table:table-cell office:value-type="float" office:value="0.011011" calcext:value-type="float">
            <text:p>0.011011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0.001442" calcext:value-type="float">
            <text:p>0.001442</text:p>
          </table:table-cell>
          <table:table-cell office:value-type="float" office:value="0.000865" calcext:value-type="float">
            <text:p>0.000865</text:p>
          </table:table-cell>
          <table:table-cell office:value-type="float" office:value="0.010324" calcext:value-type="float">
            <text:p>0.010324</text:p>
          </table:table-cell>
        </table:table-row>
        <table:table-row table:style-name="ro1">
          <table:table-cell office:value-type="float" office:value="2850" calcext:value-type="float">
            <text:p>2850</text:p>
          </table:table-cell>
          <table:table-cell office:value-type="float" office:value="0.001474" calcext:value-type="float">
            <text:p>0.001474</text:p>
          </table:table-cell>
          <table:table-cell office:value-type="float" office:value="0.000878" calcext:value-type="float">
            <text:p>0.000878</text:p>
          </table:table-cell>
          <table:table-cell office:value-type="float" office:value="0.012132" calcext:value-type="float">
            <text:p>0.012132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0.001477" calcext:value-type="float">
            <text:p>0.001477</text:p>
          </table:table-cell>
          <table:table-cell office:value-type="float" office:value="0.000905" calcext:value-type="float">
            <text:p>0.000905</text:p>
          </table:table-cell>
          <table:table-cell office:value-type="float" office:value="0.0107" calcext:value-type="float">
            <text:p>0.0107</text:p>
          </table:table-cell>
        </table:table-row>
        <table:table-row table:style-name="ro1">
          <table:table-cell office:value-type="float" office:value="2950" calcext:value-type="float">
            <text:p>2950</text:p>
          </table:table-cell>
          <table:table-cell office:value-type="float" office:value="0.001501" calcext:value-type="float">
            <text:p>0.001501</text:p>
          </table:table-cell>
          <table:table-cell office:value-type="float" office:value="0.000918" calcext:value-type="float">
            <text:p>0.000918</text:p>
          </table:table-cell>
          <table:table-cell office:value-type="float" office:value="0.013575" calcext:value-type="float">
            <text:p>0.013575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0.001525" calcext:value-type="float">
            <text:p>0.001525</text:p>
          </table:table-cell>
          <table:table-cell office:value-type="float" office:value="0.000922" calcext:value-type="float">
            <text:p>0.000922</text:p>
          </table:table-cell>
          <table:table-cell office:value-type="float" office:value="0.012044" calcext:value-type="float">
            <text:p>0.012044</text:p>
          </table:table-cell>
        </table:table-row>
        <table:table-row table:style-name="ro1">
          <table:table-cell office:value-type="float" office:value="3050" calcext:value-type="float">
            <text:p>3050</text:p>
          </table:table-cell>
          <table:table-cell office:value-type="float" office:value="0.001553" calcext:value-type="float">
            <text:p>0.001553</text:p>
          </table:table-cell>
          <table:table-cell office:value-type="float" office:value="0.00093" calcext:value-type="float">
            <text:p>0.00093</text:p>
          </table:table-cell>
          <table:table-cell office:value-type="float" office:value="0.015317" calcext:value-type="float">
            <text:p>0.015317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0.001592" calcext:value-type="float">
            <text:p>0.001592</text:p>
          </table:table-cell>
          <table:table-cell office:value-type="float" office:value="0.000958" calcext:value-type="float">
            <text:p>0.000958</text:p>
          </table:table-cell>
          <table:table-cell office:value-type="float" office:value="0.01373" calcext:value-type="float">
            <text:p>0.01373</text:p>
          </table:table-cell>
        </table:table-row>
        <table:table-row table:style-name="ro1">
          <table:table-cell office:value-type="float" office:value="3150" calcext:value-type="float">
            <text:p>3150</text:p>
          </table:table-cell>
          <table:table-cell office:value-type="float" office:value="0.00159" calcext:value-type="float">
            <text:p>0.00159</text:p>
          </table:table-cell>
          <table:table-cell office:value-type="float" office:value="0.000977" calcext:value-type="float">
            <text:p>0.000977</text:p>
          </table:table-cell>
          <table:table-cell office:value-type="float" office:value="0.01535" calcext:value-type="float">
            <text:p>0.01535</text:p>
          </table:table-cell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float" office:value="0.001634" calcext:value-type="float">
            <text:p>0.001634</text:p>
          </table:table-cell>
          <table:table-cell office:value-type="float" office:value="0.000998" calcext:value-type="float">
            <text:p>0.000998</text:p>
          </table:table-cell>
          <table:table-cell office:value-type="float" office:value="0.014464" calcext:value-type="float">
            <text:p>0.014464</text:p>
          </table:table-cell>
        </table:table-row>
        <table:table-row table:style-name="ro1">
          <table:table-cell office:value-type="float" office:value="3250" calcext:value-type="float">
            <text:p>3250</text:p>
          </table:table-cell>
          <table:table-cell office:value-type="float" office:value="0.001665" calcext:value-type="float">
            <text:p>0.001665</text:p>
          </table:table-cell>
          <table:table-cell office:value-type="float" office:value="0.001008" calcext:value-type="float">
            <text:p>0.001008</text:p>
          </table:table-cell>
          <table:table-cell office:value-type="float" office:value="0.016929" calcext:value-type="float">
            <text:p>0.016929</text:p>
          </table:table-cell>
        </table:table-row>
        <table:table-row table:style-name="ro1">
          <table:table-cell office:value-type="float" office:value="3300" calcext:value-type="float">
            <text:p>3300</text:p>
          </table:table-cell>
          <table:table-cell office:value-type="float" office:value="0.001681" calcext:value-type="float">
            <text:p>0.001681</text:p>
          </table:table-cell>
          <table:table-cell office:value-type="float" office:value="0.001031" calcext:value-type="float">
            <text:p>0.001031</text:p>
          </table:table-cell>
          <table:table-cell office:value-type="float" office:value="0.014938" calcext:value-type="float">
            <text:p>0.014938</text:p>
          </table:table-cell>
        </table:table-row>
        <table:table-row table:style-name="ro1">
          <table:table-cell office:value-type="float" office:value="3350" calcext:value-type="float">
            <text:p>3350</text:p>
          </table:table-cell>
          <table:table-cell office:value-type="float" office:value="0.001718" calcext:value-type="float">
            <text:p>0.001718</text:p>
          </table:table-cell>
          <table:table-cell office:value-type="float" office:value="0.001044" calcext:value-type="float">
            <text:p>0.001044</text:p>
          </table:table-cell>
          <table:table-cell office:value-type="float" office:value="0.017366" calcext:value-type="float">
            <text:p>0.017366</text:p>
          </table:table-cell>
        </table:table-row>
        <table:table-row table:style-name="ro1">
          <table:table-cell office:value-type="float" office:value="3400" calcext:value-type="float">
            <text:p>3400</text:p>
          </table:table-cell>
          <table:table-cell office:value-type="float" office:value="0.001768" calcext:value-type="float">
            <text:p>0.001768</text:p>
          </table:table-cell>
          <table:table-cell office:value-type="float" office:value="0.001061" calcext:value-type="float">
            <text:p>0.001061</text:p>
          </table:table-cell>
          <table:table-cell office:value-type="float" office:value="0.01625" calcext:value-type="float">
            <text:p>0.01625</text:p>
          </table:table-cell>
        </table:table-row>
        <table:table-row table:style-name="ro1">
          <table:table-cell office:value-type="float" office:value="3450" calcext:value-type="float">
            <text:p>3450</text:p>
          </table:table-cell>
          <table:table-cell office:value-type="float" office:value="0.001756" calcext:value-type="float">
            <text:p>0.001756</text:p>
          </table:table-cell>
          <table:table-cell office:value-type="float" office:value="0.001063" calcext:value-type="float">
            <text:p>0.001063</text:p>
          </table:table-cell>
          <table:table-cell office:value-type="float" office:value="0.018282" calcext:value-type="float">
            <text:p>0.018282</text:p>
          </table:table-cell>
        </table:table-row>
        <table:table-row table:style-name="ro1">
          <table:table-cell office:value-type="float" office:value="3500" calcext:value-type="float">
            <text:p>3500</text:p>
          </table:table-cell>
          <table:table-cell office:value-type="float" office:value="0.001805" calcext:value-type="float">
            <text:p>0.001805</text:p>
          </table:table-cell>
          <table:table-cell office:value-type="float" office:value="0.001094" calcext:value-type="float">
            <text:p>0.001094</text:p>
          </table:table-cell>
          <table:table-cell office:value-type="float" office:value="0.016225" calcext:value-type="float">
            <text:p>0.016225</text:p>
          </table:table-cell>
        </table:table-row>
        <table:table-row table:style-name="ro1">
          <table:table-cell office:value-type="float" office:value="3550" calcext:value-type="float">
            <text:p>3550</text:p>
          </table:table-cell>
          <table:table-cell office:value-type="float" office:value="0.00184" calcext:value-type="float">
            <text:p>0.00184</text:p>
          </table:table-cell>
          <table:table-cell office:value-type="float" office:value="0.001093" calcext:value-type="float">
            <text:p>0.001093</text:p>
          </table:table-cell>
          <table:table-cell office:value-type="float" office:value="0.019499" calcext:value-type="float">
            <text:p>0.019499</text:p>
          </table:table-cell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0.001825" calcext:value-type="float">
            <text:p>0.001825</text:p>
          </table:table-cell>
          <table:table-cell office:value-type="float" office:value="0.001107" calcext:value-type="float">
            <text:p>0.001107</text:p>
          </table:table-cell>
          <table:table-cell office:value-type="float" office:value="0.017308" calcext:value-type="float">
            <text:p>0.017308</text:p>
          </table:table-cell>
        </table:table-row>
        <table:table-row table:style-name="ro1">
          <table:table-cell office:value-type="float" office:value="3650" calcext:value-type="float">
            <text:p>3650</text:p>
          </table:table-cell>
          <table:table-cell office:value-type="float" office:value="0.001855" calcext:value-type="float">
            <text:p>0.001855</text:p>
          </table:table-cell>
          <table:table-cell office:value-type="float" office:value="0.00111" calcext:value-type="float">
            <text:p>0.00111</text:p>
          </table:table-cell>
          <table:table-cell office:value-type="float" office:value="0.020781" calcext:value-type="float">
            <text:p>0.020781</text:p>
          </table:table-cell>
        </table:table-row>
        <table:table-row table:style-name="ro1">
          <table:table-cell office:value-type="float" office:value="3700" calcext:value-type="float">
            <text:p>3700</text:p>
          </table:table-cell>
          <table:table-cell office:value-type="float" office:value="0.001881" calcext:value-type="float">
            <text:p>0.001881</text:p>
          </table:table-cell>
          <table:table-cell office:value-type="float" office:value="0.001127" calcext:value-type="float">
            <text:p>0.001127</text:p>
          </table:table-cell>
          <table:table-cell office:value-type="float" office:value="0.017825" calcext:value-type="float">
            <text:p>0.017825</text:p>
          </table:table-cell>
        </table:table-row>
        <table:table-row table:style-name="ro1">
          <table:table-cell office:value-type="float" office:value="3750" calcext:value-type="float">
            <text:p>3750</text:p>
          </table:table-cell>
          <table:table-cell office:value-type="float" office:value="0.001937" calcext:value-type="float">
            <text:p>0.001937</text:p>
          </table:table-cell>
          <table:table-cell office:value-type="float" office:value="0.001152" calcext:value-type="float">
            <text:p>0.001152</text:p>
          </table:table-cell>
          <table:table-cell office:value-type="float" office:value="0.020643" calcext:value-type="float">
            <text:p>0.020643</text:p>
          </table:table-cell>
        </table:table-row>
        <table:table-row table:style-name="ro1">
          <table:table-cell office:value-type="float" office:value="3800" calcext:value-type="float">
            <text:p>3800</text:p>
          </table:table-cell>
          <table:table-cell office:value-type="float" office:value="0.00198" calcext:value-type="float">
            <text:p>0.00198</text:p>
          </table:table-cell>
          <table:table-cell office:value-type="float" office:value="0.001158" calcext:value-type="float">
            <text:p>0.001158</text:p>
          </table:table-cell>
          <table:table-cell office:value-type="float" office:value="0.019127" calcext:value-type="float">
            <text:p>0.019127</text:p>
          </table:table-cell>
        </table:table-row>
        <table:table-row table:style-name="ro1">
          <table:table-cell office:value-type="float" office:value="3850" calcext:value-type="float">
            <text:p>3850</text:p>
          </table:table-cell>
          <table:table-cell office:value-type="float" office:value="0.001979" calcext:value-type="float">
            <text:p>0.001979</text:p>
          </table:table-cell>
          <table:table-cell office:value-type="float" office:value="0.001193" calcext:value-type="float">
            <text:p>0.001193</text:p>
          </table:table-cell>
          <table:table-cell office:value-type="float" office:value="0.020877" calcext:value-type="float">
            <text:p>0.020877</text:p>
          </table:table-cell>
        </table:table-row>
        <table:table-row table:style-name="ro1">
          <table:table-cell office:value-type="float" office:value="3900" calcext:value-type="float">
            <text:p>3900</text:p>
          </table:table-cell>
          <table:table-cell office:value-type="float" office:value="0.001947" calcext:value-type="float">
            <text:p>0.001947</text:p>
          </table:table-cell>
          <table:table-cell office:value-type="float" office:value="0.001223" calcext:value-type="float">
            <text:p>0.001223</text:p>
          </table:table-cell>
          <table:table-cell office:value-type="float" office:value="0.019123" calcext:value-type="float">
            <text:p>0.019123</text:p>
          </table:table-cell>
        </table:table-row>
        <table:table-row table:style-name="ro1">
          <table:table-cell office:value-type="float" office:value="3950" calcext:value-type="float">
            <text:p>3950</text:p>
          </table:table-cell>
          <table:table-cell office:value-type="float" office:value="0.001966" calcext:value-type="float">
            <text:p>0.001966</text:p>
          </table:table-cell>
          <table:table-cell office:value-type="float" office:value="0.001208" calcext:value-type="float">
            <text:p>0.001208</text:p>
          </table:table-cell>
          <table:table-cell office:value-type="float" office:value="0.021729" calcext:value-type="float">
            <text:p>0.021729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0.001993" calcext:value-type="float">
            <text:p>0.001993</text:p>
          </table:table-cell>
          <table:table-cell office:value-type="float" office:value="0.001218" calcext:value-type="float">
            <text:p>0.001218</text:p>
          </table:table-cell>
          <table:table-cell office:value-type="float" office:value="0.020459" calcext:value-type="float">
            <text:p>0.020459</text:p>
          </table:table-cell>
        </table:table-row>
        <table:table-row table:style-name="ro1">
          <table:table-cell office:value-type="float" office:value="4050" calcext:value-type="float">
            <text:p>4050</text:p>
          </table:table-cell>
          <table:table-cell office:value-type="float" office:value="0.002016" calcext:value-type="float">
            <text:p>0.002016</text:p>
          </table:table-cell>
          <table:table-cell office:value-type="float" office:value="0.001243" calcext:value-type="float">
            <text:p>0.001243</text:p>
          </table:table-cell>
          <table:table-cell office:value-type="float" office:value="0.023245" calcext:value-type="float">
            <text:p>0.023245</text:p>
          </table:table-cell>
        </table:table-row>
        <table:table-row table:style-name="ro1">
          <table:table-cell office:value-type="float" office:value="4100" calcext:value-type="float">
            <text:p>4100</text:p>
          </table:table-cell>
          <table:table-cell office:value-type="float" office:value="0.002041" calcext:value-type="float">
            <text:p>0.002041</text:p>
          </table:table-cell>
          <table:table-cell office:value-type="float" office:value="0.001262" calcext:value-type="float">
            <text:p>0.001262</text:p>
          </table:table-cell>
          <table:table-cell office:value-type="float" office:value="0.019798" calcext:value-type="float">
            <text:p>0.019798</text:p>
          </table:table-cell>
        </table:table-row>
        <table:table-row table:style-name="ro1">
          <table:table-cell office:value-type="float" office:value="4150" calcext:value-type="float">
            <text:p>4150</text:p>
          </table:table-cell>
          <table:table-cell office:value-type="float" office:value="0.002068" calcext:value-type="float">
            <text:p>0.002068</text:p>
          </table:table-cell>
          <table:table-cell office:value-type="float" office:value="0.001279" calcext:value-type="float">
            <text:p>0.001279</text:p>
          </table:table-cell>
          <table:table-cell office:value-type="float" office:value="0.024041" calcext:value-type="float">
            <text:p>0.024041</text:p>
          </table:table-cell>
        </table:table-row>
        <table:table-row table:style-name="ro1">
          <table:table-cell office:value-type="float" office:value="4200" calcext:value-type="float">
            <text:p>4200</text:p>
          </table:table-cell>
          <table:table-cell office:value-type="float" office:value="0.00209" calcext:value-type="float">
            <text:p>0.00209</text:p>
          </table:table-cell>
          <table:table-cell office:value-type="float" office:value="0.001296" calcext:value-type="float">
            <text:p>0.001296</text:p>
          </table:table-cell>
          <table:table-cell office:value-type="float" office:value="0.021892" calcext:value-type="float">
            <text:p>0.021892</text:p>
          </table:table-cell>
        </table:table-row>
        <table:table-row table:style-name="ro1">
          <table:table-cell office:value-type="float" office:value="4250" calcext:value-type="float">
            <text:p>4250</text:p>
          </table:table-cell>
          <table:table-cell office:value-type="float" office:value="0.002117" calcext:value-type="float">
            <text:p>0.002117</text:p>
          </table:table-cell>
          <table:table-cell office:value-type="float" office:value="0.001318" calcext:value-type="float">
            <text:p>0.001318</text:p>
          </table:table-cell>
          <table:table-cell office:value-type="float" office:value="0.023175" calcext:value-type="float">
            <text:p>0.023175</text:p>
          </table:table-cell>
        </table:table-row>
        <table:table-row table:style-name="ro1">
          <table:table-cell office:value-type="float" office:value="4300" calcext:value-type="float">
            <text:p>4300</text:p>
          </table:table-cell>
          <table:table-cell office:value-type="float" office:value="0.00214" calcext:value-type="float">
            <text:p>0.00214</text:p>
          </table:table-cell>
          <table:table-cell office:value-type="float" office:value="0.001311" calcext:value-type="float">
            <text:p>0.001311</text:p>
          </table:table-cell>
          <table:table-cell office:value-type="float" office:value="0.02431" calcext:value-type="float">
            <text:p>0.02431</text:p>
          </table:table-cell>
        </table:table-row>
        <table:table-row table:style-name="ro1">
          <table:table-cell office:value-type="float" office:value="4350" calcext:value-type="float">
            <text:p>4350</text:p>
          </table:table-cell>
          <table:table-cell office:value-type="float" office:value="0.002167" calcext:value-type="float">
            <text:p>0.002167</text:p>
          </table:table-cell>
          <table:table-cell office:value-type="float" office:value="0.00133" calcext:value-type="float">
            <text:p>0.00133</text:p>
          </table:table-cell>
          <table:table-cell office:value-type="float" office:value="0.02437" calcext:value-type="float">
            <text:p>0.02437</text:p>
          </table:table-cell>
        </table:table-row>
        <table:table-row table:style-name="ro1">
          <table:table-cell office:value-type="float" office:value="4400" calcext:value-type="float">
            <text:p>4400</text:p>
          </table:table-cell>
          <table:table-cell office:value-type="float" office:value="0.00219" calcext:value-type="float">
            <text:p>0.00219</text:p>
          </table:table-cell>
          <table:table-cell office:value-type="float" office:value="0.001346" calcext:value-type="float">
            <text:p>0.001346</text:p>
          </table:table-cell>
          <table:table-cell office:value-type="float" office:value="0.022411" calcext:value-type="float">
            <text:p>0.022411</text:p>
          </table:table-cell>
        </table:table-row>
        <table:table-row table:style-name="ro1">
          <table:table-cell office:value-type="float" office:value="4450" calcext:value-type="float">
            <text:p>4450</text:p>
          </table:table-cell>
          <table:table-cell office:value-type="float" office:value="0.002215" calcext:value-type="float">
            <text:p>0.002215</text:p>
          </table:table-cell>
          <table:table-cell office:value-type="float" office:value="0.001377" calcext:value-type="float">
            <text:p>0.001377</text:p>
          </table:table-cell>
          <table:table-cell office:value-type="float" office:value="0.02576" calcext:value-type="float">
            <text:p>0.02576</text:p>
          </table:table-cell>
        </table:table-row>
        <table:table-row table:style-name="ro1">
          <table:table-cell office:value-type="float" office:value="4500" calcext:value-type="float">
            <text:p>4500</text:p>
          </table:table-cell>
          <table:table-cell office:value-type="float" office:value="0.002241" calcext:value-type="float">
            <text:p>0.002241</text:p>
          </table:table-cell>
          <table:table-cell office:value-type="float" office:value="0.001385" calcext:value-type="float">
            <text:p>0.001385</text:p>
          </table:table-cell>
          <table:table-cell office:value-type="float" office:value="0.023745" calcext:value-type="float">
            <text:p>0.023745</text:p>
          </table:table-cell>
        </table:table-row>
        <table:table-row table:style-name="ro1">
          <table:table-cell office:value-type="float" office:value="4550" calcext:value-type="float">
            <text:p>4550</text:p>
          </table:table-cell>
          <table:table-cell office:value-type="float" office:value="0.002271" calcext:value-type="float">
            <text:p>0.002271</text:p>
          </table:table-cell>
          <table:table-cell office:value-type="float" office:value="0.001405" calcext:value-type="float">
            <text:p>0.001405</text:p>
          </table:table-cell>
          <table:table-cell office:value-type="float" office:value="0.026969" calcext:value-type="float">
            <text:p>0.026969</text:p>
          </table:table-cell>
        </table:table-row>
        <table:table-row table:style-name="ro1">
          <table:table-cell office:value-type="float" office:value="4600" calcext:value-type="float">
            <text:p>4600</text:p>
          </table:table-cell>
          <table:table-cell office:value-type="float" office:value="0.002293" calcext:value-type="float">
            <text:p>0.002293</text:p>
          </table:table-cell>
          <table:table-cell office:value-type="float" office:value="0.001432" calcext:value-type="float">
            <text:p>0.001432</text:p>
          </table:table-cell>
          <table:table-cell office:value-type="float" office:value="0.024295" calcext:value-type="float">
            <text:p>0.024295</text:p>
          </table:table-cell>
        </table:table-row>
        <table:table-row table:style-name="ro1">
          <table:table-cell office:value-type="float" office:value="4650" calcext:value-type="float">
            <text:p>4650</text:p>
          </table:table-cell>
          <table:table-cell office:value-type="float" office:value="0.002318" calcext:value-type="float">
            <text:p>0.002318</text:p>
          </table:table-cell>
          <table:table-cell office:value-type="float" office:value="0.00143" calcext:value-type="float">
            <text:p>0.00143</text:p>
          </table:table-cell>
          <table:table-cell office:value-type="float" office:value="0.03081" calcext:value-type="float">
            <text:p>0.03081</text:p>
          </table:table-cell>
        </table:table-row>
        <table:table-row table:style-name="ro1">
          <table:table-cell office:value-type="float" office:value="4700" calcext:value-type="float">
            <text:p>4700</text:p>
          </table:table-cell>
          <table:table-cell office:value-type="float" office:value="0.002341" calcext:value-type="float">
            <text:p>0.002341</text:p>
          </table:table-cell>
          <table:table-cell office:value-type="float" office:value="0.001445" calcext:value-type="float">
            <text:p>0.001445</text:p>
          </table:table-cell>
          <table:table-cell office:value-type="float" office:value="0.028053" calcext:value-type="float">
            <text:p>0.028053</text:p>
          </table:table-cell>
        </table:table-row>
        <table:table-row table:style-name="ro1">
          <table:table-cell office:value-type="float" office:value="4750" calcext:value-type="float">
            <text:p>4750</text:p>
          </table:table-cell>
          <table:table-cell office:value-type="float" office:value="0.002366" calcext:value-type="float">
            <text:p>0.002366</text:p>
          </table:table-cell>
          <table:table-cell office:value-type="float" office:value="0.001464" calcext:value-type="float">
            <text:p>0.001464</text:p>
          </table:table-cell>
          <table:table-cell office:value-type="float" office:value="0.029459" calcext:value-type="float">
            <text:p>0.029459</text:p>
          </table:table-cell>
        </table:table-row>
        <table:table-row table:style-name="ro1">
          <table:table-cell office:value-type="float" office:value="4800" calcext:value-type="float">
            <text:p>4800</text:p>
          </table:table-cell>
          <table:table-cell office:value-type="float" office:value="0.002391" calcext:value-type="float">
            <text:p>0.002391</text:p>
          </table:table-cell>
          <table:table-cell office:value-type="float" office:value="0.001484" calcext:value-type="float">
            <text:p>0.001484</text:p>
          </table:table-cell>
          <table:table-cell office:value-type="float" office:value="0.02536" calcext:value-type="float">
            <text:p>0.02536</text:p>
          </table:table-cell>
        </table:table-row>
        <table:table-row table:style-name="ro1">
          <table:table-cell office:value-type="float" office:value="4850" calcext:value-type="float">
            <text:p>4850</text:p>
          </table:table-cell>
          <table:table-cell office:value-type="float" office:value="0.002415" calcext:value-type="float">
            <text:p>0.002415</text:p>
          </table:table-cell>
          <table:table-cell office:value-type="float" office:value="0.001507" calcext:value-type="float">
            <text:p>0.001507</text:p>
          </table:table-cell>
          <table:table-cell office:value-type="float" office:value="0.029611" calcext:value-type="float">
            <text:p>0.029611</text:p>
          </table:table-cell>
        </table:table-row>
        <table:table-row table:style-name="ro1">
          <table:table-cell office:value-type="float" office:value="4900" calcext:value-type="float">
            <text:p>4900</text:p>
          </table:table-cell>
          <table:table-cell office:value-type="float" office:value="0.002441" calcext:value-type="float">
            <text:p>0.002441</text:p>
          </table:table-cell>
          <table:table-cell office:value-type="float" office:value="0.00152" calcext:value-type="float">
            <text:p>0.00152</text:p>
          </table:table-cell>
          <table:table-cell office:value-type="float" office:value="0.026581" calcext:value-type="float">
            <text:p>0.026581</text:p>
          </table:table-cell>
        </table:table-row>
        <table:table-row table:style-name="ro1">
          <table:table-cell office:value-type="float" office:value="4950" calcext:value-type="float">
            <text:p>4950</text:p>
          </table:table-cell>
          <table:table-cell office:value-type="float" office:value="0.002463" calcext:value-type="float">
            <text:p>0.002463</text:p>
          </table:table-cell>
          <table:table-cell office:value-type="float" office:value="0.001534" calcext:value-type="float">
            <text:p>0.001534</text:p>
          </table:table-cell>
          <table:table-cell office:value-type="float" office:value="0.034246" calcext:value-type="float">
            <text:p>0.034246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0.002489" calcext:value-type="float">
            <text:p>0.002489</text:p>
          </table:table-cell>
          <table:table-cell office:value-type="float" office:value="0.001538" calcext:value-type="float">
            <text:p>0.001538</text:p>
          </table:table-cell>
          <table:table-cell office:value-type="float" office:value="0.03182" calcext:value-type="float">
            <text:p>0.03182</text:p>
          </table:table-cell>
        </table:table-row>
        <table:table-row table:style-name="ro1">
          <table:table-cell office:value-type="float" office:value="5050" calcext:value-type="float">
            <text:p>5050</text:p>
          </table:table-cell>
          <table:table-cell office:value-type="float" office:value="0.002514" calcext:value-type="float">
            <text:p>0.002514</text:p>
          </table:table-cell>
          <table:table-cell office:value-type="float" office:value="0.00155" calcext:value-type="float">
            <text:p>0.00155</text:p>
          </table:table-cell>
          <table:table-cell office:value-type="float" office:value="0.032577" calcext:value-type="float">
            <text:p>0.032577</text:p>
          </table:table-cell>
        </table:table-row>
        <table:table-row table:style-name="ro1">
          <table:table-cell office:value-type="float" office:value="5100" calcext:value-type="float">
            <text:p>5100</text:p>
          </table:table-cell>
          <table:table-cell office:value-type="float" office:value="0.002538" calcext:value-type="float">
            <text:p>0.002538</text:p>
          </table:table-cell>
          <table:table-cell office:value-type="float" office:value="0.001561" calcext:value-type="float">
            <text:p>0.001561</text:p>
          </table:table-cell>
          <table:table-cell office:value-type="float" office:value="0.02953" calcext:value-type="float">
            <text:p>0.02953</text:p>
          </table:table-cell>
        </table:table-row>
        <table:table-row table:style-name="ro1">
          <table:table-cell office:value-type="float" office:value="5150" calcext:value-type="float">
            <text:p>5150</text:p>
          </table:table-cell>
          <table:table-cell office:value-type="float" office:value="0.002562" calcext:value-type="float">
            <text:p>0.002562</text:p>
          </table:table-cell>
          <table:table-cell office:value-type="float" office:value="0.001585" calcext:value-type="float">
            <text:p>0.001585</text:p>
          </table:table-cell>
          <table:table-cell office:value-type="float" office:value="0.035546" calcext:value-type="float">
            <text:p>0.035546</text:p>
          </table:table-cell>
        </table:table-row>
        <table:table-row table:style-name="ro1">
          <table:table-cell office:value-type="float" office:value="5200" calcext:value-type="float">
            <text:p>5200</text:p>
          </table:table-cell>
          <table:table-cell office:value-type="float" office:value="0.00259" calcext:value-type="float">
            <text:p>0.00259</text:p>
          </table:table-cell>
          <table:table-cell office:value-type="float" office:value="0.00161" calcext:value-type="float">
            <text:p>0.00161</text:p>
          </table:table-cell>
          <table:table-cell office:value-type="float" office:value="0.031898" calcext:value-type="float">
            <text:p>0.031898</text:p>
          </table:table-cell>
        </table:table-row>
        <table:table-row table:style-name="ro1">
          <table:table-cell office:value-type="float" office:value="5250" calcext:value-type="float">
            <text:p>5250</text:p>
          </table:table-cell>
          <table:table-cell office:value-type="float" office:value="0.002617" calcext:value-type="float">
            <text:p>0.002617</text:p>
          </table:table-cell>
          <table:table-cell office:value-type="float" office:value="0.001632" calcext:value-type="float">
            <text:p>0.001632</text:p>
          </table:table-cell>
          <table:table-cell office:value-type="float" office:value="0.035832" calcext:value-type="float">
            <text:p>0.035832</text:p>
          </table:table-cell>
        </table:table-row>
        <table:table-row table:style-name="ro1">
          <table:table-cell office:value-type="float" office:value="5300" calcext:value-type="float">
            <text:p>5300</text:p>
          </table:table-cell>
          <table:table-cell office:value-type="float" office:value="0.002706" calcext:value-type="float">
            <text:p>0.002706</text:p>
          </table:table-cell>
          <table:table-cell office:value-type="float" office:value="0.001623" calcext:value-type="float">
            <text:p>0.001623</text:p>
          </table:table-cell>
          <table:table-cell office:value-type="float" office:value="0.031849" calcext:value-type="float">
            <text:p>0.031849</text:p>
          </table:table-cell>
        </table:table-row>
        <table:table-row table:style-name="ro1">
          <table:table-cell office:value-type="float" office:value="5350" calcext:value-type="float">
            <text:p>5350</text:p>
          </table:table-cell>
          <table:table-cell office:value-type="float" office:value="0.002679" calcext:value-type="float">
            <text:p>0.002679</text:p>
          </table:table-cell>
          <table:table-cell office:value-type="float" office:value="0.001639" calcext:value-type="float">
            <text:p>0.001639</text:p>
          </table:table-cell>
          <table:table-cell office:value-type="float" office:value="0.037094" calcext:value-type="float">
            <text:p>0.037094</text:p>
          </table:table-cell>
        </table:table-row>
        <table:table-row table:style-name="ro1">
          <table:table-cell office:value-type="float" office:value="5400" calcext:value-type="float">
            <text:p>5400</text:p>
          </table:table-cell>
          <table:table-cell office:value-type="float" office:value="0.002802" calcext:value-type="float">
            <text:p>0.002802</text:p>
          </table:table-cell>
          <table:table-cell office:value-type="float" office:value="0.001658" calcext:value-type="float">
            <text:p>0.001658</text:p>
          </table:table-cell>
          <table:table-cell office:value-type="float" office:value="0.032502" calcext:value-type="float">
            <text:p>0.032502</text:p>
          </table:table-cell>
        </table:table-row>
        <table:table-row table:style-name="ro1">
          <table:table-cell office:value-type="float" office:value="5450" calcext:value-type="float">
            <text:p>5450</text:p>
          </table:table-cell>
          <table:table-cell office:value-type="float" office:value="0.002811" calcext:value-type="float">
            <text:p>0.002811</text:p>
          </table:table-cell>
          <table:table-cell office:value-type="float" office:value="0.001681" calcext:value-type="float">
            <text:p>0.001681</text:p>
          </table:table-cell>
          <table:table-cell office:value-type="float" office:value="0.038702" calcext:value-type="float">
            <text:p>0.038702</text:p>
          </table:table-cell>
        </table:table-row>
        <table:table-row table:style-name="ro1">
          <table:table-cell office:value-type="float" office:value="5500" calcext:value-type="float">
            <text:p>5500</text:p>
          </table:table-cell>
          <table:table-cell office:value-type="float" office:value="0.002822" calcext:value-type="float">
            <text:p>0.002822</text:p>
          </table:table-cell>
          <table:table-cell office:value-type="float" office:value="0.001703" calcext:value-type="float">
            <text:p>0.001703</text:p>
          </table:table-cell>
          <table:table-cell office:value-type="float" office:value="0.034016" calcext:value-type="float">
            <text:p>0.034016</text:p>
          </table:table-cell>
        </table:table-row>
        <table:table-row table:style-name="ro1">
          <table:table-cell office:value-type="float" office:value="5550" calcext:value-type="float">
            <text:p>5550</text:p>
          </table:table-cell>
          <table:table-cell office:value-type="float" office:value="0.002817" calcext:value-type="float">
            <text:p>0.002817</text:p>
          </table:table-cell>
          <table:table-cell office:value-type="float" office:value="0.001727" calcext:value-type="float">
            <text:p>0.001727</text:p>
          </table:table-cell>
          <table:table-cell office:value-type="float" office:value="0.040262" calcext:value-type="float">
            <text:p>0.040262</text:p>
          </table:table-cell>
        </table:table-row>
        <table:table-row table:style-name="ro1">
          <table:table-cell office:value-type="float" office:value="5600" calcext:value-type="float">
            <text:p>5600</text:p>
          </table:table-cell>
          <table:table-cell office:value-type="float" office:value="0.002838" calcext:value-type="float">
            <text:p>0.002838</text:p>
          </table:table-cell>
          <table:table-cell office:value-type="float" office:value="0.001712" calcext:value-type="float">
            <text:p>0.001712</text:p>
          </table:table-cell>
          <table:table-cell office:value-type="float" office:value="0.035465" calcext:value-type="float">
            <text:p>0.035465</text:p>
          </table:table-cell>
        </table:table-row>
        <table:table-row table:style-name="ro1">
          <table:table-cell office:value-type="float" office:value="5650" calcext:value-type="float">
            <text:p>5650</text:p>
          </table:table-cell>
          <table:table-cell office:value-type="float" office:value="0.0029" calcext:value-type="float">
            <text:p>0.0029</text:p>
          </table:table-cell>
          <table:table-cell office:value-type="float" office:value="0.001727" calcext:value-type="float">
            <text:p>0.001727</text:p>
          </table:table-cell>
          <table:table-cell office:value-type="float" office:value="0.043242" calcext:value-type="float">
            <text:p>0.043242</text:p>
          </table:table-cell>
        </table:table-row>
        <table:table-row table:style-name="ro1">
          <table:table-cell office:value-type="float" office:value="5700" calcext:value-type="float">
            <text:p>5700</text:p>
          </table:table-cell>
          <table:table-cell office:value-type="float" office:value="0.002892" calcext:value-type="float">
            <text:p>0.002892</text:p>
          </table:table-cell>
          <table:table-cell office:value-type="float" office:value="0.001773" calcext:value-type="float">
            <text:p>0.001773</text:p>
          </table:table-cell>
          <table:table-cell office:value-type="float" office:value="0.03763" calcext:value-type="float">
            <text:p>0.03763</text:p>
          </table:table-cell>
        </table:table-row>
        <table:table-row table:style-name="ro1">
          <table:table-cell office:value-type="float" office:value="5750" calcext:value-type="float">
            <text:p>5750</text:p>
          </table:table-cell>
          <table:table-cell office:value-type="float" office:value="0.002919" calcext:value-type="float">
            <text:p>0.002919</text:p>
          </table:table-cell>
          <table:table-cell office:value-type="float" office:value="0.001778" calcext:value-type="float">
            <text:p>0.001778</text:p>
          </table:table-cell>
          <table:table-cell office:value-type="float" office:value="0.044616" calcext:value-type="float">
            <text:p>0.044616</text:p>
          </table:table-cell>
        </table:table-row>
        <table:table-row table:style-name="ro1">
          <table:table-cell office:value-type="float" office:value="5800" calcext:value-type="float">
            <text:p>5800</text:p>
          </table:table-cell>
          <table:table-cell office:value-type="float" office:value="0.002946" calcext:value-type="float">
            <text:p>0.002946</text:p>
          </table:table-cell>
          <table:table-cell office:value-type="float" office:value="0.001796" calcext:value-type="float">
            <text:p>0.001796</text:p>
          </table:table-cell>
          <table:table-cell office:value-type="float" office:value="0.03975" calcext:value-type="float">
            <text:p>0.03975</text:p>
          </table:table-cell>
        </table:table-row>
        <table:table-row table:style-name="ro1">
          <table:table-cell office:value-type="float" office:value="5850" calcext:value-type="float">
            <text:p>5850</text:p>
          </table:table-cell>
          <table:table-cell office:value-type="float" office:value="0.002989" calcext:value-type="float">
            <text:p>0.002989</text:p>
          </table:table-cell>
          <table:table-cell office:value-type="float" office:value="0.001785" calcext:value-type="float">
            <text:p>0.001785</text:p>
          </table:table-cell>
          <table:table-cell office:value-type="float" office:value="0.044651" calcext:value-type="float">
            <text:p>0.044651</text:p>
          </table:table-cell>
        </table:table-row>
        <table:table-row table:style-name="ro1">
          <table:table-cell office:value-type="float" office:value="5900" calcext:value-type="float">
            <text:p>5900</text:p>
          </table:table-cell>
          <table:table-cell office:value-type="float" office:value="0.003015" calcext:value-type="float">
            <text:p>0.003015</text:p>
          </table:table-cell>
          <table:table-cell office:value-type="float" office:value="0.001807" calcext:value-type="float">
            <text:p>0.001807</text:p>
          </table:table-cell>
          <table:table-cell office:value-type="float" office:value="0.040392" calcext:value-type="float">
            <text:p>0.040392</text:p>
          </table:table-cell>
        </table:table-row>
        <table:table-row table:style-name="ro1">
          <table:table-cell office:value-type="float" office:value="5950" calcext:value-type="float">
            <text:p>5950</text:p>
          </table:table-cell>
          <table:table-cell office:value-type="float" office:value="0.003049" calcext:value-type="float">
            <text:p>0.003049</text:p>
          </table:table-cell>
          <table:table-cell office:value-type="float" office:value="0.001826" calcext:value-type="float">
            <text:p>0.001826</text:p>
          </table:table-cell>
          <table:table-cell office:value-type="float" office:value="0.04622" calcext:value-type="float">
            <text:p>0.04622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0.00307" calcext:value-type="float">
            <text:p>0.00307</text:p>
          </table:table-cell>
          <table:table-cell office:value-type="float" office:value="0.001849" calcext:value-type="float">
            <text:p>0.001849</text:p>
          </table:table-cell>
          <table:table-cell office:value-type="float" office:value="0.040655" calcext:value-type="float">
            <text:p>0.040655</text:p>
          </table:table-cell>
        </table:table-row>
        <table:table-row table:style-name="ro1">
          <table:table-cell office:value-type="float" office:value="6050" calcext:value-type="float">
            <text:p>6050</text:p>
          </table:table-cell>
          <table:table-cell office:value-type="float" office:value="0.003075" calcext:value-type="float">
            <text:p>0.003075</text:p>
          </table:table-cell>
          <table:table-cell office:value-type="float" office:value="0.001881" calcext:value-type="float">
            <text:p>0.001881</text:p>
          </table:table-cell>
          <table:table-cell office:value-type="float" office:value="0.046482" calcext:value-type="float">
            <text:p>0.046482</text:p>
          </table:table-cell>
        </table:table-row>
        <table:table-row table:style-name="ro1">
          <table:table-cell office:value-type="float" office:value="6100" calcext:value-type="float">
            <text:p>6100</text:p>
          </table:table-cell>
          <table:table-cell office:value-type="float" office:value="0.003165" calcext:value-type="float">
            <text:p>0.003165</text:p>
          </table:table-cell>
          <table:table-cell office:value-type="float" office:value="0.001893" calcext:value-type="float">
            <text:p>0.001893</text:p>
          </table:table-cell>
          <table:table-cell office:value-type="float" office:value="0.043637" calcext:value-type="float">
            <text:p>0.043637</text:p>
          </table:table-cell>
        </table:table-row>
        <table:table-row table:style-name="ro1">
          <table:table-cell office:value-type="float" office:value="6150" calcext:value-type="float">
            <text:p>6150</text:p>
          </table:table-cell>
          <table:table-cell office:value-type="float" office:value="0.003118" calcext:value-type="float">
            <text:p>0.003118</text:p>
          </table:table-cell>
          <table:table-cell office:value-type="float" office:value="0.001876" calcext:value-type="float">
            <text:p>0.001876</text:p>
          </table:table-cell>
          <table:table-cell office:value-type="float" office:value="0.050612" calcext:value-type="float">
            <text:p>0.050612</text:p>
          </table:table-cell>
        </table:table-row>
        <table:table-row table:style-name="ro1">
          <table:table-cell office:value-type="float" office:value="6200" calcext:value-type="float">
            <text:p>6200</text:p>
          </table:table-cell>
          <table:table-cell office:value-type="float" office:value="0.003151" calcext:value-type="float">
            <text:p>0.003151</text:p>
          </table:table-cell>
          <table:table-cell office:value-type="float" office:value="0.001899" calcext:value-type="float">
            <text:p>0.001899</text:p>
          </table:table-cell>
          <table:table-cell office:value-type="float" office:value="0.043156" calcext:value-type="float">
            <text:p>0.043156</text:p>
          </table:table-cell>
        </table:table-row>
        <table:table-row table:style-name="ro1">
          <table:table-cell office:value-type="float" office:value="6250" calcext:value-type="float">
            <text:p>6250</text:p>
          </table:table-cell>
          <table:table-cell office:value-type="float" office:value="0.003253" calcext:value-type="float">
            <text:p>0.003253</text:p>
          </table:table-cell>
          <table:table-cell office:value-type="float" office:value="0.001933" calcext:value-type="float">
            <text:p>0.001933</text:p>
          </table:table-cell>
          <table:table-cell office:value-type="float" office:value="0.049969" calcext:value-type="float">
            <text:p>0.049969</text:p>
          </table:table-cell>
        </table:table-row>
        <table:table-row table:style-name="ro1">
          <table:table-cell office:value-type="float" office:value="6300" calcext:value-type="float">
            <text:p>6300</text:p>
          </table:table-cell>
          <table:table-cell office:value-type="float" office:value="0.003229" calcext:value-type="float">
            <text:p>0.003229</text:p>
          </table:table-cell>
          <table:table-cell office:value-type="float" office:value="0.001955" calcext:value-type="float">
            <text:p>0.001955</text:p>
          </table:table-cell>
          <table:table-cell office:value-type="float" office:value="0.043065" calcext:value-type="float">
            <text:p>0.043065</text:p>
          </table:table-cell>
        </table:table-row>
        <table:table-row table:style-name="ro1">
          <table:table-cell office:value-type="float" office:value="6350" calcext:value-type="float">
            <text:p>6350</text:p>
          </table:table-cell>
          <table:table-cell office:value-type="float" office:value="0.00327" calcext:value-type="float">
            <text:p>0.00327</text:p>
          </table:table-cell>
          <table:table-cell office:value-type="float" office:value="0.001964" calcext:value-type="float">
            <text:p>0.001964</text:p>
          </table:table-cell>
          <table:table-cell office:value-type="float" office:value="0.051076" calcext:value-type="float">
            <text:p>0.051076</text:p>
          </table:table-cell>
        </table:table-row>
        <table:table-row table:style-name="ro1">
          <table:table-cell office:value-type="float" office:value="6400" calcext:value-type="float">
            <text:p>6400</text:p>
          </table:table-cell>
          <table:table-cell office:value-type="float" office:value="0.003404" calcext:value-type="float">
            <text:p>0.003404</text:p>
          </table:table-cell>
          <table:table-cell office:value-type="float" office:value="0.002057" calcext:value-type="float">
            <text:p>0.002057</text:p>
          </table:table-cell>
          <table:table-cell office:value-type="float" office:value="0.041774" calcext:value-type="float">
            <text:p>0.041774</text:p>
          </table:table-cell>
        </table:table-row>
        <table:table-row table:style-name="ro1">
          <table:table-cell office:value-type="float" office:value="6450" calcext:value-type="float">
            <text:p>6450</text:p>
          </table:table-cell>
          <table:table-cell office:value-type="float" office:value="0.003319" calcext:value-type="float">
            <text:p>0.003319</text:p>
          </table:table-cell>
          <table:table-cell office:value-type="float" office:value="0.001982" calcext:value-type="float">
            <text:p>0.001982</text:p>
          </table:table-cell>
          <table:table-cell office:value-type="float" office:value="0.050892" calcext:value-type="float">
            <text:p>0.050892</text:p>
          </table:table-cell>
        </table:table-row>
        <table:table-row table:style-name="ro1">
          <table:table-cell office:value-type="float" office:value="6500" calcext:value-type="float">
            <text:p>6500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.002016" calcext:value-type="float">
            <text:p>0.002016</text:p>
          </table:table-cell>
          <table:table-cell office:value-type="float" office:value="0.043127" calcext:value-type="float">
            <text:p>0.043127</text:p>
          </table:table-cell>
        </table:table-row>
        <table:table-row table:style-name="ro1">
          <table:table-cell office:value-type="float" office:value="6550" calcext:value-type="float">
            <text:p>6550</text:p>
          </table:table-cell>
          <table:table-cell office:value-type="float" office:value="0.003325" calcext:value-type="float">
            <text:p>0.003325</text:p>
          </table:table-cell>
          <table:table-cell office:value-type="float" office:value="0.002003" calcext:value-type="float">
            <text:p>0.002003</text:p>
          </table:table-cell>
          <table:table-cell office:value-type="float" office:value="0.05288" calcext:value-type="float">
            <text:p>0.05288</text:p>
          </table:table-cell>
        </table:table-row>
        <table:table-row table:style-name="ro1">
          <table:table-cell office:value-type="float" office:value="6600" calcext:value-type="float">
            <text:p>6600</text:p>
          </table:table-cell>
          <table:table-cell office:value-type="float" office:value="0.003458" calcext:value-type="float">
            <text:p>0.003458</text:p>
          </table:table-cell>
          <table:table-cell office:value-type="float" office:value="0.002027" calcext:value-type="float">
            <text:p>0.002027</text:p>
          </table:table-cell>
          <table:table-cell office:value-type="float" office:value="0.045072" calcext:value-type="float">
            <text:p>0.045072</text:p>
          </table:table-cell>
        </table:table-row>
        <table:table-row table:style-name="ro1">
          <table:table-cell office:value-type="float" office:value="6650" calcext:value-type="float">
            <text:p>6650</text:p>
          </table:table-cell>
          <table:table-cell office:value-type="float" office:value="0.003408" calcext:value-type="float">
            <text:p>0.003408</text:p>
          </table:table-cell>
          <table:table-cell office:value-type="float" office:value="0.002024" calcext:value-type="float">
            <text:p>0.002024</text:p>
          </table:table-cell>
          <table:table-cell office:value-type="float" office:value="0.053379" calcext:value-type="float">
            <text:p>0.053379</text:p>
          </table:table-cell>
        </table:table-row>
        <table:table-row table:style-name="ro1">
          <table:table-cell office:value-type="float" office:value="6700" calcext:value-type="float">
            <text:p>6700</text:p>
          </table:table-cell>
          <table:table-cell office:value-type="float" office:value="0.003405" calcext:value-type="float">
            <text:p>0.003405</text:p>
          </table:table-cell>
          <table:table-cell office:value-type="float" office:value="0.002053" calcext:value-type="float">
            <text:p>0.002053</text:p>
          </table:table-cell>
          <table:table-cell office:value-type="float" office:value="0.045965" calcext:value-type="float">
            <text:p>0.045965</text:p>
          </table:table-cell>
        </table:table-row>
        <table:table-row table:style-name="ro1">
          <table:table-cell office:value-type="float" office:value="6750" calcext:value-type="float">
            <text:p>6750</text:p>
          </table:table-cell>
          <table:table-cell office:value-type="float" office:value="0.003443" calcext:value-type="float">
            <text:p>0.003443</text:p>
          </table:table-cell>
          <table:table-cell office:value-type="float" office:value="0.002073" calcext:value-type="float">
            <text:p>0.002073</text:p>
          </table:table-cell>
          <table:table-cell office:value-type="float" office:value="0.05255" calcext:value-type="float">
            <text:p>0.05255</text:p>
          </table:table-cell>
        </table:table-row>
        <table:table-row table:style-name="ro1">
          <table:table-cell office:value-type="float" office:value="6800" calcext:value-type="float">
            <text:p>6800</text:p>
          </table:table-cell>
          <table:table-cell office:value-type="float" office:value="0.003454" calcext:value-type="float">
            <text:p>0.003454</text:p>
          </table:table-cell>
          <table:table-cell office:value-type="float" office:value="0.002086" calcext:value-type="float">
            <text:p>0.002086</text:p>
          </table:table-cell>
          <table:table-cell office:value-type="float" office:value="0.047853" calcext:value-type="float">
            <text:p>0.047853</text:p>
          </table:table-cell>
        </table:table-row>
        <table:table-row table:style-name="ro1">
          <table:table-cell office:value-type="float" office:value="6850" calcext:value-type="float">
            <text:p>6850</text:p>
          </table:table-cell>
          <table:table-cell office:value-type="float" office:value="0.003494" calcext:value-type="float">
            <text:p>0.003494</text:p>
          </table:table-cell>
          <table:table-cell office:value-type="float" office:value="0.002112" calcext:value-type="float">
            <text:p>0.002112</text:p>
          </table:table-cell>
          <table:table-cell office:value-type="float" office:value="0.058395" calcext:value-type="float">
            <text:p>0.058395</text:p>
          </table:table-cell>
        </table:table-row>
        <table:table-row table:style-name="ro1">
          <table:table-cell office:value-type="float" office:value="6900" calcext:value-type="float">
            <text:p>6900</text:p>
          </table:table-cell>
          <table:table-cell office:value-type="float" office:value="0.003518" calcext:value-type="float">
            <text:p>0.003518</text:p>
          </table:table-cell>
          <table:table-cell office:value-type="float" office:value="0.002102" calcext:value-type="float">
            <text:p>0.002102</text:p>
          </table:table-cell>
          <table:table-cell office:value-type="float" office:value="0.059213" calcext:value-type="float">
            <text:p>0.059213</text:p>
          </table:table-cell>
        </table:table-row>
        <table:table-row table:style-name="ro1">
          <table:table-cell office:value-type="float" office:value="6950" calcext:value-type="float">
            <text:p>6950</text:p>
          </table:table-cell>
          <table:table-cell office:value-type="float" office:value="0.00359" calcext:value-type="float">
            <text:p>0.00359</text:p>
          </table:table-cell>
          <table:table-cell office:value-type="float" office:value="0.002138" calcext:value-type="float">
            <text:p>0.002138</text:p>
          </table:table-cell>
          <table:table-cell office:value-type="float" office:value="0.057973" calcext:value-type="float">
            <text:p>0.057973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0.003591" calcext:value-type="float">
            <text:p>0.003591</text:p>
          </table:table-cell>
          <table:table-cell office:value-type="float" office:value="0.002161" calcext:value-type="float">
            <text:p>0.002161</text:p>
          </table:table-cell>
          <table:table-cell office:value-type="float" office:value="0.051935" calcext:value-type="float">
            <text:p>0.051935</text:p>
          </table:table-cell>
        </table:table-row>
        <table:table-row table:style-name="ro1">
          <table:table-cell office:value-type="float" office:value="7050" calcext:value-type="float">
            <text:p>7050</text:p>
          </table:table-cell>
          <table:table-cell office:value-type="float" office:value="0.003615" calcext:value-type="float">
            <text:p>0.003615</text:p>
          </table:table-cell>
          <table:table-cell office:value-type="float" office:value="0.002192" calcext:value-type="float">
            <text:p>0.002192</text:p>
          </table:table-cell>
          <table:table-cell office:value-type="float" office:value="0.058557" calcext:value-type="float">
            <text:p>0.058557</text:p>
          </table:table-cell>
        </table:table-row>
        <table:table-row table:style-name="ro1">
          <table:table-cell office:value-type="float" office:value="7100" calcext:value-type="float">
            <text:p>7100</text:p>
          </table:table-cell>
          <table:table-cell office:value-type="float" office:value="0.003626" calcext:value-type="float">
            <text:p>0.003626</text:p>
          </table:table-cell>
          <table:table-cell office:value-type="float" office:value="0.00218" calcext:value-type="float">
            <text:p>0.00218</text:p>
          </table:table-cell>
          <table:table-cell office:value-type="float" office:value="0.051802" calcext:value-type="float">
            <text:p>0.051802</text:p>
          </table:table-cell>
        </table:table-row>
        <table:table-row table:style-name="ro1">
          <table:table-cell office:value-type="float" office:value="7150" calcext:value-type="float">
            <text:p>7150</text:p>
          </table:table-cell>
          <table:table-cell office:value-type="float" office:value="0.003631" calcext:value-type="float">
            <text:p>0.003631</text:p>
          </table:table-cell>
          <table:table-cell office:value-type="float" office:value="0.002217" calcext:value-type="float">
            <text:p>0.002217</text:p>
          </table:table-cell>
          <table:table-cell office:value-type="float" office:value="0.059913" calcext:value-type="float">
            <text:p>0.059913</text:p>
          </table:table-cell>
        </table:table-row>
        <table:table-row table:style-name="ro1">
          <table:table-cell office:value-type="float" office:value="7200" calcext:value-type="float">
            <text:p>7200</text:p>
          </table:table-cell>
          <table:table-cell office:value-type="float" office:value="0.003648" calcext:value-type="float">
            <text:p>0.003648</text:p>
          </table:table-cell>
          <table:table-cell office:value-type="float" office:value="0.002221" calcext:value-type="float">
            <text:p>0.002221</text:p>
          </table:table-cell>
          <table:table-cell office:value-type="float" office:value="0.056794" calcext:value-type="float">
            <text:p>0.056794</text:p>
          </table:table-cell>
        </table:table-row>
        <table:table-row table:style-name="ro1">
          <table:table-cell office:value-type="float" office:value="7250" calcext:value-type="float">
            <text:p>7250</text:p>
          </table:table-cell>
          <table:table-cell office:value-type="float" office:value="0.003717" calcext:value-type="float">
            <text:p>0.003717</text:p>
          </table:table-cell>
          <table:table-cell office:value-type="float" office:value="0.002237" calcext:value-type="float">
            <text:p>0.002237</text:p>
          </table:table-cell>
          <table:table-cell office:value-type="float" office:value="0.063308" calcext:value-type="float">
            <text:p>0.063308</text:p>
          </table:table-cell>
        </table:table-row>
        <table:table-row table:style-name="ro1">
          <table:table-cell office:value-type="float" office:value="7300" calcext:value-type="float">
            <text:p>7300</text:p>
          </table:table-cell>
          <table:table-cell office:value-type="float" office:value="0.00373" calcext:value-type="float">
            <text:p>0.00373</text:p>
          </table:table-cell>
          <table:table-cell office:value-type="float" office:value="0.002242" calcext:value-type="float">
            <text:p>0.002242</text:p>
          </table:table-cell>
          <table:table-cell office:value-type="float" office:value="0.05545" calcext:value-type="float">
            <text:p>0.05545</text:p>
          </table:table-cell>
        </table:table-row>
        <table:table-row table:style-name="ro1">
          <table:table-cell office:value-type="float" office:value="7350" calcext:value-type="float">
            <text:p>7350</text:p>
          </table:table-cell>
          <table:table-cell office:value-type="float" office:value="0.003761" calcext:value-type="float">
            <text:p>0.003761</text:p>
          </table:table-cell>
          <table:table-cell office:value-type="float" office:value="0.002244" calcext:value-type="float">
            <text:p>0.002244</text:p>
          </table:table-cell>
          <table:table-cell office:value-type="float" office:value="0.069027" calcext:value-type="float">
            <text:p>0.069027</text:p>
          </table:table-cell>
        </table:table-row>
        <table:table-row table:style-name="ro1">
          <table:table-cell office:value-type="float" office:value="7400" calcext:value-type="float">
            <text:p>7400</text:p>
          </table:table-cell>
          <table:table-cell office:value-type="float" office:value="0.003784" calcext:value-type="float">
            <text:p>0.003784</text:p>
          </table:table-cell>
          <table:table-cell office:value-type="float" office:value="0.002271" calcext:value-type="float">
            <text:p>0.002271</text:p>
          </table:table-cell>
          <table:table-cell office:value-type="float" office:value="0.064201" calcext:value-type="float">
            <text:p>0.064201</text:p>
          </table:table-cell>
        </table:table-row>
        <table:table-row table:style-name="ro1">
          <table:table-cell office:value-type="float" office:value="7450" calcext:value-type="float">
            <text:p>7450</text:p>
          </table:table-cell>
          <table:table-cell office:value-type="float" office:value="0.003827" calcext:value-type="float">
            <text:p>0.003827</text:p>
          </table:table-cell>
          <table:table-cell office:value-type="float" office:value="0.002279" calcext:value-type="float">
            <text:p>0.002279</text:p>
          </table:table-cell>
          <table:table-cell office:value-type="float" office:value="0.066352" calcext:value-type="float">
            <text:p>0.066352</text:p>
          </table:table-cell>
        </table:table-row>
        <table:table-row table:style-name="ro1">
          <table:table-cell office:value-type="float" office:value="7500" calcext:value-type="float">
            <text:p>7500</text:p>
          </table:table-cell>
          <table:table-cell office:value-type="float" office:value="0.003854" calcext:value-type="float">
            <text:p>0.003854</text:p>
          </table:table-cell>
          <table:table-cell office:value-type="float" office:value="0.002297" calcext:value-type="float">
            <text:p>0.002297</text:p>
          </table:table-cell>
          <table:table-cell office:value-type="float" office:value="0.060688" calcext:value-type="float">
            <text:p>0.060688</text:p>
          </table:table-cell>
        </table:table-row>
        <table:table-row table:style-name="ro1">
          <table:table-cell office:value-type="float" office:value="7550" calcext:value-type="float">
            <text:p>7550</text:p>
          </table:table-cell>
          <table:table-cell office:value-type="float" office:value="0.003874" calcext:value-type="float">
            <text:p>0.003874</text:p>
          </table:table-cell>
          <table:table-cell office:value-type="float" office:value="0.0023" calcext:value-type="float">
            <text:p>0.0023</text:p>
          </table:table-cell>
          <table:table-cell office:value-type="float" office:value="0.069439" calcext:value-type="float">
            <text:p>0.069439</text:p>
          </table:table-cell>
        </table:table-row>
        <table:table-row table:style-name="ro1">
          <table:table-cell office:value-type="float" office:value="7600" calcext:value-type="float">
            <text:p>7600</text:p>
          </table:table-cell>
          <table:table-cell office:value-type="float" office:value="0.003898" calcext:value-type="float">
            <text:p>0.003898</text:p>
          </table:table-cell>
          <table:table-cell office:value-type="float" office:value="0.002336" calcext:value-type="float">
            <text:p>0.002336</text:p>
          </table:table-cell>
          <table:table-cell office:value-type="float" office:value="0.06579" calcext:value-type="float">
            <text:p>0.06579</text:p>
          </table:table-cell>
        </table:table-row>
        <table:table-row table:style-name="ro1">
          <table:table-cell office:value-type="float" office:value="7650" calcext:value-type="float">
            <text:p>7650</text:p>
          </table:table-cell>
          <table:table-cell office:value-type="float" office:value="0.003896" calcext:value-type="float">
            <text:p>0.003896</text:p>
          </table:table-cell>
          <table:table-cell office:value-type="float" office:value="0.002362" calcext:value-type="float">
            <text:p>0.002362</text:p>
          </table:table-cell>
          <table:table-cell office:value-type="float" office:value="0.072246" calcext:value-type="float">
            <text:p>0.072246</text:p>
          </table:table-cell>
        </table:table-row>
        <table:table-row table:style-name="ro1">
          <table:table-cell office:value-type="float" office:value="7700" calcext:value-type="float">
            <text:p>7700</text:p>
          </table:table-cell>
          <table:table-cell office:value-type="float" office:value="0.003945" calcext:value-type="float">
            <text:p>0.003945</text:p>
          </table:table-cell>
          <table:table-cell office:value-type="float" office:value="0.002392" calcext:value-type="float">
            <text:p>0.002392</text:p>
          </table:table-cell>
          <table:table-cell office:value-type="float" office:value="0.066457" calcext:value-type="float">
            <text:p>0.066457</text:p>
          </table:table-cell>
        </table:table-row>
        <table:table-row table:style-name="ro1">
          <table:table-cell office:value-type="float" office:value="7750" calcext:value-type="float">
            <text:p>7750</text:p>
          </table:table-cell>
          <table:table-cell office:value-type="float" office:value="0.003965" calcext:value-type="float">
            <text:p>0.003965</text:p>
          </table:table-cell>
          <table:table-cell office:value-type="float" office:value="0.002365" calcext:value-type="float">
            <text:p>0.002365</text:p>
          </table:table-cell>
          <table:table-cell office:value-type="float" office:value="0.075165" calcext:value-type="float">
            <text:p>0.075165</text:p>
          </table:table-cell>
        </table:table-row>
        <table:table-row table:style-name="ro1">
          <table:table-cell office:value-type="float" office:value="7800" calcext:value-type="float">
            <text:p>7800</text:p>
          </table:table-cell>
          <table:table-cell office:value-type="float" office:value="0.004049" calcext:value-type="float">
            <text:p>0.004049</text:p>
          </table:table-cell>
          <table:table-cell office:value-type="float" office:value="0.002389" calcext:value-type="float">
            <text:p>0.002389</text:p>
          </table:table-cell>
          <table:table-cell office:value-type="float" office:value="0.075792" calcext:value-type="float">
            <text:p>0.075792</text:p>
          </table:table-cell>
        </table:table-row>
        <table:table-row table:style-name="ro1">
          <table:table-cell office:value-type="float" office:value="7850" calcext:value-type="float">
            <text:p>7850</text:p>
          </table:table-cell>
          <table:table-cell office:value-type="float" office:value="0.004009" calcext:value-type="float">
            <text:p>0.004009</text:p>
          </table:table-cell>
          <table:table-cell office:value-type="float" office:value="0.002402" calcext:value-type="float">
            <text:p>0.002402</text:p>
          </table:table-cell>
          <table:table-cell office:value-type="float" office:value="0.078846" calcext:value-type="float">
            <text:p>0.078846</text:p>
          </table:table-cell>
        </table:table-row>
        <table:table-row table:style-name="ro1">
          <table:table-cell office:value-type="float" office:value="7900" calcext:value-type="float">
            <text:p>7900</text:p>
          </table:table-cell>
          <table:table-cell office:value-type="float" office:value="0.004037" calcext:value-type="float">
            <text:p>0.004037</text:p>
          </table:table-cell>
          <table:table-cell office:value-type="float" office:value="0.002458" calcext:value-type="float">
            <text:p>0.002458</text:p>
          </table:table-cell>
          <table:table-cell office:value-type="float" office:value="0.07194" calcext:value-type="float">
            <text:p>0.07194</text:p>
          </table:table-cell>
        </table:table-row>
        <table:table-row table:style-name="ro1">
          <table:table-cell office:value-type="float" office:value="7950" calcext:value-type="float">
            <text:p>7950</text:p>
          </table:table-cell>
          <table:table-cell office:value-type="float" office:value="0.00411" calcext:value-type="float">
            <text:p>0.00411</text:p>
          </table:table-cell>
          <table:table-cell office:value-type="float" office:value="0.002431" calcext:value-type="float">
            <text:p>0.002431</text:p>
          </table:table-cell>
          <table:table-cell office:value-type="float" office:value="0.075774" calcext:value-type="float">
            <text:p>0.075774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0.004121" calcext:value-type="float">
            <text:p>0.004121</text:p>
          </table:table-cell>
          <table:table-cell office:value-type="float" office:value="0.002444" calcext:value-type="float">
            <text:p>0.002444</text:p>
          </table:table-cell>
          <table:table-cell office:value-type="float" office:value="0.066067" calcext:value-type="float">
            <text:p>0.066067</text:p>
          </table:table-cell>
        </table:table-row>
        <table:table-row table:style-name="ro1">
          <table:table-cell office:value-type="float" office:value="8050" calcext:value-type="float">
            <text:p>8050</text:p>
          </table:table-cell>
          <table:table-cell office:value-type="float" office:value="0.004136" calcext:value-type="float">
            <text:p>0.004136</text:p>
          </table:table-cell>
          <table:table-cell office:value-type="float" office:value="0.002475" calcext:value-type="float">
            <text:p>0.002475</text:p>
          </table:table-cell>
          <table:table-cell office:value-type="float" office:value="0.075227" calcext:value-type="float">
            <text:p>0.075227</text:p>
          </table:table-cell>
        </table:table-row>
        <table:table-row table:style-name="ro1">
          <table:table-cell office:value-type="float" office:value="8100" calcext:value-type="float">
            <text:p>8100</text:p>
          </table:table-cell>
          <table:table-cell office:value-type="float" office:value="0.004148" calcext:value-type="float">
            <text:p>0.004148</text:p>
          </table:table-cell>
          <table:table-cell office:value-type="float" office:value="0.002504" calcext:value-type="float">
            <text:p>0.002504</text:p>
          </table:table-cell>
          <table:table-cell office:value-type="float" office:value="0.078859" calcext:value-type="float">
            <text:p>0.078859</text:p>
          </table:table-cell>
        </table:table-row>
        <table:table-row table:style-name="ro1">
          <table:table-cell office:value-type="float" office:value="8150" calcext:value-type="float">
            <text:p>8150</text:p>
          </table:table-cell>
          <table:table-cell office:value-type="float" office:value="0.004201" calcext:value-type="float">
            <text:p>0.004201</text:p>
          </table:table-cell>
          <table:table-cell office:value-type="float" office:value="0.002497" calcext:value-type="float">
            <text:p>0.002497</text:p>
          </table:table-cell>
          <table:table-cell office:value-type="float" office:value="0.091131" calcext:value-type="float">
            <text:p>0.091131</text:p>
          </table:table-cell>
        </table:table-row>
        <table:table-row table:style-name="ro1">
          <table:table-cell office:value-type="float" office:value="8200" calcext:value-type="float">
            <text:p>8200</text:p>
          </table:table-cell>
          <table:table-cell office:value-type="float" office:value="0.004205" calcext:value-type="float">
            <text:p>0.004205</text:p>
          </table:table-cell>
          <table:table-cell office:value-type="float" office:value="0.002533" calcext:value-type="float">
            <text:p>0.002533</text:p>
          </table:table-cell>
          <table:table-cell office:value-type="float" office:value="0.086644" calcext:value-type="float">
            <text:p>0.086644</text:p>
          </table:table-cell>
        </table:table-row>
        <table:table-row table:style-name="ro1">
          <table:table-cell office:value-type="float" office:value="8250" calcext:value-type="float">
            <text:p>8250</text:p>
          </table:table-cell>
          <table:table-cell office:value-type="float" office:value="0.004171" calcext:value-type="float">
            <text:p>0.004171</text:p>
          </table:table-cell>
          <table:table-cell office:value-type="float" office:value="0.002549" calcext:value-type="float">
            <text:p>0.002549</text:p>
          </table:table-cell>
          <table:table-cell office:value-type="float" office:value="0.089479" calcext:value-type="float">
            <text:p>0.089479</text:p>
          </table:table-cell>
        </table:table-row>
        <table:table-row table:style-name="ro1">
          <table:table-cell office:value-type="float" office:value="8300" calcext:value-type="float">
            <text:p>8300</text:p>
          </table:table-cell>
          <table:table-cell office:value-type="float" office:value="0.004199" calcext:value-type="float">
            <text:p>0.004199</text:p>
          </table:table-cell>
          <table:table-cell office:value-type="float" office:value="0.002571" calcext:value-type="float">
            <text:p>0.002571</text:p>
          </table:table-cell>
          <table:table-cell office:value-type="float" office:value="0.08777" calcext:value-type="float">
            <text:p>0.08777</text:p>
          </table:table-cell>
        </table:table-row>
        <table:table-row table:style-name="ro1">
          <table:table-cell office:value-type="float" office:value="8350" calcext:value-type="float">
            <text:p>8350</text:p>
          </table:table-cell>
          <table:table-cell office:value-type="float" office:value="0.004233" calcext:value-type="float">
            <text:p>0.004233</text:p>
          </table:table-cell>
          <table:table-cell office:value-type="float" office:value="0.002561" calcext:value-type="float">
            <text:p>0.002561</text:p>
          </table:table-cell>
          <table:table-cell office:value-type="float" office:value="0.085032" calcext:value-type="float">
            <text:p>0.085032</text:p>
          </table:table-cell>
        </table:table-row>
        <table:table-row table:style-name="ro1">
          <table:table-cell office:value-type="float" office:value="8400" calcext:value-type="float">
            <text:p>8400</text:p>
          </table:table-cell>
          <table:table-cell office:value-type="float" office:value="0.004292" calcext:value-type="float">
            <text:p>0.004292</text:p>
          </table:table-cell>
          <table:table-cell office:value-type="float" office:value="0.0026" calcext:value-type="float">
            <text:p>0.0026</text:p>
          </table:table-cell>
          <table:table-cell office:value-type="float" office:value="0.082183" calcext:value-type="float">
            <text:p>0.082183</text:p>
          </table:table-cell>
        </table:table-row>
        <table:table-row table:style-name="ro1">
          <table:table-cell office:value-type="float" office:value="8450" calcext:value-type="float">
            <text:p>8450</text:p>
          </table:table-cell>
          <table:table-cell office:value-type="float" office:value="0.004332" calcext:value-type="float">
            <text:p>0.004332</text:p>
          </table:table-cell>
          <table:table-cell office:value-type="float" office:value="0.002621" calcext:value-type="float">
            <text:p>0.002621</text:p>
          </table:table-cell>
          <table:table-cell office:value-type="float" office:value="0.09857" calcext:value-type="float">
            <text:p>0.09857</text:p>
          </table:table-cell>
        </table:table-row>
        <table:table-row table:style-name="ro1">
          <table:table-cell office:value-type="float" office:value="8500" calcext:value-type="float">
            <text:p>8500</text:p>
          </table:table-cell>
          <table:table-cell office:value-type="float" office:value="0.004354" calcext:value-type="float">
            <text:p>0.004354</text:p>
          </table:table-cell>
          <table:table-cell office:value-type="float" office:value="0.002615" calcext:value-type="float">
            <text:p>0.002615</text:p>
          </table:table-cell>
          <table:table-cell office:value-type="float" office:value="0.097547" calcext:value-type="float">
            <text:p>0.097547</text:p>
          </table:table-cell>
        </table:table-row>
        <table:table-row table:style-name="ro1">
          <table:table-cell office:value-type="float" office:value="8550" calcext:value-type="float">
            <text:p>8550</text:p>
          </table:table-cell>
          <table:table-cell office:value-type="float" office:value="0.004368" calcext:value-type="float">
            <text:p>0.004368</text:p>
          </table:table-cell>
          <table:table-cell office:value-type="float" office:value="0.00263" calcext:value-type="float">
            <text:p>0.00263</text:p>
          </table:table-cell>
          <table:table-cell office:value-type="float" office:value="0.100653" calcext:value-type="float">
            <text:p>0.100653</text:p>
          </table:table-cell>
        </table:table-row>
        <table:table-row table:style-name="ro1">
          <table:table-cell office:value-type="float" office:value="8600" calcext:value-type="float">
            <text:p>8600</text:p>
          </table:table-cell>
          <table:table-cell office:value-type="float" office:value="0.004416" calcext:value-type="float">
            <text:p>0.004416</text:p>
          </table:table-cell>
          <table:table-cell office:value-type="float" office:value="0.002674" calcext:value-type="float">
            <text:p>0.002674</text:p>
          </table:table-cell>
          <table:table-cell office:value-type="float" office:value="0.093362" calcext:value-type="float">
            <text:p>0.093362</text:p>
          </table:table-cell>
        </table:table-row>
        <table:table-row table:style-name="ro1">
          <table:table-cell office:value-type="float" office:value="8650" calcext:value-type="float">
            <text:p>8650</text:p>
          </table:table-cell>
          <table:table-cell office:value-type="float" office:value="0.004454" calcext:value-type="float">
            <text:p>0.004454</text:p>
          </table:table-cell>
          <table:table-cell office:value-type="float" office:value="0.002673" calcext:value-type="float">
            <text:p>0.002673</text:p>
          </table:table-cell>
          <table:table-cell office:value-type="float" office:value="0.109746" calcext:value-type="float">
            <text:p>0.109746</text:p>
          </table:table-cell>
        </table:table-row>
        <table:table-row table:style-name="ro1">
          <table:table-cell office:value-type="float" office:value="8700" calcext:value-type="float">
            <text:p>8700</text:p>
          </table:table-cell>
          <table:table-cell office:value-type="float" office:value="0.004406" calcext:value-type="float">
            <text:p>0.004406</text:p>
          </table:table-cell>
          <table:table-cell office:value-type="float" office:value="0.002662" calcext:value-type="float">
            <text:p>0.002662</text:p>
          </table:table-cell>
          <table:table-cell office:value-type="float" office:value="0.106139" calcext:value-type="float">
            <text:p>0.106139</text:p>
          </table:table-cell>
        </table:table-row>
        <table:table-row table:style-name="ro1">
          <table:table-cell office:value-type="float" office:value="8750" calcext:value-type="float">
            <text:p>8750</text:p>
          </table:table-cell>
          <table:table-cell office:value-type="float" office:value="0.004475" calcext:value-type="float">
            <text:p>0.004475</text:p>
          </table:table-cell>
          <table:table-cell office:value-type="float" office:value="0.002693" calcext:value-type="float">
            <text:p>0.002693</text:p>
          </table:table-cell>
          <table:table-cell office:value-type="float" office:value="0.101507" calcext:value-type="float">
            <text:p>0.101507</text:p>
          </table:table-cell>
        </table:table-row>
        <table:table-row table:style-name="ro1">
          <table:table-cell office:value-type="float" office:value="8800" calcext:value-type="float">
            <text:p>8800</text:p>
          </table:table-cell>
          <table:table-cell office:value-type="float" office:value="0.004487" calcext:value-type="float">
            <text:p>0.004487</text:p>
          </table:table-cell>
          <table:table-cell office:value-type="float" office:value="0.002702" calcext:value-type="float">
            <text:p>0.002702</text:p>
          </table:table-cell>
          <table:table-cell office:value-type="float" office:value="0.104977" calcext:value-type="float">
            <text:p>0.104977</text:p>
          </table:table-cell>
        </table:table-row>
        <table:table-row table:style-name="ro1">
          <table:table-cell office:value-type="float" office:value="8850" calcext:value-type="float">
            <text:p>8850</text:p>
          </table:table-cell>
          <table:table-cell office:value-type="float" office:value="0.004536" calcext:value-type="float">
            <text:p>0.004536</text:p>
          </table:table-cell>
          <table:table-cell office:value-type="float" office:value="0.002705" calcext:value-type="float">
            <text:p>0.002705</text:p>
          </table:table-cell>
          <table:table-cell office:value-type="float" office:value="0.112658" calcext:value-type="float">
            <text:p>0.112658</text:p>
          </table:table-cell>
        </table:table-row>
        <table:table-row table:style-name="ro1">
          <table:table-cell office:value-type="float" office:value="8900" calcext:value-type="float">
            <text:p>8900</text:p>
          </table:table-cell>
          <table:table-cell office:value-type="float" office:value="0.004502" calcext:value-type="float">
            <text:p>0.004502</text:p>
          </table:table-cell>
          <table:table-cell office:value-type="float" office:value="0.002741" calcext:value-type="float">
            <text:p>0.002741</text:p>
          </table:table-cell>
          <table:table-cell office:value-type="float" office:value="0.111541" calcext:value-type="float">
            <text:p>0.111541</text:p>
          </table:table-cell>
        </table:table-row>
        <table:table-row table:style-name="ro1">
          <table:table-cell office:value-type="float" office:value="8950" calcext:value-type="float">
            <text:p>8950</text:p>
          </table:table-cell>
          <table:table-cell office:value-type="float" office:value="0.004567" calcext:value-type="float">
            <text:p>0.004567</text:p>
          </table:table-cell>
          <table:table-cell office:value-type="float" office:value="0.002751" calcext:value-type="float">
            <text:p>0.002751</text:p>
          </table:table-cell>
          <table:table-cell office:value-type="float" office:value="0.114893" calcext:value-type="float">
            <text:p>0.114893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0.004601" calcext:value-type="float">
            <text:p>0.004601</text:p>
          </table:table-cell>
          <table:table-cell office:value-type="float" office:value="0.002765" calcext:value-type="float">
            <text:p>0.002765</text:p>
          </table:table-cell>
          <table:table-cell office:value-type="float" office:value="0.114931" calcext:value-type="float">
            <text:p>0.114931</text:p>
          </table:table-cell>
        </table:table-row>
        <table:table-row table:style-name="ro1">
          <table:table-cell office:value-type="float" office:value="9050" calcext:value-type="float">
            <text:p>9050</text:p>
          </table:table-cell>
          <table:table-cell office:value-type="float" office:value="0.004632" calcext:value-type="float">
            <text:p>0.004632</text:p>
          </table:table-cell>
          <table:table-cell office:value-type="float" office:value="0.002777" calcext:value-type="float">
            <text:p>0.002777</text:p>
          </table:table-cell>
          <table:table-cell office:value-type="float" office:value="0.123557" calcext:value-type="float">
            <text:p>0.123557</text:p>
          </table:table-cell>
        </table:table-row>
        <table:table-row table:style-name="ro1">
          <table:table-cell office:value-type="float" office:value="9100" calcext:value-type="float">
            <text:p>9100</text:p>
          </table:table-cell>
          <table:table-cell office:value-type="float" office:value="0.004679" calcext:value-type="float">
            <text:p>0.004679</text:p>
          </table:table-cell>
          <table:table-cell office:value-type="float" office:value="0.002803" calcext:value-type="float">
            <text:p>0.002803</text:p>
          </table:table-cell>
          <table:table-cell office:value-type="float" office:value="0.1263" calcext:value-type="float">
            <text:p>0.1263</text:p>
          </table:table-cell>
        </table:table-row>
        <table:table-row table:style-name="ro1">
          <table:table-cell office:value-type="float" office:value="9150" calcext:value-type="float">
            <text:p>9150</text:p>
          </table:table-cell>
          <table:table-cell office:value-type="float" office:value="0.00469" calcext:value-type="float">
            <text:p>0.00469</text:p>
          </table:table-cell>
          <table:table-cell office:value-type="float" office:value="0.002817" calcext:value-type="float">
            <text:p>0.002817</text:p>
          </table:table-cell>
          <table:table-cell office:value-type="float" office:value="0.121524" calcext:value-type="float">
            <text:p>0.121524</text:p>
          </table:table-cell>
        </table:table-row>
        <table:table-row table:style-name="ro1">
          <table:table-cell office:value-type="float" office:value="9200" calcext:value-type="float">
            <text:p>9200</text:p>
          </table:table-cell>
          <table:table-cell office:value-type="float" office:value="0.004721" calcext:value-type="float">
            <text:p>0.004721</text:p>
          </table:table-cell>
          <table:table-cell office:value-type="float" office:value="0.002818" calcext:value-type="float">
            <text:p>0.002818</text:p>
          </table:table-cell>
          <table:table-cell office:value-type="float" office:value="0.119565" calcext:value-type="float">
            <text:p>0.119565</text:p>
          </table:table-cell>
        </table:table-row>
        <table:table-row table:style-name="ro1">
          <table:table-cell office:value-type="float" office:value="9250" calcext:value-type="float">
            <text:p>9250</text:p>
          </table:table-cell>
          <table:table-cell office:value-type="float" office:value="0.004717" calcext:value-type="float">
            <text:p>0.004717</text:p>
          </table:table-cell>
          <table:table-cell office:value-type="float" office:value="0.002843" calcext:value-type="float">
            <text:p>0.002843</text:p>
          </table:table-cell>
          <table:table-cell office:value-type="float" office:value="0.141463" calcext:value-type="float">
            <text:p>0.141463</text:p>
          </table:table-cell>
        </table:table-row>
        <table:table-row table:style-name="ro1">
          <table:table-cell office:value-type="float" office:value="9300" calcext:value-type="float">
            <text:p>9300</text:p>
          </table:table-cell>
          <table:table-cell office:value-type="float" office:value="0.004779" calcext:value-type="float">
            <text:p>0.004779</text:p>
          </table:table-cell>
          <table:table-cell office:value-type="float" office:value="0.002862" calcext:value-type="float">
            <text:p>0.002862</text:p>
          </table:table-cell>
          <table:table-cell office:value-type="float" office:value="0.13" calcext:value-type="float">
            <text:p>0.13</text:p>
          </table:table-cell>
        </table:table-row>
        <table:table-row table:style-name="ro1">
          <table:table-cell office:value-type="float" office:value="9350" calcext:value-type="float">
            <text:p>9350</text:p>
          </table:table-cell>
          <table:table-cell office:value-type="float" office:value="0.004784" calcext:value-type="float">
            <text:p>0.004784</text:p>
          </table:table-cell>
          <table:table-cell office:value-type="float" office:value="0.002861" calcext:value-type="float">
            <text:p>0.002861</text:p>
          </table:table-cell>
          <table:table-cell office:value-type="float" office:value="0.144879" calcext:value-type="float">
            <text:p>0.144879</text:p>
          </table:table-cell>
        </table:table-row>
        <table:table-row table:style-name="ro1">
          <table:table-cell office:value-type="float" office:value="9400" calcext:value-type="float">
            <text:p>9400</text:p>
          </table:table-cell>
          <table:table-cell office:value-type="float" office:value="0.004851" calcext:value-type="float">
            <text:p>0.004851</text:p>
          </table:table-cell>
          <table:table-cell office:value-type="float" office:value="0.002889" calcext:value-type="float">
            <text:p>0.002889</text:p>
          </table:table-cell>
          <table:table-cell office:value-type="float" office:value="0.134621" calcext:value-type="float">
            <text:p>0.134621</text:p>
          </table:table-cell>
        </table:table-row>
        <table:table-row table:style-name="ro1">
          <table:table-cell office:value-type="float" office:value="9450" calcext:value-type="float">
            <text:p>9450</text:p>
          </table:table-cell>
          <table:table-cell office:value-type="float" office:value="0.004867" calcext:value-type="float">
            <text:p>0.004867</text:p>
          </table:table-cell>
          <table:table-cell office:value-type="float" office:value="0.002929" calcext:value-type="float">
            <text:p>0.002929</text:p>
          </table:table-cell>
          <table:table-cell office:value-type="float" office:value="0.145857" calcext:value-type="float">
            <text:p>0.145857</text:p>
          </table:table-cell>
        </table:table-row>
        <table:table-row table:style-name="ro1">
          <table:table-cell office:value-type="float" office:value="9500" calcext:value-type="float">
            <text:p>9500</text:p>
          </table:table-cell>
          <table:table-cell office:value-type="float" office:value="0.004885" calcext:value-type="float">
            <text:p>0.004885</text:p>
          </table:table-cell>
          <table:table-cell office:value-type="float" office:value="0.002931" calcext:value-type="float">
            <text:p>0.002931</text:p>
          </table:table-cell>
          <table:table-cell office:value-type="float" office:value="0.136924" calcext:value-type="float">
            <text:p>0.136924</text:p>
          </table:table-cell>
        </table:table-row>
        <table:table-row table:style-name="ro1">
          <table:table-cell office:value-type="float" office:value="9550" calcext:value-type="float">
            <text:p>9550</text:p>
          </table:table-cell>
          <table:table-cell office:value-type="float" office:value="0.004892" calcext:value-type="float">
            <text:p>0.004892</text:p>
          </table:table-cell>
          <table:table-cell office:value-type="float" office:value="0.002955" calcext:value-type="float">
            <text:p>0.002955</text:p>
          </table:table-cell>
          <table:table-cell office:value-type="float" office:value="0.146102" calcext:value-type="float">
            <text:p>0.146102</text:p>
          </table:table-cell>
        </table:table-row>
        <table:table-row table:style-name="ro1">
          <table:table-cell office:value-type="float" office:value="9600" calcext:value-type="float">
            <text:p>9600</text:p>
          </table:table-cell>
          <table:table-cell office:value-type="float" office:value="0.004943" calcext:value-type="float">
            <text:p>0.004943</text:p>
          </table:table-cell>
          <table:table-cell office:value-type="float" office:value="0.002966" calcext:value-type="float">
            <text:p>0.002966</text:p>
          </table:table-cell>
          <table:table-cell office:value-type="float" office:value="0.138424" calcext:value-type="float">
            <text:p>0.138424</text:p>
          </table:table-cell>
        </table:table-row>
        <table:table-row table:style-name="ro1">
          <table:table-cell office:value-type="float" office:value="9650" calcext:value-type="float">
            <text:p>9650</text:p>
          </table:table-cell>
          <table:table-cell office:value-type="float" office:value="0.005056" calcext:value-type="float">
            <text:p>0.005056</text:p>
          </table:table-cell>
          <table:table-cell office:value-type="float" office:value="0.002967" calcext:value-type="float">
            <text:p>0.002967</text:p>
          </table:table-cell>
          <table:table-cell office:value-type="float" office:value="0.150173" calcext:value-type="float">
            <text:p>0.150173</text:p>
          </table:table-cell>
        </table:table-row>
        <table:table-row table:style-name="ro1">
          <table:table-cell office:value-type="float" office:value="9700" calcext:value-type="float">
            <text:p>9700</text:p>
          </table:table-cell>
          <table:table-cell office:value-type="float" office:value="0.004972" calcext:value-type="float">
            <text:p>0.004972</text:p>
          </table:table-cell>
          <table:table-cell office:value-type="float" office:value="0.002978" calcext:value-type="float">
            <text:p>0.002978</text:p>
          </table:table-cell>
          <table:table-cell office:value-type="float" office:value="0.144433" calcext:value-type="float">
            <text:p>0.144433</text:p>
          </table:table-cell>
        </table:table-row>
        <table:table-row table:style-name="ro1">
          <table:table-cell office:value-type="float" office:value="9750" calcext:value-type="float">
            <text:p>9750</text:p>
          </table:table-cell>
          <table:table-cell office:value-type="float" office:value="0.004982" calcext:value-type="float">
            <text:p>0.004982</text:p>
          </table:table-cell>
          <table:table-cell office:value-type="float" office:value="0.00302" calcext:value-type="float">
            <text:p>0.00302</text:p>
          </table:table-cell>
          <table:table-cell office:value-type="float" office:value="0.156868" calcext:value-type="float">
            <text:p>0.156868</text:p>
          </table:table-cell>
        </table:table-row>
        <table:table-row table:style-name="ro1">
          <table:table-cell office:value-type="float" office:value="9800" calcext:value-type="float">
            <text:p>9800</text:p>
          </table:table-cell>
          <table:table-cell office:value-type="float" office:value="0.005034" calcext:value-type="float">
            <text:p>0.005034</text:p>
          </table:table-cell>
          <table:table-cell office:value-type="float" office:value="0.003018" calcext:value-type="float">
            <text:p>0.003018</text:p>
          </table:table-cell>
          <table:table-cell office:value-type="float" office:value="0.144932" calcext:value-type="float">
            <text:p>0.144932</text:p>
          </table:table-cell>
        </table:table-row>
        <table:table-row table:style-name="ro1">
          <table:table-cell office:value-type="float" office:value="9850" calcext:value-type="float">
            <text:p>9850</text:p>
          </table:table-cell>
          <table:table-cell office:value-type="float" office:value="0.005075" calcext:value-type="float">
            <text:p>0.005075</text:p>
          </table:table-cell>
          <table:table-cell office:value-type="float" office:value="0.003045" calcext:value-type="float">
            <text:p>0.003045</text:p>
          </table:table-cell>
          <table:table-cell office:value-type="float" office:value="0.157935" calcext:value-type="float">
            <text:p>0.157935</text:p>
          </table:table-cell>
        </table:table-row>
        <table:table-row table:style-name="ro1">
          <table:table-cell office:value-type="float" office:value="9900" calcext:value-type="float">
            <text:p>9900</text:p>
          </table:table-cell>
          <table:table-cell office:value-type="float" office:value="0.005082" calcext:value-type="float">
            <text:p>0.005082</text:p>
          </table:table-cell>
          <table:table-cell office:value-type="float" office:value="0.003076" calcext:value-type="float">
            <text:p>0.003076</text:p>
          </table:table-cell>
          <table:table-cell office:value-type="float" office:value="0.150421" calcext:value-type="float">
            <text:p>0.150421</text:p>
          </table:table-cell>
        </table:table-row>
        <table:table-row table:style-name="ro1">
          <table:table-cell office:value-type="float" office:value="9950" calcext:value-type="float">
            <text:p>9950</text:p>
          </table:table-cell>
          <table:table-cell office:value-type="float" office:value="0.005104" calcext:value-type="float">
            <text:p>0.005104</text:p>
          </table:table-cell>
          <table:table-cell office:value-type="float" office:value="0.003095" calcext:value-type="float">
            <text:p>0.003095</text:p>
          </table:table-cell>
          <table:table-cell office:value-type="float" office:value="0.160156" calcext:value-type="float">
            <text:p>0.160156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0.005128" calcext:value-type="float">
            <text:p>0.005128</text:p>
          </table:table-cell>
          <table:table-cell office:value-type="float" office:value="0.003195" calcext:value-type="float">
            <text:p>0.003195</text:p>
          </table:table-cell>
          <table:table-cell office:value-type="float" office:value="0.153027" calcext:value-type="float">
            <text:p>0.15302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1">00/00/0000</text:date>, <text:time style:data-style-name="N2" text:time-value="03:58:00.82002584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4-01T22:04:18.765890253</dc:date>
    <meta:editing-duration>P2DT19H58M7S</meta:editing-duration>
    <meta:editing-cycles>4</meta:editing-cycles>
    <meta:generator>LibreOffice/5.1.6.2.0$Linux_X86_64 LibreOffice_project/10$Build-2</meta:generator>
    <meta:document-statistic meta:table-count="1" meta:cell-count="728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6.176cm" svg:height="18.116cm" xlink:href=".." xlink:type="simple" chart:class="chart:line" chart:style-name="ch1">
        <chart:title svg:x="7.634cm" svg:y="0.498cm" chart:style-name="ch2">
          <text:p>Comparison of Runtimes for Different Implementations</text:p>
        </chart:title>
        <chart:legend chart:legend-position="end" svg:x="22.186cm" svg:y="8.51cm" style:legend-expansion="high" chart:style-name="ch3"/>
        <chart:plot-area chart:style-name="ch4" table:cell-range-address="1000_10000_50_1000.A1:1000_10000_50_1000.C182" chart:data-source-has-labels="both" svg:x="1.534cm" svg:y="1.639cm" svg:width="20.129cm" svg:height="15.134cm">
          <chartooo:coordinate-region svg:x="2.632cm" svg:y="1.639cm" svg:width="18.889cm" svg:height="13.749cm"/>
          <chart:axis chart:dimension="x" chart:name="primary-x" chart:style-name="ch5" chartooo:axis-type="auto">
            <chartooo:date-scale/>
            <chart:title svg:x="10.086cm" svg:y="17.135cm" chart:style-name="ch6">
              <text:p>Dimension of Space</text:p>
            </chart:title>
            <chart:categories table:cell-range-address="1000_10000_50_1000.A2:1000_10000_50_1000.A182"/>
          </chart:axis>
          <chart:axis chart:dimension="y" chart:name="primary-y" chart:style-name="ch5">
            <chart:title svg:x="0.451cm" svg:y="10.004cm" chart:style-name="ch7">
              <text:p>Time (sec)</text:p>
            </chart:title>
            <chart:grid chart:style-name="ch8" chart:class="major"/>
          </chart:axis>
          <chart:series chart:style-name="ch9" chart:values-cell-range-address="1000_10000_50_1000.B2:1000_10000_50_1000.B182" chart:label-cell-address="1000_10000_50_1000.B1:1000_10000_50_1000.B1" chart:class="chart:line">
            <chart:data-point chart:repeated="181"/>
          </chart:series>
          <chart:series chart:style-name="ch10" chart:values-cell-range-address="1000_10000_50_1000.C2:1000_10000_50_1000.C182" chart:label-cell-address="1000_10000_50_1000.C1:1000_10000_50_1000.C1" chart:class="chart:line">
            <chart:data-point chart:repeated="18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mplementation 2</text:p>
                <draw:g>
                  <svg:desc>1000_10000_50_1000.B1:1000_10000_50_1000.B1</svg:desc>
                </draw:g>
              </table:table-cell>
              <table:table-cell office:value-type="string">
                <text:p>Implementation 1</text:p>
                <draw:g>
                  <svg:desc>1000_10000_50_1000.C1:1000_10000_50_1000.C1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1000_10000_50_1000.A2:1000_10000_50_1000.A182</svg:desc>
                </draw:g>
              </table:table-cell>
              <table:table-cell office:value-type="float" office:value="0.00051">
                <text:p>0.00051</text:p>
                <draw:g>
                  <svg:desc>1000_10000_50_1000.B2:1000_10000_50_1000.B182</svg:desc>
                </draw:g>
              </table:table-cell>
              <table:table-cell office:value-type="float" office:value="0.000318">
                <text:p>0.000318</text:p>
                <draw:g>
                  <svg:desc>1000_10000_50_1000.C2:1000_10000_50_1000.C182</svg:desc>
                </draw:g>
              </table:table-cell>
            </table:table-row>
            <table:table-row>
              <table:table-cell office:value-type="float" office:value="1050">
                <text:p>1050</text:p>
              </table:table-cell>
              <table:table-cell office:value-type="float" office:value="0.000532">
                <text:p>0.000532</text:p>
              </table:table-cell>
              <table:table-cell office:value-type="float" office:value="0.000324">
                <text:p>0.000324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0.000557">
                <text:p>0.000557</text:p>
              </table:table-cell>
              <table:table-cell office:value-type="float" office:value="0.000339">
                <text:p>0.000339</text:p>
              </table:table-cell>
            </table:table-row>
            <table:table-row>
              <table:table-cell office:value-type="float" office:value="1150">
                <text:p>1150</text:p>
              </table:table-cell>
              <table:table-cell office:value-type="float" office:value="0.000615">
                <text:p>0.000615</text:p>
              </table:table-cell>
              <table:table-cell office:value-type="float" office:value="0.000354">
                <text:p>0.000354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0.000607">
                <text:p>0.000607</text:p>
              </table:table-cell>
              <table:table-cell office:value-type="float" office:value="0.000368">
                <text:p>0.000368</text:p>
              </table:table-cell>
            </table:table-row>
            <table:table-row>
              <table:table-cell office:value-type="float" office:value="1250">
                <text:p>1250</text:p>
              </table:table-cell>
              <table:table-cell office:value-type="float" office:value="0.000629">
                <text:p>0.000629</text:p>
              </table:table-cell>
              <table:table-cell office:value-type="float" office:value="0.000391">
                <text:p>0.000391</text:p>
              </table:table-cell>
            </table:table-row>
            <table:table-row>
              <table:table-cell office:value-type="float" office:value="1300">
                <text:p>1300</text:p>
              </table:table-cell>
              <table:table-cell office:value-type="float" office:value="0.000657">
                <text:p>0.000657</text:p>
              </table:table-cell>
              <table:table-cell office:value-type="float" office:value="0.000402">
                <text:p>0.000402</text:p>
              </table:table-cell>
            </table:table-row>
            <table:table-row>
              <table:table-cell office:value-type="float" office:value="1350">
                <text:p>1350</text:p>
              </table:table-cell>
              <table:table-cell office:value-type="float" office:value="0.000684">
                <text:p>0.000684</text:p>
              </table:table-cell>
              <table:table-cell office:value-type="float" office:value="0.000414">
                <text:p>0.000414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0.000706">
                <text:p>0.000706</text:p>
              </table:table-cell>
              <table:table-cell office:value-type="float" office:value="0.000442">
                <text:p>0.000442</text:p>
              </table:table-cell>
            </table:table-row>
            <table:table-row>
              <table:table-cell office:value-type="float" office:value="1450">
                <text:p>1450</text:p>
              </table:table-cell>
              <table:table-cell office:value-type="float" office:value="0.000734">
                <text:p>0.000734</text:p>
              </table:table-cell>
              <table:table-cell office:value-type="float" office:value="0.000455">
                <text:p>0.000455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0.000769">
                <text:p>0.000769</text:p>
              </table:table-cell>
              <table:table-cell office:value-type="float" office:value="0.000469">
                <text:p>0.000469</text:p>
              </table:table-cell>
            </table:table-row>
            <table:table-row>
              <table:table-cell office:value-type="float" office:value="1550">
                <text:p>1550</text:p>
              </table:table-cell>
              <table:table-cell office:value-type="float" office:value="0.000805">
                <text:p>0.000805</text:p>
              </table:table-cell>
              <table:table-cell office:value-type="float" office:value="0.000481">
                <text:p>0.000481</text:p>
              </table:table-cell>
            </table:table-row>
            <table:table-row>
              <table:table-cell office:value-type="float" office:value="1600">
                <text:p>1600</text:p>
              </table:table-cell>
              <table:table-cell office:value-type="float" office:value="0.00083">
                <text:p>0.00083</text:p>
              </table:table-cell>
              <table:table-cell office:value-type="float" office:value="0.000492">
                <text:p>0.000492</text:p>
              </table:table-cell>
            </table:table-row>
            <table:table-row>
              <table:table-cell office:value-type="float" office:value="1650">
                <text:p>1650</text:p>
              </table:table-cell>
              <table:table-cell office:value-type="float" office:value="0.00084">
                <text:p>0.00084</text:p>
              </table:table-cell>
              <table:table-cell office:value-type="float" office:value="0.000503">
                <text:p>0.000503</text:p>
              </table:table-cell>
            </table:table-row>
            <table:table-row>
              <table:table-cell office:value-type="float" office:value="1700">
                <text:p>1700</text:p>
              </table:table-cell>
              <table:table-cell office:value-type="float" office:value="0.000863">
                <text:p>0.000863</text:p>
              </table:table-cell>
              <table:table-cell office:value-type="float" office:value="0.00052">
                <text:p>0.00052</text:p>
              </table:table-cell>
            </table:table-row>
            <table:table-row>
              <table:table-cell office:value-type="float" office:value="1750">
                <text:p>1750</text:p>
              </table:table-cell>
              <table:table-cell office:value-type="float" office:value="0.000916">
                <text:p>0.000916</text:p>
              </table:table-cell>
              <table:table-cell office:value-type="float" office:value="0.000535">
                <text:p>0.000535</text:p>
              </table:table-cell>
            </table:table-row>
            <table:table-row>
              <table:table-cell office:value-type="float" office:value="1800">
                <text:p>1800</text:p>
              </table:table-cell>
              <table:table-cell office:value-type="float" office:value="0.000946">
                <text:p>0.000946</text:p>
              </table:table-cell>
              <table:table-cell office:value-type="float" office:value="0.000555">
                <text:p>0.000555</text:p>
              </table:table-cell>
            </table:table-row>
            <table:table-row>
              <table:table-cell office:value-type="float" office:value="1850">
                <text:p>1850</text:p>
              </table:table-cell>
              <table:table-cell office:value-type="float" office:value="0.00097">
                <text:p>0.00097</text:p>
              </table:table-cell>
              <table:table-cell office:value-type="float" office:value="0.000573">
                <text:p>0.000573</text:p>
              </table:table-cell>
            </table:table-row>
            <table:table-row>
              <table:table-cell office:value-type="float" office:value="1900">
                <text:p>1900</text:p>
              </table:table-cell>
              <table:table-cell office:value-type="float" office:value="0.001003">
                <text:p>0.001003</text:p>
              </table:table-cell>
              <table:table-cell office:value-type="float" office:value="0.000591">
                <text:p>0.000591</text:p>
              </table:table-cell>
            </table:table-row>
            <table:table-row>
              <table:table-cell office:value-type="float" office:value="1950">
                <text:p>1950</text:p>
              </table:table-cell>
              <table:table-cell office:value-type="float" office:value="0.000989">
                <text:p>0.000989</text:p>
              </table:table-cell>
              <table:table-cell office:value-type="float" office:value="0.000608">
                <text:p>0.000608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0.001015">
                <text:p>0.001015</text:p>
              </table:table-cell>
              <table:table-cell office:value-type="float" office:value="0.000625">
                <text:p>0.000625</text:p>
              </table:table-cell>
            </table:table-row>
            <table:table-row>
              <table:table-cell office:value-type="float" office:value="2050">
                <text:p>2050</text:p>
              </table:table-cell>
              <table:table-cell office:value-type="float" office:value="0.001068">
                <text:p>0.001068</text:p>
              </table:table-cell>
              <table:table-cell office:value-type="float" office:value="0.00064">
                <text:p>0.00064</text:p>
              </table:table-cell>
            </table:table-row>
            <table:table-row>
              <table:table-cell office:value-type="float" office:value="2100">
                <text:p>2100</text:p>
              </table:table-cell>
              <table:table-cell office:value-type="float" office:value="0.001082">
                <text:p>0.001082</text:p>
              </table:table-cell>
              <table:table-cell office:value-type="float" office:value="0.000659">
                <text:p>0.000659</text:p>
              </table:table-cell>
            </table:table-row>
            <table:table-row>
              <table:table-cell office:value-type="float" office:value="2150">
                <text:p>2150</text:p>
              </table:table-cell>
              <table:table-cell office:value-type="float" office:value="0.00111">
                <text:p>0.00111</text:p>
              </table:table-cell>
              <table:table-cell office:value-type="float" office:value="0.000662">
                <text:p>0.000662</text:p>
              </table:table-cell>
            </table:table-row>
            <table:table-row>
              <table:table-cell office:value-type="float" office:value="2200">
                <text:p>2200</text:p>
              </table:table-cell>
              <table:table-cell office:value-type="float" office:value="0.001151">
                <text:p>0.001151</text:p>
              </table:table-cell>
              <table:table-cell office:value-type="float" office:value="0.000686">
                <text:p>0.000686</text:p>
              </table:table-cell>
            </table:table-row>
            <table:table-row>
              <table:table-cell office:value-type="float" office:value="2250">
                <text:p>2250</text:p>
              </table:table-cell>
              <table:table-cell office:value-type="float" office:value="0.001168">
                <text:p>0.001168</text:p>
              </table:table-cell>
              <table:table-cell office:value-type="float" office:value="0.000696">
                <text:p>0.000696</text:p>
              </table:table-cell>
            </table:table-row>
            <table:table-row>
              <table:table-cell office:value-type="float" office:value="2300">
                <text:p>2300</text:p>
              </table:table-cell>
              <table:table-cell office:value-type="float" office:value="0.001197">
                <text:p>0.001197</text:p>
              </table:table-cell>
              <table:table-cell office:value-type="float" office:value="0.000713">
                <text:p>0.000713</text:p>
              </table:table-cell>
            </table:table-row>
            <table:table-row>
              <table:table-cell office:value-type="float" office:value="2350">
                <text:p>2350</text:p>
              </table:table-cell>
              <table:table-cell office:value-type="float" office:value="0.001233">
                <text:p>0.001233</text:p>
              </table:table-cell>
              <table:table-cell office:value-type="float" office:value="0.000735">
                <text:p>0.000735</text:p>
              </table:table-cell>
            </table:table-row>
            <table:table-row>
              <table:table-cell office:value-type="float" office:value="2400">
                <text:p>2400</text:p>
              </table:table-cell>
              <table:table-cell office:value-type="float" office:value="0.001235">
                <text:p>0.001235</text:p>
              </table:table-cell>
              <table:table-cell office:value-type="float" office:value="0.00074">
                <text:p>0.00074</text:p>
              </table:table-cell>
            </table:table-row>
            <table:table-row>
              <table:table-cell office:value-type="float" office:value="2450">
                <text:p>2450</text:p>
              </table:table-cell>
              <table:table-cell office:value-type="float" office:value="0.001246">
                <text:p>0.001246</text:p>
              </table:table-cell>
              <table:table-cell office:value-type="float" office:value="0.000752">
                <text:p>0.000752</text:p>
              </table:table-cell>
            </table:table-row>
            <table:table-row>
              <table:table-cell office:value-type="float" office:value="2500">
                <text:p>2500</text:p>
              </table:table-cell>
              <table:table-cell office:value-type="float" office:value="0.001285">
                <text:p>0.001285</text:p>
              </table:table-cell>
              <table:table-cell office:value-type="float" office:value="0.000768">
                <text:p>0.000768</text:p>
              </table:table-cell>
            </table:table-row>
            <table:table-row>
              <table:table-cell office:value-type="float" office:value="2550">
                <text:p>2550</text:p>
              </table:table-cell>
              <table:table-cell office:value-type="float" office:value="0.001294">
                <text:p>0.001294</text:p>
              </table:table-cell>
              <table:table-cell office:value-type="float" office:value="0.000781">
                <text:p>0.000781</text:p>
              </table:table-cell>
            </table:table-row>
            <table:table-row>
              <table:table-cell office:value-type="float" office:value="2600">
                <text:p>2600</text:p>
              </table:table-cell>
              <table:table-cell office:value-type="float" office:value="0.001331">
                <text:p>0.001331</text:p>
              </table:table-cell>
              <table:table-cell office:value-type="float" office:value="0.000803">
                <text:p>0.000803</text:p>
              </table:table-cell>
            </table:table-row>
            <table:table-row>
              <table:table-cell office:value-type="float" office:value="2650">
                <text:p>2650</text:p>
              </table:table-cell>
              <table:table-cell office:value-type="float" office:value="0.001373">
                <text:p>0.001373</text:p>
              </table:table-cell>
              <table:table-cell office:value-type="float" office:value="0.000818">
                <text:p>0.000818</text:p>
              </table:table-cell>
            </table:table-row>
            <table:table-row>
              <table:table-cell office:value-type="float" office:value="2700">
                <text:p>2700</text:p>
              </table:table-cell>
              <table:table-cell office:value-type="float" office:value="0.001399">
                <text:p>0.001399</text:p>
              </table:table-cell>
              <table:table-cell office:value-type="float" office:value="0.00083">
                <text:p>0.00083</text:p>
              </table:table-cell>
            </table:table-row>
            <table:table-row>
              <table:table-cell office:value-type="float" office:value="2750">
                <text:p>2750</text:p>
              </table:table-cell>
              <table:table-cell office:value-type="float" office:value="0.001436">
                <text:p>0.001436</text:p>
              </table:table-cell>
              <table:table-cell office:value-type="float" office:value="0.00085">
                <text:p>0.00085</text:p>
              </table:table-cell>
            </table:table-row>
            <table:table-row>
              <table:table-cell office:value-type="float" office:value="2800">
                <text:p>2800</text:p>
              </table:table-cell>
              <table:table-cell office:value-type="float" office:value="0.001442">
                <text:p>0.001442</text:p>
              </table:table-cell>
              <table:table-cell office:value-type="float" office:value="0.000865">
                <text:p>0.000865</text:p>
              </table:table-cell>
            </table:table-row>
            <table:table-row>
              <table:table-cell office:value-type="float" office:value="2850">
                <text:p>2850</text:p>
              </table:table-cell>
              <table:table-cell office:value-type="float" office:value="0.001474">
                <text:p>0.001474</text:p>
              </table:table-cell>
              <table:table-cell office:value-type="float" office:value="0.000878">
                <text:p>0.000878</text:p>
              </table:table-cell>
            </table:table-row>
            <table:table-row>
              <table:table-cell office:value-type="float" office:value="2900">
                <text:p>2900</text:p>
              </table:table-cell>
              <table:table-cell office:value-type="float" office:value="0.001477">
                <text:p>0.001477</text:p>
              </table:table-cell>
              <table:table-cell office:value-type="float" office:value="0.000905">
                <text:p>0.000905</text:p>
              </table:table-cell>
            </table:table-row>
            <table:table-row>
              <table:table-cell office:value-type="float" office:value="2950">
                <text:p>2950</text:p>
              </table:table-cell>
              <table:table-cell office:value-type="float" office:value="0.001501">
                <text:p>0.001501</text:p>
              </table:table-cell>
              <table:table-cell office:value-type="float" office:value="0.000918">
                <text:p>0.000918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0.001525">
                <text:p>0.001525</text:p>
              </table:table-cell>
              <table:table-cell office:value-type="float" office:value="0.000922">
                <text:p>0.000922</text:p>
              </table:table-cell>
            </table:table-row>
            <table:table-row>
              <table:table-cell office:value-type="float" office:value="3050">
                <text:p>3050</text:p>
              </table:table-cell>
              <table:table-cell office:value-type="float" office:value="0.001553">
                <text:p>0.001553</text:p>
              </table:table-cell>
              <table:table-cell office:value-type="float" office:value="0.00093">
                <text:p>0.00093</text:p>
              </table:table-cell>
            </table:table-row>
            <table:table-row>
              <table:table-cell office:value-type="float" office:value="3100">
                <text:p>3100</text:p>
              </table:table-cell>
              <table:table-cell office:value-type="float" office:value="0.001592">
                <text:p>0.001592</text:p>
              </table:table-cell>
              <table:table-cell office:value-type="float" office:value="0.000958">
                <text:p>0.000958</text:p>
              </table:table-cell>
            </table:table-row>
            <table:table-row>
              <table:table-cell office:value-type="float" office:value="3150">
                <text:p>3150</text:p>
              </table:table-cell>
              <table:table-cell office:value-type="float" office:value="0.00159">
                <text:p>0.00159</text:p>
              </table:table-cell>
              <table:table-cell office:value-type="float" office:value="0.000977">
                <text:p>0.000977</text:p>
              </table:table-cell>
            </table:table-row>
            <table:table-row>
              <table:table-cell office:value-type="float" office:value="3200">
                <text:p>3200</text:p>
              </table:table-cell>
              <table:table-cell office:value-type="float" office:value="0.001634">
                <text:p>0.001634</text:p>
              </table:table-cell>
              <table:table-cell office:value-type="float" office:value="0.000998">
                <text:p>0.000998</text:p>
              </table:table-cell>
            </table:table-row>
            <table:table-row>
              <table:table-cell office:value-type="float" office:value="3250">
                <text:p>3250</text:p>
              </table:table-cell>
              <table:table-cell office:value-type="float" office:value="0.001665">
                <text:p>0.001665</text:p>
              </table:table-cell>
              <table:table-cell office:value-type="float" office:value="0.001008">
                <text:p>0.001008</text:p>
              </table:table-cell>
            </table:table-row>
            <table:table-row>
              <table:table-cell office:value-type="float" office:value="3300">
                <text:p>3300</text:p>
              </table:table-cell>
              <table:table-cell office:value-type="float" office:value="0.001681">
                <text:p>0.001681</text:p>
              </table:table-cell>
              <table:table-cell office:value-type="float" office:value="0.001031">
                <text:p>0.001031</text:p>
              </table:table-cell>
            </table:table-row>
            <table:table-row>
              <table:table-cell office:value-type="float" office:value="3350">
                <text:p>3350</text:p>
              </table:table-cell>
              <table:table-cell office:value-type="float" office:value="0.001718">
                <text:p>0.001718</text:p>
              </table:table-cell>
              <table:table-cell office:value-type="float" office:value="0.001044">
                <text:p>0.001044</text:p>
              </table:table-cell>
            </table:table-row>
            <table:table-row>
              <table:table-cell office:value-type="float" office:value="3400">
                <text:p>3400</text:p>
              </table:table-cell>
              <table:table-cell office:value-type="float" office:value="0.001768">
                <text:p>0.001768</text:p>
              </table:table-cell>
              <table:table-cell office:value-type="float" office:value="0.001061">
                <text:p>0.001061</text:p>
              </table:table-cell>
            </table:table-row>
            <table:table-row>
              <table:table-cell office:value-type="float" office:value="3450">
                <text:p>3450</text:p>
              </table:table-cell>
              <table:table-cell office:value-type="float" office:value="0.001756">
                <text:p>0.001756</text:p>
              </table:table-cell>
              <table:table-cell office:value-type="float" office:value="0.001063">
                <text:p>0.001063</text:p>
              </table:table-cell>
            </table:table-row>
            <table:table-row>
              <table:table-cell office:value-type="float" office:value="3500">
                <text:p>3500</text:p>
              </table:table-cell>
              <table:table-cell office:value-type="float" office:value="0.001805">
                <text:p>0.001805</text:p>
              </table:table-cell>
              <table:table-cell office:value-type="float" office:value="0.001094">
                <text:p>0.001094</text:p>
              </table:table-cell>
            </table:table-row>
            <table:table-row>
              <table:table-cell office:value-type="float" office:value="3550">
                <text:p>3550</text:p>
              </table:table-cell>
              <table:table-cell office:value-type="float" office:value="0.00184">
                <text:p>0.00184</text:p>
              </table:table-cell>
              <table:table-cell office:value-type="float" office:value="0.001093">
                <text:p>0.001093</text:p>
              </table:table-cell>
            </table:table-row>
            <table:table-row>
              <table:table-cell office:value-type="float" office:value="3600">
                <text:p>3600</text:p>
              </table:table-cell>
              <table:table-cell office:value-type="float" office:value="0.001825">
                <text:p>0.001825</text:p>
              </table:table-cell>
              <table:table-cell office:value-type="float" office:value="0.001107">
                <text:p>0.001107</text:p>
              </table:table-cell>
            </table:table-row>
            <table:table-row>
              <table:table-cell office:value-type="float" office:value="3650">
                <text:p>3650</text:p>
              </table:table-cell>
              <table:table-cell office:value-type="float" office:value="0.001855">
                <text:p>0.001855</text:p>
              </table:table-cell>
              <table:table-cell office:value-type="float" office:value="0.00111">
                <text:p>0.00111</text:p>
              </table:table-cell>
            </table:table-row>
            <table:table-row>
              <table:table-cell office:value-type="float" office:value="3700">
                <text:p>3700</text:p>
              </table:table-cell>
              <table:table-cell office:value-type="float" office:value="0.001881">
                <text:p>0.001881</text:p>
              </table:table-cell>
              <table:table-cell office:value-type="float" office:value="0.001127">
                <text:p>0.001127</text:p>
              </table:table-cell>
            </table:table-row>
            <table:table-row>
              <table:table-cell office:value-type="float" office:value="3750">
                <text:p>3750</text:p>
              </table:table-cell>
              <table:table-cell office:value-type="float" office:value="0.001937">
                <text:p>0.001937</text:p>
              </table:table-cell>
              <table:table-cell office:value-type="float" office:value="0.001152">
                <text:p>0.001152</text:p>
              </table:table-cell>
            </table:table-row>
            <table:table-row>
              <table:table-cell office:value-type="float" office:value="3800">
                <text:p>3800</text:p>
              </table:table-cell>
              <table:table-cell office:value-type="float" office:value="0.00198">
                <text:p>0.00198</text:p>
              </table:table-cell>
              <table:table-cell office:value-type="float" office:value="0.001158">
                <text:p>0.001158</text:p>
              </table:table-cell>
            </table:table-row>
            <table:table-row>
              <table:table-cell office:value-type="float" office:value="3850">
                <text:p>3850</text:p>
              </table:table-cell>
              <table:table-cell office:value-type="float" office:value="0.001979">
                <text:p>0.001979</text:p>
              </table:table-cell>
              <table:table-cell office:value-type="float" office:value="0.001193">
                <text:p>0.001193</text:p>
              </table:table-cell>
            </table:table-row>
            <table:table-row>
              <table:table-cell office:value-type="float" office:value="3900">
                <text:p>3900</text:p>
              </table:table-cell>
              <table:table-cell office:value-type="float" office:value="0.001947">
                <text:p>0.001947</text:p>
              </table:table-cell>
              <table:table-cell office:value-type="float" office:value="0.001223">
                <text:p>0.001223</text:p>
              </table:table-cell>
            </table:table-row>
            <table:table-row>
              <table:table-cell office:value-type="float" office:value="3950">
                <text:p>3950</text:p>
              </table:table-cell>
              <table:table-cell office:value-type="float" office:value="0.001966">
                <text:p>0.001966</text:p>
              </table:table-cell>
              <table:table-cell office:value-type="float" office:value="0.001208">
                <text:p>0.001208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0.001993">
                <text:p>0.001993</text:p>
              </table:table-cell>
              <table:table-cell office:value-type="float" office:value="0.001218">
                <text:p>0.001218</text:p>
              </table:table-cell>
            </table:table-row>
            <table:table-row>
              <table:table-cell office:value-type="float" office:value="4050">
                <text:p>4050</text:p>
              </table:table-cell>
              <table:table-cell office:value-type="float" office:value="0.002016">
                <text:p>0.002016</text:p>
              </table:table-cell>
              <table:table-cell office:value-type="float" office:value="0.001243">
                <text:p>0.001243</text:p>
              </table:table-cell>
            </table:table-row>
            <table:table-row>
              <table:table-cell office:value-type="float" office:value="4100">
                <text:p>4100</text:p>
              </table:table-cell>
              <table:table-cell office:value-type="float" office:value="0.002041">
                <text:p>0.002041</text:p>
              </table:table-cell>
              <table:table-cell office:value-type="float" office:value="0.001262">
                <text:p>0.001262</text:p>
              </table:table-cell>
            </table:table-row>
            <table:table-row>
              <table:table-cell office:value-type="float" office:value="4150">
                <text:p>4150</text:p>
              </table:table-cell>
              <table:table-cell office:value-type="float" office:value="0.002068">
                <text:p>0.002068</text:p>
              </table:table-cell>
              <table:table-cell office:value-type="float" office:value="0.001279">
                <text:p>0.001279</text:p>
              </table:table-cell>
            </table:table-row>
            <table:table-row>
              <table:table-cell office:value-type="float" office:value="4200">
                <text:p>4200</text:p>
              </table:table-cell>
              <table:table-cell office:value-type="float" office:value="0.00209">
                <text:p>0.00209</text:p>
              </table:table-cell>
              <table:table-cell office:value-type="float" office:value="0.001296">
                <text:p>0.001296</text:p>
              </table:table-cell>
            </table:table-row>
            <table:table-row>
              <table:table-cell office:value-type="float" office:value="4250">
                <text:p>4250</text:p>
              </table:table-cell>
              <table:table-cell office:value-type="float" office:value="0.002117">
                <text:p>0.002117</text:p>
              </table:table-cell>
              <table:table-cell office:value-type="float" office:value="0.001318">
                <text:p>0.001318</text:p>
              </table:table-cell>
            </table:table-row>
            <table:table-row>
              <table:table-cell office:value-type="float" office:value="4300">
                <text:p>4300</text:p>
              </table:table-cell>
              <table:table-cell office:value-type="float" office:value="0.00214">
                <text:p>0.00214</text:p>
              </table:table-cell>
              <table:table-cell office:value-type="float" office:value="0.001311">
                <text:p>0.001311</text:p>
              </table:table-cell>
            </table:table-row>
            <table:table-row>
              <table:table-cell office:value-type="float" office:value="4350">
                <text:p>4350</text:p>
              </table:table-cell>
              <table:table-cell office:value-type="float" office:value="0.002167">
                <text:p>0.002167</text:p>
              </table:table-cell>
              <table:table-cell office:value-type="float" office:value="0.00133">
                <text:p>0.00133</text:p>
              </table:table-cell>
            </table:table-row>
            <table:table-row>
              <table:table-cell office:value-type="float" office:value="4400">
                <text:p>4400</text:p>
              </table:table-cell>
              <table:table-cell office:value-type="float" office:value="0.00219">
                <text:p>0.00219</text:p>
              </table:table-cell>
              <table:table-cell office:value-type="float" office:value="0.001346">
                <text:p>0.001346</text:p>
              </table:table-cell>
            </table:table-row>
            <table:table-row>
              <table:table-cell office:value-type="float" office:value="4450">
                <text:p>4450</text:p>
              </table:table-cell>
              <table:table-cell office:value-type="float" office:value="0.002215">
                <text:p>0.002215</text:p>
              </table:table-cell>
              <table:table-cell office:value-type="float" office:value="0.001377">
                <text:p>0.001377</text:p>
              </table:table-cell>
            </table:table-row>
            <table:table-row>
              <table:table-cell office:value-type="float" office:value="4500">
                <text:p>4500</text:p>
              </table:table-cell>
              <table:table-cell office:value-type="float" office:value="0.002241">
                <text:p>0.002241</text:p>
              </table:table-cell>
              <table:table-cell office:value-type="float" office:value="0.001385">
                <text:p>0.001385</text:p>
              </table:table-cell>
            </table:table-row>
            <table:table-row>
              <table:table-cell office:value-type="float" office:value="4550">
                <text:p>4550</text:p>
              </table:table-cell>
              <table:table-cell office:value-type="float" office:value="0.002271">
                <text:p>0.002271</text:p>
              </table:table-cell>
              <table:table-cell office:value-type="float" office:value="0.001405">
                <text:p>0.001405</text:p>
              </table:table-cell>
            </table:table-row>
            <table:table-row>
              <table:table-cell office:value-type="float" office:value="4600">
                <text:p>4600</text:p>
              </table:table-cell>
              <table:table-cell office:value-type="float" office:value="0.002293">
                <text:p>0.002293</text:p>
              </table:table-cell>
              <table:table-cell office:value-type="float" office:value="0.001432">
                <text:p>0.001432</text:p>
              </table:table-cell>
            </table:table-row>
            <table:table-row>
              <table:table-cell office:value-type="float" office:value="4650">
                <text:p>4650</text:p>
              </table:table-cell>
              <table:table-cell office:value-type="float" office:value="0.002318">
                <text:p>0.002318</text:p>
              </table:table-cell>
              <table:table-cell office:value-type="float" office:value="0.00143">
                <text:p>0.00143</text:p>
              </table:table-cell>
            </table:table-row>
            <table:table-row>
              <table:table-cell office:value-type="float" office:value="4700">
                <text:p>4700</text:p>
              </table:table-cell>
              <table:table-cell office:value-type="float" office:value="0.002341">
                <text:p>0.002341</text:p>
              </table:table-cell>
              <table:table-cell office:value-type="float" office:value="0.001445">
                <text:p>0.001445</text:p>
              </table:table-cell>
            </table:table-row>
            <table:table-row>
              <table:table-cell office:value-type="float" office:value="4750">
                <text:p>4750</text:p>
              </table:table-cell>
              <table:table-cell office:value-type="float" office:value="0.002366">
                <text:p>0.002366</text:p>
              </table:table-cell>
              <table:table-cell office:value-type="float" office:value="0.001464">
                <text:p>0.001464</text:p>
              </table:table-cell>
            </table:table-row>
            <table:table-row>
              <table:table-cell office:value-type="float" office:value="4800">
                <text:p>4800</text:p>
              </table:table-cell>
              <table:table-cell office:value-type="float" office:value="0.002391">
                <text:p>0.002391</text:p>
              </table:table-cell>
              <table:table-cell office:value-type="float" office:value="0.001484">
                <text:p>0.001484</text:p>
              </table:table-cell>
            </table:table-row>
            <table:table-row>
              <table:table-cell office:value-type="float" office:value="4850">
                <text:p>4850</text:p>
              </table:table-cell>
              <table:table-cell office:value-type="float" office:value="0.002415">
                <text:p>0.002415</text:p>
              </table:table-cell>
              <table:table-cell office:value-type="float" office:value="0.001507">
                <text:p>0.001507</text:p>
              </table:table-cell>
            </table:table-row>
            <table:table-row>
              <table:table-cell office:value-type="float" office:value="4900">
                <text:p>4900</text:p>
              </table:table-cell>
              <table:table-cell office:value-type="float" office:value="0.002441">
                <text:p>0.002441</text:p>
              </table:table-cell>
              <table:table-cell office:value-type="float" office:value="0.00152">
                <text:p>0.00152</text:p>
              </table:table-cell>
            </table:table-row>
            <table:table-row>
              <table:table-cell office:value-type="float" office:value="4950">
                <text:p>4950</text:p>
              </table:table-cell>
              <table:table-cell office:value-type="float" office:value="0.002463">
                <text:p>0.002463</text:p>
              </table:table-cell>
              <table:table-cell office:value-type="float" office:value="0.001534">
                <text:p>0.001534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0.002489">
                <text:p>0.002489</text:p>
              </table:table-cell>
              <table:table-cell office:value-type="float" office:value="0.001538">
                <text:p>0.001538</text:p>
              </table:table-cell>
            </table:table-row>
            <table:table-row>
              <table:table-cell office:value-type="float" office:value="5050">
                <text:p>5050</text:p>
              </table:table-cell>
              <table:table-cell office:value-type="float" office:value="0.002514">
                <text:p>0.002514</text:p>
              </table:table-cell>
              <table:table-cell office:value-type="float" office:value="0.00155">
                <text:p>0.00155</text:p>
              </table:table-cell>
            </table:table-row>
            <table:table-row>
              <table:table-cell office:value-type="float" office:value="5100">
                <text:p>5100</text:p>
              </table:table-cell>
              <table:table-cell office:value-type="float" office:value="0.002538">
                <text:p>0.002538</text:p>
              </table:table-cell>
              <table:table-cell office:value-type="float" office:value="0.001561">
                <text:p>0.001561</text:p>
              </table:table-cell>
            </table:table-row>
            <table:table-row>
              <table:table-cell office:value-type="float" office:value="5150">
                <text:p>5150</text:p>
              </table:table-cell>
              <table:table-cell office:value-type="float" office:value="0.002562">
                <text:p>0.002562</text:p>
              </table:table-cell>
              <table:table-cell office:value-type="float" office:value="0.001585">
                <text:p>0.001585</text:p>
              </table:table-cell>
            </table:table-row>
            <table:table-row>
              <table:table-cell office:value-type="float" office:value="5200">
                <text:p>5200</text:p>
              </table:table-cell>
              <table:table-cell office:value-type="float" office:value="0.00259">
                <text:p>0.00259</text:p>
              </table:table-cell>
              <table:table-cell office:value-type="float" office:value="0.00161">
                <text:p>0.00161</text:p>
              </table:table-cell>
            </table:table-row>
            <table:table-row>
              <table:table-cell office:value-type="float" office:value="5250">
                <text:p>5250</text:p>
              </table:table-cell>
              <table:table-cell office:value-type="float" office:value="0.002617">
                <text:p>0.002617</text:p>
              </table:table-cell>
              <table:table-cell office:value-type="float" office:value="0.001632">
                <text:p>0.001632</text:p>
              </table:table-cell>
            </table:table-row>
            <table:table-row>
              <table:table-cell office:value-type="float" office:value="5300">
                <text:p>5300</text:p>
              </table:table-cell>
              <table:table-cell office:value-type="float" office:value="0.002706">
                <text:p>0.002706</text:p>
              </table:table-cell>
              <table:table-cell office:value-type="float" office:value="0.001623">
                <text:p>0.001623</text:p>
              </table:table-cell>
            </table:table-row>
            <table:table-row>
              <table:table-cell office:value-type="float" office:value="5350">
                <text:p>5350</text:p>
              </table:table-cell>
              <table:table-cell office:value-type="float" office:value="0.002679">
                <text:p>0.002679</text:p>
              </table:table-cell>
              <table:table-cell office:value-type="float" office:value="0.001639">
                <text:p>0.001639</text:p>
              </table:table-cell>
            </table:table-row>
            <table:table-row>
              <table:table-cell office:value-type="float" office:value="5400">
                <text:p>5400</text:p>
              </table:table-cell>
              <table:table-cell office:value-type="float" office:value="0.002802">
                <text:p>0.002802</text:p>
              </table:table-cell>
              <table:table-cell office:value-type="float" office:value="0.001658">
                <text:p>0.001658</text:p>
              </table:table-cell>
            </table:table-row>
            <table:table-row>
              <table:table-cell office:value-type="float" office:value="5450">
                <text:p>5450</text:p>
              </table:table-cell>
              <table:table-cell office:value-type="float" office:value="0.002811">
                <text:p>0.002811</text:p>
              </table:table-cell>
              <table:table-cell office:value-type="float" office:value="0.001681">
                <text:p>0.001681</text:p>
              </table:table-cell>
            </table:table-row>
            <table:table-row>
              <table:table-cell office:value-type="float" office:value="5500">
                <text:p>5500</text:p>
              </table:table-cell>
              <table:table-cell office:value-type="float" office:value="0.002822">
                <text:p>0.002822</text:p>
              </table:table-cell>
              <table:table-cell office:value-type="float" office:value="0.001703">
                <text:p>0.001703</text:p>
              </table:table-cell>
            </table:table-row>
            <table:table-row>
              <table:table-cell office:value-type="float" office:value="5550">
                <text:p>5550</text:p>
              </table:table-cell>
              <table:table-cell office:value-type="float" office:value="0.002817">
                <text:p>0.002817</text:p>
              </table:table-cell>
              <table:table-cell office:value-type="float" office:value="0.001727">
                <text:p>0.001727</text:p>
              </table:table-cell>
            </table:table-row>
            <table:table-row>
              <table:table-cell office:value-type="float" office:value="5600">
                <text:p>5600</text:p>
              </table:table-cell>
              <table:table-cell office:value-type="float" office:value="0.002838">
                <text:p>0.002838</text:p>
              </table:table-cell>
              <table:table-cell office:value-type="float" office:value="0.001712">
                <text:p>0.001712</text:p>
              </table:table-cell>
            </table:table-row>
            <table:table-row>
              <table:table-cell office:value-type="float" office:value="5650">
                <text:p>5650</text:p>
              </table:table-cell>
              <table:table-cell office:value-type="float" office:value="0.0029">
                <text:p>0.0029</text:p>
              </table:table-cell>
              <table:table-cell office:value-type="float" office:value="0.001727">
                <text:p>0.001727</text:p>
              </table:table-cell>
            </table:table-row>
            <table:table-row>
              <table:table-cell office:value-type="float" office:value="5700">
                <text:p>5700</text:p>
              </table:table-cell>
              <table:table-cell office:value-type="float" office:value="0.002892">
                <text:p>0.002892</text:p>
              </table:table-cell>
              <table:table-cell office:value-type="float" office:value="0.001773">
                <text:p>0.001773</text:p>
              </table:table-cell>
            </table:table-row>
            <table:table-row>
              <table:table-cell office:value-type="float" office:value="5750">
                <text:p>5750</text:p>
              </table:table-cell>
              <table:table-cell office:value-type="float" office:value="0.002919">
                <text:p>0.002919</text:p>
              </table:table-cell>
              <table:table-cell office:value-type="float" office:value="0.001778">
                <text:p>0.001778</text:p>
              </table:table-cell>
            </table:table-row>
            <table:table-row>
              <table:table-cell office:value-type="float" office:value="5800">
                <text:p>5800</text:p>
              </table:table-cell>
              <table:table-cell office:value-type="float" office:value="0.002946">
                <text:p>0.002946</text:p>
              </table:table-cell>
              <table:table-cell office:value-type="float" office:value="0.001796">
                <text:p>0.001796</text:p>
              </table:table-cell>
            </table:table-row>
            <table:table-row>
              <table:table-cell office:value-type="float" office:value="5850">
                <text:p>5850</text:p>
              </table:table-cell>
              <table:table-cell office:value-type="float" office:value="0.002989">
                <text:p>0.002989</text:p>
              </table:table-cell>
              <table:table-cell office:value-type="float" office:value="0.001785">
                <text:p>0.001785</text:p>
              </table:table-cell>
            </table:table-row>
            <table:table-row>
              <table:table-cell office:value-type="float" office:value="5900">
                <text:p>5900</text:p>
              </table:table-cell>
              <table:table-cell office:value-type="float" office:value="0.003015">
                <text:p>0.003015</text:p>
              </table:table-cell>
              <table:table-cell office:value-type="float" office:value="0.001807">
                <text:p>0.001807</text:p>
              </table:table-cell>
            </table:table-row>
            <table:table-row>
              <table:table-cell office:value-type="float" office:value="5950">
                <text:p>5950</text:p>
              </table:table-cell>
              <table:table-cell office:value-type="float" office:value="0.003049">
                <text:p>0.003049</text:p>
              </table:table-cell>
              <table:table-cell office:value-type="float" office:value="0.001826">
                <text:p>0.001826</text:p>
              </table:table-cell>
            </table:table-row>
            <table:table-row>
              <table:table-cell office:value-type="float" office:value="6000">
                <text:p>6000</text:p>
              </table:table-cell>
              <table:table-cell office:value-type="float" office:value="0.00307">
                <text:p>0.00307</text:p>
              </table:table-cell>
              <table:table-cell office:value-type="float" office:value="0.001849">
                <text:p>0.001849</text:p>
              </table:table-cell>
            </table:table-row>
            <table:table-row>
              <table:table-cell office:value-type="float" office:value="6050">
                <text:p>6050</text:p>
              </table:table-cell>
              <table:table-cell office:value-type="float" office:value="0.003075">
                <text:p>0.003075</text:p>
              </table:table-cell>
              <table:table-cell office:value-type="float" office:value="0.001881">
                <text:p>0.001881</text:p>
              </table:table-cell>
            </table:table-row>
            <table:table-row>
              <table:table-cell office:value-type="float" office:value="6100">
                <text:p>6100</text:p>
              </table:table-cell>
              <table:table-cell office:value-type="float" office:value="0.003165">
                <text:p>0.003165</text:p>
              </table:table-cell>
              <table:table-cell office:value-type="float" office:value="0.001893">
                <text:p>0.001893</text:p>
              </table:table-cell>
            </table:table-row>
            <table:table-row>
              <table:table-cell office:value-type="float" office:value="6150">
                <text:p>6150</text:p>
              </table:table-cell>
              <table:table-cell office:value-type="float" office:value="0.003118">
                <text:p>0.003118</text:p>
              </table:table-cell>
              <table:table-cell office:value-type="float" office:value="0.001876">
                <text:p>0.001876</text:p>
              </table:table-cell>
            </table:table-row>
            <table:table-row>
              <table:table-cell office:value-type="float" office:value="6200">
                <text:p>6200</text:p>
              </table:table-cell>
              <table:table-cell office:value-type="float" office:value="0.003151">
                <text:p>0.003151</text:p>
              </table:table-cell>
              <table:table-cell office:value-type="float" office:value="0.001899">
                <text:p>0.001899</text:p>
              </table:table-cell>
            </table:table-row>
            <table:table-row>
              <table:table-cell office:value-type="float" office:value="6250">
                <text:p>6250</text:p>
              </table:table-cell>
              <table:table-cell office:value-type="float" office:value="0.003253">
                <text:p>0.003253</text:p>
              </table:table-cell>
              <table:table-cell office:value-type="float" office:value="0.001933">
                <text:p>0.001933</text:p>
              </table:table-cell>
            </table:table-row>
            <table:table-row>
              <table:table-cell office:value-type="float" office:value="6300">
                <text:p>6300</text:p>
              </table:table-cell>
              <table:table-cell office:value-type="float" office:value="0.003229">
                <text:p>0.003229</text:p>
              </table:table-cell>
              <table:table-cell office:value-type="float" office:value="0.001955">
                <text:p>0.001955</text:p>
              </table:table-cell>
            </table:table-row>
            <table:table-row>
              <table:table-cell office:value-type="float" office:value="6350">
                <text:p>6350</text:p>
              </table:table-cell>
              <table:table-cell office:value-type="float" office:value="0.00327">
                <text:p>0.00327</text:p>
              </table:table-cell>
              <table:table-cell office:value-type="float" office:value="0.001964">
                <text:p>0.001964</text:p>
              </table:table-cell>
            </table:table-row>
            <table:table-row>
              <table:table-cell office:value-type="float" office:value="6400">
                <text:p>6400</text:p>
              </table:table-cell>
              <table:table-cell office:value-type="float" office:value="0.003404">
                <text:p>0.003404</text:p>
              </table:table-cell>
              <table:table-cell office:value-type="float" office:value="0.002057">
                <text:p>0.002057</text:p>
              </table:table-cell>
            </table:table-row>
            <table:table-row>
              <table:table-cell office:value-type="float" office:value="6450">
                <text:p>6450</text:p>
              </table:table-cell>
              <table:table-cell office:value-type="float" office:value="0.003319">
                <text:p>0.003319</text:p>
              </table:table-cell>
              <table:table-cell office:value-type="float" office:value="0.001982">
                <text:p>0.001982</text:p>
              </table:table-cell>
            </table:table-row>
            <table:table-row>
              <table:table-cell office:value-type="float" office:value="6500">
                <text:p>6500</text:p>
              </table:table-cell>
              <table:table-cell office:value-type="float" office:value="0.00333">
                <text:p>0.00333</text:p>
              </table:table-cell>
              <table:table-cell office:value-type="float" office:value="0.002016">
                <text:p>0.002016</text:p>
              </table:table-cell>
            </table:table-row>
            <table:table-row>
              <table:table-cell office:value-type="float" office:value="6550">
                <text:p>6550</text:p>
              </table:table-cell>
              <table:table-cell office:value-type="float" office:value="0.003325">
                <text:p>0.003325</text:p>
              </table:table-cell>
              <table:table-cell office:value-type="float" office:value="0.002003">
                <text:p>0.002003</text:p>
              </table:table-cell>
            </table:table-row>
            <table:table-row>
              <table:table-cell office:value-type="float" office:value="6600">
                <text:p>6600</text:p>
              </table:table-cell>
              <table:table-cell office:value-type="float" office:value="0.003458">
                <text:p>0.003458</text:p>
              </table:table-cell>
              <table:table-cell office:value-type="float" office:value="0.002027">
                <text:p>0.002027</text:p>
              </table:table-cell>
            </table:table-row>
            <table:table-row>
              <table:table-cell office:value-type="float" office:value="6650">
                <text:p>6650</text:p>
              </table:table-cell>
              <table:table-cell office:value-type="float" office:value="0.003408">
                <text:p>0.003408</text:p>
              </table:table-cell>
              <table:table-cell office:value-type="float" office:value="0.002024">
                <text:p>0.002024</text:p>
              </table:table-cell>
            </table:table-row>
            <table:table-row>
              <table:table-cell office:value-type="float" office:value="6700">
                <text:p>6700</text:p>
              </table:table-cell>
              <table:table-cell office:value-type="float" office:value="0.003405">
                <text:p>0.003405</text:p>
              </table:table-cell>
              <table:table-cell office:value-type="float" office:value="0.002053">
                <text:p>0.002053</text:p>
              </table:table-cell>
            </table:table-row>
            <table:table-row>
              <table:table-cell office:value-type="float" office:value="6750">
                <text:p>6750</text:p>
              </table:table-cell>
              <table:table-cell office:value-type="float" office:value="0.003443">
                <text:p>0.003443</text:p>
              </table:table-cell>
              <table:table-cell office:value-type="float" office:value="0.002073">
                <text:p>0.002073</text:p>
              </table:table-cell>
            </table:table-row>
            <table:table-row>
              <table:table-cell office:value-type="float" office:value="6800">
                <text:p>6800</text:p>
              </table:table-cell>
              <table:table-cell office:value-type="float" office:value="0.003454">
                <text:p>0.003454</text:p>
              </table:table-cell>
              <table:table-cell office:value-type="float" office:value="0.002086">
                <text:p>0.002086</text:p>
              </table:table-cell>
            </table:table-row>
            <table:table-row>
              <table:table-cell office:value-type="float" office:value="6850">
                <text:p>6850</text:p>
              </table:table-cell>
              <table:table-cell office:value-type="float" office:value="0.003494">
                <text:p>0.003494</text:p>
              </table:table-cell>
              <table:table-cell office:value-type="float" office:value="0.002112">
                <text:p>0.002112</text:p>
              </table:table-cell>
            </table:table-row>
            <table:table-row>
              <table:table-cell office:value-type="float" office:value="6900">
                <text:p>6900</text:p>
              </table:table-cell>
              <table:table-cell office:value-type="float" office:value="0.003518">
                <text:p>0.003518</text:p>
              </table:table-cell>
              <table:table-cell office:value-type="float" office:value="0.002102">
                <text:p>0.002102</text:p>
              </table:table-cell>
            </table:table-row>
            <table:table-row>
              <table:table-cell office:value-type="float" office:value="6950">
                <text:p>6950</text:p>
              </table:table-cell>
              <table:table-cell office:value-type="float" office:value="0.00359">
                <text:p>0.00359</text:p>
              </table:table-cell>
              <table:table-cell office:value-type="float" office:value="0.002138">
                <text:p>0.002138</text:p>
              </table:table-cell>
            </table:table-row>
            <table:table-row>
              <table:table-cell office:value-type="float" office:value="7000">
                <text:p>7000</text:p>
              </table:table-cell>
              <table:table-cell office:value-type="float" office:value="0.003591">
                <text:p>0.003591</text:p>
              </table:table-cell>
              <table:table-cell office:value-type="float" office:value="0.002161">
                <text:p>0.002161</text:p>
              </table:table-cell>
            </table:table-row>
            <table:table-row>
              <table:table-cell office:value-type="float" office:value="7050">
                <text:p>7050</text:p>
              </table:table-cell>
              <table:table-cell office:value-type="float" office:value="0.003615">
                <text:p>0.003615</text:p>
              </table:table-cell>
              <table:table-cell office:value-type="float" office:value="0.002192">
                <text:p>0.002192</text:p>
              </table:table-cell>
            </table:table-row>
            <table:table-row>
              <table:table-cell office:value-type="float" office:value="7100">
                <text:p>7100</text:p>
              </table:table-cell>
              <table:table-cell office:value-type="float" office:value="0.003626">
                <text:p>0.003626</text:p>
              </table:table-cell>
              <table:table-cell office:value-type="float" office:value="0.00218">
                <text:p>0.00218</text:p>
              </table:table-cell>
            </table:table-row>
            <table:table-row>
              <table:table-cell office:value-type="float" office:value="7150">
                <text:p>7150</text:p>
              </table:table-cell>
              <table:table-cell office:value-type="float" office:value="0.003631">
                <text:p>0.003631</text:p>
              </table:table-cell>
              <table:table-cell office:value-type="float" office:value="0.002217">
                <text:p>0.002217</text:p>
              </table:table-cell>
            </table:table-row>
            <table:table-row>
              <table:table-cell office:value-type="float" office:value="7200">
                <text:p>7200</text:p>
              </table:table-cell>
              <table:table-cell office:value-type="float" office:value="0.003648">
                <text:p>0.003648</text:p>
              </table:table-cell>
              <table:table-cell office:value-type="float" office:value="0.002221">
                <text:p>0.002221</text:p>
              </table:table-cell>
            </table:table-row>
            <table:table-row>
              <table:table-cell office:value-type="float" office:value="7250">
                <text:p>7250</text:p>
              </table:table-cell>
              <table:table-cell office:value-type="float" office:value="0.003717">
                <text:p>0.003717</text:p>
              </table:table-cell>
              <table:table-cell office:value-type="float" office:value="0.002237">
                <text:p>0.002237</text:p>
              </table:table-cell>
            </table:table-row>
            <table:table-row>
              <table:table-cell office:value-type="float" office:value="7300">
                <text:p>7300</text:p>
              </table:table-cell>
              <table:table-cell office:value-type="float" office:value="0.00373">
                <text:p>0.00373</text:p>
              </table:table-cell>
              <table:table-cell office:value-type="float" office:value="0.002242">
                <text:p>0.002242</text:p>
              </table:table-cell>
            </table:table-row>
            <table:table-row>
              <table:table-cell office:value-type="float" office:value="7350">
                <text:p>7350</text:p>
              </table:table-cell>
              <table:table-cell office:value-type="float" office:value="0.003761">
                <text:p>0.003761</text:p>
              </table:table-cell>
              <table:table-cell office:value-type="float" office:value="0.002244">
                <text:p>0.002244</text:p>
              </table:table-cell>
            </table:table-row>
            <table:table-row>
              <table:table-cell office:value-type="float" office:value="7400">
                <text:p>7400</text:p>
              </table:table-cell>
              <table:table-cell office:value-type="float" office:value="0.003784">
                <text:p>0.003784</text:p>
              </table:table-cell>
              <table:table-cell office:value-type="float" office:value="0.002271">
                <text:p>0.002271</text:p>
              </table:table-cell>
            </table:table-row>
            <table:table-row>
              <table:table-cell office:value-type="float" office:value="7450">
                <text:p>7450</text:p>
              </table:table-cell>
              <table:table-cell office:value-type="float" office:value="0.003827">
                <text:p>0.003827</text:p>
              </table:table-cell>
              <table:table-cell office:value-type="float" office:value="0.002279">
                <text:p>0.002279</text:p>
              </table:table-cell>
            </table:table-row>
            <table:table-row>
              <table:table-cell office:value-type="float" office:value="7500">
                <text:p>7500</text:p>
              </table:table-cell>
              <table:table-cell office:value-type="float" office:value="0.003854">
                <text:p>0.003854</text:p>
              </table:table-cell>
              <table:table-cell office:value-type="float" office:value="0.002297">
                <text:p>0.002297</text:p>
              </table:table-cell>
            </table:table-row>
            <table:table-row>
              <table:table-cell office:value-type="float" office:value="7550">
                <text:p>7550</text:p>
              </table:table-cell>
              <table:table-cell office:value-type="float" office:value="0.003874">
                <text:p>0.003874</text:p>
              </table:table-cell>
              <table:table-cell office:value-type="float" office:value="0.0023">
                <text:p>0.0023</text:p>
              </table:table-cell>
            </table:table-row>
            <table:table-row>
              <table:table-cell office:value-type="float" office:value="7600">
                <text:p>7600</text:p>
              </table:table-cell>
              <table:table-cell office:value-type="float" office:value="0.003898">
                <text:p>0.003898</text:p>
              </table:table-cell>
              <table:table-cell office:value-type="float" office:value="0.002336">
                <text:p>0.002336</text:p>
              </table:table-cell>
            </table:table-row>
            <table:table-row>
              <table:table-cell office:value-type="float" office:value="7650">
                <text:p>7650</text:p>
              </table:table-cell>
              <table:table-cell office:value-type="float" office:value="0.003896">
                <text:p>0.003896</text:p>
              </table:table-cell>
              <table:table-cell office:value-type="float" office:value="0.002362">
                <text:p>0.002362</text:p>
              </table:table-cell>
            </table:table-row>
            <table:table-row>
              <table:table-cell office:value-type="float" office:value="7700">
                <text:p>7700</text:p>
              </table:table-cell>
              <table:table-cell office:value-type="float" office:value="0.003945">
                <text:p>0.003945</text:p>
              </table:table-cell>
              <table:table-cell office:value-type="float" office:value="0.002392">
                <text:p>0.002392</text:p>
              </table:table-cell>
            </table:table-row>
            <table:table-row>
              <table:table-cell office:value-type="float" office:value="7750">
                <text:p>7750</text:p>
              </table:table-cell>
              <table:table-cell office:value-type="float" office:value="0.003965">
                <text:p>0.003965</text:p>
              </table:table-cell>
              <table:table-cell office:value-type="float" office:value="0.002365">
                <text:p>0.002365</text:p>
              </table:table-cell>
            </table:table-row>
            <table:table-row>
              <table:table-cell office:value-type="float" office:value="7800">
                <text:p>7800</text:p>
              </table:table-cell>
              <table:table-cell office:value-type="float" office:value="0.004049">
                <text:p>0.004049</text:p>
              </table:table-cell>
              <table:table-cell office:value-type="float" office:value="0.002389">
                <text:p>0.002389</text:p>
              </table:table-cell>
            </table:table-row>
            <table:table-row>
              <table:table-cell office:value-type="float" office:value="7850">
                <text:p>7850</text:p>
              </table:table-cell>
              <table:table-cell office:value-type="float" office:value="0.004009">
                <text:p>0.004009</text:p>
              </table:table-cell>
              <table:table-cell office:value-type="float" office:value="0.002402">
                <text:p>0.002402</text:p>
              </table:table-cell>
            </table:table-row>
            <table:table-row>
              <table:table-cell office:value-type="float" office:value="7900">
                <text:p>7900</text:p>
              </table:table-cell>
              <table:table-cell office:value-type="float" office:value="0.004037">
                <text:p>0.004037</text:p>
              </table:table-cell>
              <table:table-cell office:value-type="float" office:value="0.002458">
                <text:p>0.002458</text:p>
              </table:table-cell>
            </table:table-row>
            <table:table-row>
              <table:table-cell office:value-type="float" office:value="7950">
                <text:p>7950</text:p>
              </table:table-cell>
              <table:table-cell office:value-type="float" office:value="0.00411">
                <text:p>0.00411</text:p>
              </table:table-cell>
              <table:table-cell office:value-type="float" office:value="0.002431">
                <text:p>0.002431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0.004121">
                <text:p>0.004121</text:p>
              </table:table-cell>
              <table:table-cell office:value-type="float" office:value="0.002444">
                <text:p>0.002444</text:p>
              </table:table-cell>
            </table:table-row>
            <table:table-row>
              <table:table-cell office:value-type="float" office:value="8050">
                <text:p>8050</text:p>
              </table:table-cell>
              <table:table-cell office:value-type="float" office:value="0.004136">
                <text:p>0.004136</text:p>
              </table:table-cell>
              <table:table-cell office:value-type="float" office:value="0.002475">
                <text:p>0.002475</text:p>
              </table:table-cell>
            </table:table-row>
            <table:table-row>
              <table:table-cell office:value-type="float" office:value="8100">
                <text:p>8100</text:p>
              </table:table-cell>
              <table:table-cell office:value-type="float" office:value="0.004148">
                <text:p>0.004148</text:p>
              </table:table-cell>
              <table:table-cell office:value-type="float" office:value="0.002504">
                <text:p>0.002504</text:p>
              </table:table-cell>
            </table:table-row>
            <table:table-row>
              <table:table-cell office:value-type="float" office:value="8150">
                <text:p>8150</text:p>
              </table:table-cell>
              <table:table-cell office:value-type="float" office:value="0.004201">
                <text:p>0.004201</text:p>
              </table:table-cell>
              <table:table-cell office:value-type="float" office:value="0.002497">
                <text:p>0.002497</text:p>
              </table:table-cell>
            </table:table-row>
            <table:table-row>
              <table:table-cell office:value-type="float" office:value="8200">
                <text:p>8200</text:p>
              </table:table-cell>
              <table:table-cell office:value-type="float" office:value="0.004205">
                <text:p>0.004205</text:p>
              </table:table-cell>
              <table:table-cell office:value-type="float" office:value="0.002533">
                <text:p>0.002533</text:p>
              </table:table-cell>
            </table:table-row>
            <table:table-row>
              <table:table-cell office:value-type="float" office:value="8250">
                <text:p>8250</text:p>
              </table:table-cell>
              <table:table-cell office:value-type="float" office:value="0.004171">
                <text:p>0.004171</text:p>
              </table:table-cell>
              <table:table-cell office:value-type="float" office:value="0.002549">
                <text:p>0.002549</text:p>
              </table:table-cell>
            </table:table-row>
            <table:table-row>
              <table:table-cell office:value-type="float" office:value="8300">
                <text:p>8300</text:p>
              </table:table-cell>
              <table:table-cell office:value-type="float" office:value="0.004199">
                <text:p>0.004199</text:p>
              </table:table-cell>
              <table:table-cell office:value-type="float" office:value="0.002571">
                <text:p>0.002571</text:p>
              </table:table-cell>
            </table:table-row>
            <table:table-row>
              <table:table-cell office:value-type="float" office:value="8350">
                <text:p>8350</text:p>
              </table:table-cell>
              <table:table-cell office:value-type="float" office:value="0.004233">
                <text:p>0.004233</text:p>
              </table:table-cell>
              <table:table-cell office:value-type="float" office:value="0.002561">
                <text:p>0.002561</text:p>
              </table:table-cell>
            </table:table-row>
            <table:table-row>
              <table:table-cell office:value-type="float" office:value="8400">
                <text:p>8400</text:p>
              </table:table-cell>
              <table:table-cell office:value-type="float" office:value="0.004292">
                <text:p>0.004292</text:p>
              </table:table-cell>
              <table:table-cell office:value-type="float" office:value="0.0026">
                <text:p>0.0026</text:p>
              </table:table-cell>
            </table:table-row>
            <table:table-row>
              <table:table-cell office:value-type="float" office:value="8450">
                <text:p>8450</text:p>
              </table:table-cell>
              <table:table-cell office:value-type="float" office:value="0.004332">
                <text:p>0.004332</text:p>
              </table:table-cell>
              <table:table-cell office:value-type="float" office:value="0.002621">
                <text:p>0.002621</text:p>
              </table:table-cell>
            </table:table-row>
            <table:table-row>
              <table:table-cell office:value-type="float" office:value="8500">
                <text:p>8500</text:p>
              </table:table-cell>
              <table:table-cell office:value-type="float" office:value="0.004354">
                <text:p>0.004354</text:p>
              </table:table-cell>
              <table:table-cell office:value-type="float" office:value="0.002615">
                <text:p>0.002615</text:p>
              </table:table-cell>
            </table:table-row>
            <table:table-row>
              <table:table-cell office:value-type="float" office:value="8550">
                <text:p>8550</text:p>
              </table:table-cell>
              <table:table-cell office:value-type="float" office:value="0.004368">
                <text:p>0.004368</text:p>
              </table:table-cell>
              <table:table-cell office:value-type="float" office:value="0.00263">
                <text:p>0.00263</text:p>
              </table:table-cell>
            </table:table-row>
            <table:table-row>
              <table:table-cell office:value-type="float" office:value="8600">
                <text:p>8600</text:p>
              </table:table-cell>
              <table:table-cell office:value-type="float" office:value="0.004416">
                <text:p>0.004416</text:p>
              </table:table-cell>
              <table:table-cell office:value-type="float" office:value="0.002674">
                <text:p>0.002674</text:p>
              </table:table-cell>
            </table:table-row>
            <table:table-row>
              <table:table-cell office:value-type="float" office:value="8650">
                <text:p>8650</text:p>
              </table:table-cell>
              <table:table-cell office:value-type="float" office:value="0.004454">
                <text:p>0.004454</text:p>
              </table:table-cell>
              <table:table-cell office:value-type="float" office:value="0.002673">
                <text:p>0.002673</text:p>
              </table:table-cell>
            </table:table-row>
            <table:table-row>
              <table:table-cell office:value-type="float" office:value="8700">
                <text:p>8700</text:p>
              </table:table-cell>
              <table:table-cell office:value-type="float" office:value="0.004406">
                <text:p>0.004406</text:p>
              </table:table-cell>
              <table:table-cell office:value-type="float" office:value="0.002662">
                <text:p>0.002662</text:p>
              </table:table-cell>
            </table:table-row>
            <table:table-row>
              <table:table-cell office:value-type="float" office:value="8750">
                <text:p>8750</text:p>
              </table:table-cell>
              <table:table-cell office:value-type="float" office:value="0.004475">
                <text:p>0.004475</text:p>
              </table:table-cell>
              <table:table-cell office:value-type="float" office:value="0.002693">
                <text:p>0.002693</text:p>
              </table:table-cell>
            </table:table-row>
            <table:table-row>
              <table:table-cell office:value-type="float" office:value="8800">
                <text:p>8800</text:p>
              </table:table-cell>
              <table:table-cell office:value-type="float" office:value="0.004487">
                <text:p>0.004487</text:p>
              </table:table-cell>
              <table:table-cell office:value-type="float" office:value="0.002702">
                <text:p>0.002702</text:p>
              </table:table-cell>
            </table:table-row>
            <table:table-row>
              <table:table-cell office:value-type="float" office:value="8850">
                <text:p>8850</text:p>
              </table:table-cell>
              <table:table-cell office:value-type="float" office:value="0.004536">
                <text:p>0.004536</text:p>
              </table:table-cell>
              <table:table-cell office:value-type="float" office:value="0.002705">
                <text:p>0.002705</text:p>
              </table:table-cell>
            </table:table-row>
            <table:table-row>
              <table:table-cell office:value-type="float" office:value="8900">
                <text:p>8900</text:p>
              </table:table-cell>
              <table:table-cell office:value-type="float" office:value="0.004502">
                <text:p>0.004502</text:p>
              </table:table-cell>
              <table:table-cell office:value-type="float" office:value="0.002741">
                <text:p>0.002741</text:p>
              </table:table-cell>
            </table:table-row>
            <table:table-row>
              <table:table-cell office:value-type="float" office:value="8950">
                <text:p>8950</text:p>
              </table:table-cell>
              <table:table-cell office:value-type="float" office:value="0.004567">
                <text:p>0.004567</text:p>
              </table:table-cell>
              <table:table-cell office:value-type="float" office:value="0.002751">
                <text:p>0.002751</text:p>
              </table:table-cell>
            </table:table-row>
            <table:table-row>
              <table:table-cell office:value-type="float" office:value="9000">
                <text:p>9000</text:p>
              </table:table-cell>
              <table:table-cell office:value-type="float" office:value="0.004601">
                <text:p>0.004601</text:p>
              </table:table-cell>
              <table:table-cell office:value-type="float" office:value="0.002765">
                <text:p>0.002765</text:p>
              </table:table-cell>
            </table:table-row>
            <table:table-row>
              <table:table-cell office:value-type="float" office:value="9050">
                <text:p>9050</text:p>
              </table:table-cell>
              <table:table-cell office:value-type="float" office:value="0.004632">
                <text:p>0.004632</text:p>
              </table:table-cell>
              <table:table-cell office:value-type="float" office:value="0.002777">
                <text:p>0.002777</text:p>
              </table:table-cell>
            </table:table-row>
            <table:table-row>
              <table:table-cell office:value-type="float" office:value="9100">
                <text:p>9100</text:p>
              </table:table-cell>
              <table:table-cell office:value-type="float" office:value="0.004679">
                <text:p>0.004679</text:p>
              </table:table-cell>
              <table:table-cell office:value-type="float" office:value="0.002803">
                <text:p>0.002803</text:p>
              </table:table-cell>
            </table:table-row>
            <table:table-row>
              <table:table-cell office:value-type="float" office:value="9150">
                <text:p>9150</text:p>
              </table:table-cell>
              <table:table-cell office:value-type="float" office:value="0.00469">
                <text:p>0.00469</text:p>
              </table:table-cell>
              <table:table-cell office:value-type="float" office:value="0.002817">
                <text:p>0.002817</text:p>
              </table:table-cell>
            </table:table-row>
            <table:table-row>
              <table:table-cell office:value-type="float" office:value="9200">
                <text:p>9200</text:p>
              </table:table-cell>
              <table:table-cell office:value-type="float" office:value="0.004721">
                <text:p>0.004721</text:p>
              </table:table-cell>
              <table:table-cell office:value-type="float" office:value="0.002818">
                <text:p>0.002818</text:p>
              </table:table-cell>
            </table:table-row>
            <table:table-row>
              <table:table-cell office:value-type="float" office:value="9250">
                <text:p>9250</text:p>
              </table:table-cell>
              <table:table-cell office:value-type="float" office:value="0.004717">
                <text:p>0.004717</text:p>
              </table:table-cell>
              <table:table-cell office:value-type="float" office:value="0.002843">
                <text:p>0.002843</text:p>
              </table:table-cell>
            </table:table-row>
            <table:table-row>
              <table:table-cell office:value-type="float" office:value="9300">
                <text:p>9300</text:p>
              </table:table-cell>
              <table:table-cell office:value-type="float" office:value="0.004779">
                <text:p>0.004779</text:p>
              </table:table-cell>
              <table:table-cell office:value-type="float" office:value="0.002862">
                <text:p>0.002862</text:p>
              </table:table-cell>
            </table:table-row>
            <table:table-row>
              <table:table-cell office:value-type="float" office:value="9350">
                <text:p>9350</text:p>
              </table:table-cell>
              <table:table-cell office:value-type="float" office:value="0.004784">
                <text:p>0.004784</text:p>
              </table:table-cell>
              <table:table-cell office:value-type="float" office:value="0.002861">
                <text:p>0.002861</text:p>
              </table:table-cell>
            </table:table-row>
            <table:table-row>
              <table:table-cell office:value-type="float" office:value="9400">
                <text:p>9400</text:p>
              </table:table-cell>
              <table:table-cell office:value-type="float" office:value="0.004851">
                <text:p>0.004851</text:p>
              </table:table-cell>
              <table:table-cell office:value-type="float" office:value="0.002889">
                <text:p>0.002889</text:p>
              </table:table-cell>
            </table:table-row>
            <table:table-row>
              <table:table-cell office:value-type="float" office:value="9450">
                <text:p>9450</text:p>
              </table:table-cell>
              <table:table-cell office:value-type="float" office:value="0.004867">
                <text:p>0.004867</text:p>
              </table:table-cell>
              <table:table-cell office:value-type="float" office:value="0.002929">
                <text:p>0.002929</text:p>
              </table:table-cell>
            </table:table-row>
            <table:table-row>
              <table:table-cell office:value-type="float" office:value="9500">
                <text:p>9500</text:p>
              </table:table-cell>
              <table:table-cell office:value-type="float" office:value="0.004885">
                <text:p>0.004885</text:p>
              </table:table-cell>
              <table:table-cell office:value-type="float" office:value="0.002931">
                <text:p>0.002931</text:p>
              </table:table-cell>
            </table:table-row>
            <table:table-row>
              <table:table-cell office:value-type="float" office:value="9550">
                <text:p>9550</text:p>
              </table:table-cell>
              <table:table-cell office:value-type="float" office:value="0.004892">
                <text:p>0.004892</text:p>
              </table:table-cell>
              <table:table-cell office:value-type="float" office:value="0.002955">
                <text:p>0.002955</text:p>
              </table:table-cell>
            </table:table-row>
            <table:table-row>
              <table:table-cell office:value-type="float" office:value="9600">
                <text:p>9600</text:p>
              </table:table-cell>
              <table:table-cell office:value-type="float" office:value="0.004943">
                <text:p>0.004943</text:p>
              </table:table-cell>
              <table:table-cell office:value-type="float" office:value="0.002966">
                <text:p>0.002966</text:p>
              </table:table-cell>
            </table:table-row>
            <table:table-row>
              <table:table-cell office:value-type="float" office:value="9650">
                <text:p>9650</text:p>
              </table:table-cell>
              <table:table-cell office:value-type="float" office:value="0.005056">
                <text:p>0.005056</text:p>
              </table:table-cell>
              <table:table-cell office:value-type="float" office:value="0.002967">
                <text:p>0.002967</text:p>
              </table:table-cell>
            </table:table-row>
            <table:table-row>
              <table:table-cell office:value-type="float" office:value="9700">
                <text:p>9700</text:p>
              </table:table-cell>
              <table:table-cell office:value-type="float" office:value="0.004972">
                <text:p>0.004972</text:p>
              </table:table-cell>
              <table:table-cell office:value-type="float" office:value="0.002978">
                <text:p>0.002978</text:p>
              </table:table-cell>
            </table:table-row>
            <table:table-row>
              <table:table-cell office:value-type="float" office:value="9750">
                <text:p>9750</text:p>
              </table:table-cell>
              <table:table-cell office:value-type="float" office:value="0.004982">
                <text:p>0.004982</text:p>
              </table:table-cell>
              <table:table-cell office:value-type="float" office:value="0.00302">
                <text:p>0.00302</text:p>
              </table:table-cell>
            </table:table-row>
            <table:table-row>
              <table:table-cell office:value-type="float" office:value="9800">
                <text:p>9800</text:p>
              </table:table-cell>
              <table:table-cell office:value-type="float" office:value="0.005034">
                <text:p>0.005034</text:p>
              </table:table-cell>
              <table:table-cell office:value-type="float" office:value="0.003018">
                <text:p>0.003018</text:p>
              </table:table-cell>
            </table:table-row>
            <table:table-row>
              <table:table-cell office:value-type="float" office:value="9850">
                <text:p>9850</text:p>
              </table:table-cell>
              <table:table-cell office:value-type="float" office:value="0.005075">
                <text:p>0.005075</text:p>
              </table:table-cell>
              <table:table-cell office:value-type="float" office:value="0.003045">
                <text:p>0.003045</text:p>
              </table:table-cell>
            </table:table-row>
            <table:table-row>
              <table:table-cell office:value-type="float" office:value="9900">
                <text:p>9900</text:p>
              </table:table-cell>
              <table:table-cell office:value-type="float" office:value="0.005082">
                <text:p>0.005082</text:p>
              </table:table-cell>
              <table:table-cell office:value-type="float" office:value="0.003076">
                <text:p>0.003076</text:p>
              </table:table-cell>
            </table:table-row>
            <table:table-row>
              <table:table-cell office:value-type="float" office:value="9950">
                <text:p>9950</text:p>
              </table:table-cell>
              <table:table-cell office:value-type="float" office:value="0.005104">
                <text:p>0.005104</text:p>
              </table:table-cell>
              <table:table-cell office:value-type="float" office:value="0.003095">
                <text:p>0.003095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0.005128">
                <text:p>0.005128</text:p>
              </table:table-cell>
              <table:table-cell office:value-type="float" office:value="0.003195">
                <text:p>0.00319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.0$Linux_X86_64 LibreOffice_project/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2cm" svg:height="9.006cm" xlink:href=".." xlink:type="simple" chart:class="chart:line" chart:style-name="ch1">
        <chart:legend chart:legend-position="end" svg:x="12.002cm" svg:y="3.706cm" style:legend-expansion="high" chart:style-name="ch2"/>
        <chart:plot-area chart:style-name="ch3" table:cell-range-address="1000_10000_50_1000.A1:1000_10000_50_1000.D182" chart:data-source-has-labels="both" svg:x="0.319cm" svg:y="0.18cm" svg:width="11.364cm" svg:height="8.646cm">
          <chartooo:coordinate-region svg:x="1.231cm" svg:y="0.18cm" svg:width="10.31cm" svg:height="7.262cm"/>
          <chart:axis chart:dimension="x" chart:name="primary-x" chart:style-name="ch4" chartooo:axis-type="auto">
            <chartooo:date-scale/>
            <chart:categories table:cell-range-address="1000_10000_50_1000.A2:1000_10000_50_1000.A18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1000_10000_50_1000.B2:1000_10000_50_1000.B182" chart:label-cell-address="1000_10000_50_1000.B1:1000_10000_50_1000.B1" chart:class="chart:line">
            <chart:data-point chart:repeated="181"/>
          </chart:series>
          <chart:series chart:style-name="ch7" chart:values-cell-range-address="1000_10000_50_1000.C2:1000_10000_50_1000.C182" chart:label-cell-address="1000_10000_50_1000.C1:1000_10000_50_1000.C1" chart:class="chart:line">
            <chart:data-point chart:repeated="181"/>
          </chart:series>
          <chart:series chart:style-name="ch8" chart:values-cell-range-address="1000_10000_50_1000.D2:1000_10000_50_1000.D182" chart:label-cell-address="1000_10000_50_1000.D1:1000_10000_50_1000.D1" chart:class="chart:line">
            <chart:data-point chart:repeated="18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mplementation 2</text:p>
                <draw:g>
                  <svg:desc>1000_10000_50_1000.B1:1000_10000_50_1000.B1</svg:desc>
                </draw:g>
              </table:table-cell>
              <table:table-cell office:value-type="string">
                <text:p>Implementation 1</text:p>
                <draw:g>
                  <svg:desc>1000_10000_50_1000.C1:1000_10000_50_1000.C1</svg:desc>
                </draw:g>
              </table:table-cell>
              <table:table-cell office:value-type="string">
                <text:p>MATLAB</text:p>
                <draw:g>
                  <svg:desc>1000_10000_50_1000.D1:1000_10000_50_1000.D1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1000_10000_50_1000.A2:1000_10000_50_1000.A182</svg:desc>
                </draw:g>
              </table:table-cell>
              <table:table-cell office:value-type="float" office:value="0.00051">
                <text:p>0.00051</text:p>
                <draw:g>
                  <svg:desc>1000_10000_50_1000.B2:1000_10000_50_1000.B182</svg:desc>
                </draw:g>
              </table:table-cell>
              <table:table-cell office:value-type="float" office:value="0.000318">
                <text:p>0.000318</text:p>
                <draw:g>
                  <svg:desc>1000_10000_50_1000.C2:1000_10000_50_1000.C182</svg:desc>
                </draw:g>
              </table:table-cell>
              <table:table-cell office:value-type="float" office:value="NaN">
                <text:p>NaN</text:p>
                <draw:g>
                  <svg:desc>1000_10000_50_1000.D2:1000_10000_50_1000.D182</svg:desc>
                </draw:g>
              </table:table-cell>
            </table:table-row>
            <table:table-row>
              <table:table-cell office:value-type="float" office:value="1050">
                <text:p>1050</text:p>
              </table:table-cell>
              <table:table-cell office:value-type="float" office:value="0.000532">
                <text:p>0.000532</text:p>
              </table:table-cell>
              <table:table-cell office:value-type="float" office:value="0.000324">
                <text:p>0.000324</text:p>
              </table:table-cell>
              <table:table-cell office:value-type="float" office:value="0.003894">
                <text:p>0.003894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0.000557">
                <text:p>0.000557</text:p>
              </table:table-cell>
              <table:table-cell office:value-type="float" office:value="0.000339">
                <text:p>0.000339</text:p>
              </table:table-cell>
              <table:table-cell office:value-type="float" office:value="0.004178">
                <text:p>0.004178</text:p>
              </table:table-cell>
            </table:table-row>
            <table:table-row>
              <table:table-cell office:value-type="float" office:value="1150">
                <text:p>1150</text:p>
              </table:table-cell>
              <table:table-cell office:value-type="float" office:value="0.000615">
                <text:p>0.000615</text:p>
              </table:table-cell>
              <table:table-cell office:value-type="float" office:value="0.000354">
                <text:p>0.000354</text:p>
              </table:table-cell>
              <table:table-cell office:value-type="float" office:value="0.003772">
                <text:p>0.003772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0.000607">
                <text:p>0.000607</text:p>
              </table:table-cell>
              <table:table-cell office:value-type="float" office:value="0.000368">
                <text:p>0.000368</text:p>
              </table:table-cell>
              <table:table-cell office:value-type="float" office:value="0.003971">
                <text:p>0.003971</text:p>
              </table:table-cell>
            </table:table-row>
            <table:table-row>
              <table:table-cell office:value-type="float" office:value="1250">
                <text:p>1250</text:p>
              </table:table-cell>
              <table:table-cell office:value-type="float" office:value="0.000629">
                <text:p>0.000629</text:p>
              </table:table-cell>
              <table:table-cell office:value-type="float" office:value="0.000391">
                <text:p>0.000391</text:p>
              </table:table-cell>
              <table:table-cell office:value-type="float" office:value="0.005369">
                <text:p>0.005369</text:p>
              </table:table-cell>
            </table:table-row>
            <table:table-row>
              <table:table-cell office:value-type="float" office:value="1300">
                <text:p>1300</text:p>
              </table:table-cell>
              <table:table-cell office:value-type="float" office:value="0.000657">
                <text:p>0.000657</text:p>
              </table:table-cell>
              <table:table-cell office:value-type="float" office:value="0.000402">
                <text:p>0.000402</text:p>
              </table:table-cell>
              <table:table-cell office:value-type="float" office:value="0.004897">
                <text:p>0.004897</text:p>
              </table:table-cell>
            </table:table-row>
            <table:table-row>
              <table:table-cell office:value-type="float" office:value="1350">
                <text:p>1350</text:p>
              </table:table-cell>
              <table:table-cell office:value-type="float" office:value="0.000684">
                <text:p>0.000684</text:p>
              </table:table-cell>
              <table:table-cell office:value-type="float" office:value="0.000414">
                <text:p>0.000414</text:p>
              </table:table-cell>
              <table:table-cell office:value-type="float" office:value="0.004968">
                <text:p>0.004968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0.000706">
                <text:p>0.000706</text:p>
              </table:table-cell>
              <table:table-cell office:value-type="float" office:value="0.000442">
                <text:p>0.000442</text:p>
              </table:table-cell>
              <table:table-cell office:value-type="float" office:value="0.004372">
                <text:p>0.004372</text:p>
              </table:table-cell>
            </table:table-row>
            <table:table-row>
              <table:table-cell office:value-type="float" office:value="1450">
                <text:p>1450</text:p>
              </table:table-cell>
              <table:table-cell office:value-type="float" office:value="0.000734">
                <text:p>0.000734</text:p>
              </table:table-cell>
              <table:table-cell office:value-type="float" office:value="0.000455">
                <text:p>0.000455</text:p>
              </table:table-cell>
              <table:table-cell office:value-type="float" office:value="0.005027">
                <text:p>0.005027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0.000769">
                <text:p>0.000769</text:p>
              </table:table-cell>
              <table:table-cell office:value-type="float" office:value="0.000469">
                <text:p>0.000469</text:p>
              </table:table-cell>
              <table:table-cell office:value-type="float" office:value="0.004947">
                <text:p>0.004947</text:p>
              </table:table-cell>
            </table:table-row>
            <table:table-row>
              <table:table-cell office:value-type="float" office:value="1550">
                <text:p>1550</text:p>
              </table:table-cell>
              <table:table-cell office:value-type="float" office:value="0.000805">
                <text:p>0.000805</text:p>
              </table:table-cell>
              <table:table-cell office:value-type="float" office:value="0.000481">
                <text:p>0.000481</text:p>
              </table:table-cell>
              <table:table-cell office:value-type="float" office:value="0.005449">
                <text:p>0.005449</text:p>
              </table:table-cell>
            </table:table-row>
            <table:table-row>
              <table:table-cell office:value-type="float" office:value="1600">
                <text:p>1600</text:p>
              </table:table-cell>
              <table:table-cell office:value-type="float" office:value="0.00083">
                <text:p>0.00083</text:p>
              </table:table-cell>
              <table:table-cell office:value-type="float" office:value="0.000492">
                <text:p>0.000492</text:p>
              </table:table-cell>
              <table:table-cell office:value-type="float" office:value="0.005072">
                <text:p>0.005072</text:p>
              </table:table-cell>
            </table:table-row>
            <table:table-row>
              <table:table-cell office:value-type="float" office:value="1650">
                <text:p>1650</text:p>
              </table:table-cell>
              <table:table-cell office:value-type="float" office:value="0.00084">
                <text:p>0.00084</text:p>
              </table:table-cell>
              <table:table-cell office:value-type="float" office:value="0.000503">
                <text:p>0.000503</text:p>
              </table:table-cell>
              <table:table-cell office:value-type="float" office:value="0.006104">
                <text:p>0.006104</text:p>
              </table:table-cell>
            </table:table-row>
            <table:table-row>
              <table:table-cell office:value-type="float" office:value="1700">
                <text:p>1700</text:p>
              </table:table-cell>
              <table:table-cell office:value-type="float" office:value="0.000863">
                <text:p>0.000863</text:p>
              </table:table-cell>
              <table:table-cell office:value-type="float" office:value="0.00052">
                <text:p>0.00052</text:p>
              </table:table-cell>
              <table:table-cell office:value-type="float" office:value="0.005594">
                <text:p>0.005594</text:p>
              </table:table-cell>
            </table:table-row>
            <table:table-row>
              <table:table-cell office:value-type="float" office:value="1750">
                <text:p>1750</text:p>
              </table:table-cell>
              <table:table-cell office:value-type="float" office:value="0.000916">
                <text:p>0.000916</text:p>
              </table:table-cell>
              <table:table-cell office:value-type="float" office:value="0.000535">
                <text:p>0.000535</text:p>
              </table:table-cell>
              <table:table-cell office:value-type="float" office:value="0.006785">
                <text:p>0.006785</text:p>
              </table:table-cell>
            </table:table-row>
            <table:table-row>
              <table:table-cell office:value-type="float" office:value="1800">
                <text:p>1800</text:p>
              </table:table-cell>
              <table:table-cell office:value-type="float" office:value="0.000946">
                <text:p>0.000946</text:p>
              </table:table-cell>
              <table:table-cell office:value-type="float" office:value="0.000555">
                <text:p>0.000555</text:p>
              </table:table-cell>
              <table:table-cell office:value-type="float" office:value="0.005876">
                <text:p>0.005876</text:p>
              </table:table-cell>
            </table:table-row>
            <table:table-row>
              <table:table-cell office:value-type="float" office:value="1850">
                <text:p>1850</text:p>
              </table:table-cell>
              <table:table-cell office:value-type="float" office:value="0.00097">
                <text:p>0.00097</text:p>
              </table:table-cell>
              <table:table-cell office:value-type="float" office:value="0.000573">
                <text:p>0.000573</text:p>
              </table:table-cell>
              <table:table-cell office:value-type="float" office:value="0.006745">
                <text:p>0.006745</text:p>
              </table:table-cell>
            </table:table-row>
            <table:table-row>
              <table:table-cell office:value-type="float" office:value="1900">
                <text:p>1900</text:p>
              </table:table-cell>
              <table:table-cell office:value-type="float" office:value="0.001003">
                <text:p>0.001003</text:p>
              </table:table-cell>
              <table:table-cell office:value-type="float" office:value="0.000591">
                <text:p>0.000591</text:p>
              </table:table-cell>
              <table:table-cell office:value-type="float" office:value="0.006624">
                <text:p>0.006624</text:p>
              </table:table-cell>
            </table:table-row>
            <table:table-row>
              <table:table-cell office:value-type="float" office:value="1950">
                <text:p>1950</text:p>
              </table:table-cell>
              <table:table-cell office:value-type="float" office:value="0.000989">
                <text:p>0.000989</text:p>
              </table:table-cell>
              <table:table-cell office:value-type="float" office:value="0.000608">
                <text:p>0.000608</text:p>
              </table:table-cell>
              <table:table-cell office:value-type="float" office:value="0.007705">
                <text:p>0.007705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0.001015">
                <text:p>0.001015</text:p>
              </table:table-cell>
              <table:table-cell office:value-type="float" office:value="0.000625">
                <text:p>0.000625</text:p>
              </table:table-cell>
              <table:table-cell office:value-type="float" office:value="0.007021">
                <text:p>0.007021</text:p>
              </table:table-cell>
            </table:table-row>
            <table:table-row>
              <table:table-cell office:value-type="float" office:value="2050">
                <text:p>2050</text:p>
              </table:table-cell>
              <table:table-cell office:value-type="float" office:value="0.001068">
                <text:p>0.001068</text:p>
              </table:table-cell>
              <table:table-cell office:value-type="float" office:value="0.00064">
                <text:p>0.00064</text:p>
              </table:table-cell>
              <table:table-cell office:value-type="float" office:value="0.008396">
                <text:p>0.008396</text:p>
              </table:table-cell>
            </table:table-row>
            <table:table-row>
              <table:table-cell office:value-type="float" office:value="2100">
                <text:p>2100</text:p>
              </table:table-cell>
              <table:table-cell office:value-type="float" office:value="0.001082">
                <text:p>0.001082</text:p>
              </table:table-cell>
              <table:table-cell office:value-type="float" office:value="0.000659">
                <text:p>0.000659</text:p>
              </table:table-cell>
              <table:table-cell office:value-type="float" office:value="0.006892">
                <text:p>0.006892</text:p>
              </table:table-cell>
            </table:table-row>
            <table:table-row>
              <table:table-cell office:value-type="float" office:value="2150">
                <text:p>2150</text:p>
              </table:table-cell>
              <table:table-cell office:value-type="float" office:value="0.00111">
                <text:p>0.00111</text:p>
              </table:table-cell>
              <table:table-cell office:value-type="float" office:value="0.000662">
                <text:p>0.000662</text:p>
              </table:table-cell>
              <table:table-cell office:value-type="float" office:value="0.008909">
                <text:p>0.008909</text:p>
              </table:table-cell>
            </table:table-row>
            <table:table-row>
              <table:table-cell office:value-type="float" office:value="2200">
                <text:p>2200</text:p>
              </table:table-cell>
              <table:table-cell office:value-type="float" office:value="0.001151">
                <text:p>0.001151</text:p>
              </table:table-cell>
              <table:table-cell office:value-type="float" office:value="0.000686">
                <text:p>0.000686</text:p>
              </table:table-cell>
              <table:table-cell office:value-type="float" office:value="0.007687">
                <text:p>0.007687</text:p>
              </table:table-cell>
            </table:table-row>
            <table:table-row>
              <table:table-cell office:value-type="float" office:value="2250">
                <text:p>2250</text:p>
              </table:table-cell>
              <table:table-cell office:value-type="float" office:value="0.001168">
                <text:p>0.001168</text:p>
              </table:table-cell>
              <table:table-cell office:value-type="float" office:value="0.000696">
                <text:p>0.000696</text:p>
              </table:table-cell>
              <table:table-cell office:value-type="float" office:value="0.008731">
                <text:p>0.008731</text:p>
              </table:table-cell>
            </table:table-row>
            <table:table-row>
              <table:table-cell office:value-type="float" office:value="2300">
                <text:p>2300</text:p>
              </table:table-cell>
              <table:table-cell office:value-type="float" office:value="0.001197">
                <text:p>0.001197</text:p>
              </table:table-cell>
              <table:table-cell office:value-type="float" office:value="0.000713">
                <text:p>0.000713</text:p>
              </table:table-cell>
              <table:table-cell office:value-type="float" office:value="0.007922">
                <text:p>0.007922</text:p>
              </table:table-cell>
            </table:table-row>
            <table:table-row>
              <table:table-cell office:value-type="float" office:value="2350">
                <text:p>2350</text:p>
              </table:table-cell>
              <table:table-cell office:value-type="float" office:value="0.001233">
                <text:p>0.001233</text:p>
              </table:table-cell>
              <table:table-cell office:value-type="float" office:value="0.000735">
                <text:p>0.000735</text:p>
              </table:table-cell>
              <table:table-cell office:value-type="float" office:value="0.008995">
                <text:p>0.008995</text:p>
              </table:table-cell>
            </table:table-row>
            <table:table-row>
              <table:table-cell office:value-type="float" office:value="2400">
                <text:p>2400</text:p>
              </table:table-cell>
              <table:table-cell office:value-type="float" office:value="0.001235">
                <text:p>0.001235</text:p>
              </table:table-cell>
              <table:table-cell office:value-type="float" office:value="0.00074">
                <text:p>0.00074</text:p>
              </table:table-cell>
              <table:table-cell office:value-type="float" office:value="0.008526">
                <text:p>0.008526</text:p>
              </table:table-cell>
            </table:table-row>
            <table:table-row>
              <table:table-cell office:value-type="float" office:value="2450">
                <text:p>2450</text:p>
              </table:table-cell>
              <table:table-cell office:value-type="float" office:value="0.001246">
                <text:p>0.001246</text:p>
              </table:table-cell>
              <table:table-cell office:value-type="float" office:value="0.000752">
                <text:p>0.000752</text:p>
              </table:table-cell>
              <table:table-cell office:value-type="float" office:value="0.009712">
                <text:p>0.009712</text:p>
              </table:table-cell>
            </table:table-row>
            <table:table-row>
              <table:table-cell office:value-type="float" office:value="2500">
                <text:p>2500</text:p>
              </table:table-cell>
              <table:table-cell office:value-type="float" office:value="0.001285">
                <text:p>0.001285</text:p>
              </table:table-cell>
              <table:table-cell office:value-type="float" office:value="0.000768">
                <text:p>0.000768</text:p>
              </table:table-cell>
              <table:table-cell office:value-type="float" office:value="0.008793">
                <text:p>0.008793</text:p>
              </table:table-cell>
            </table:table-row>
            <table:table-row>
              <table:table-cell office:value-type="float" office:value="2550">
                <text:p>2550</text:p>
              </table:table-cell>
              <table:table-cell office:value-type="float" office:value="0.001294">
                <text:p>0.001294</text:p>
              </table:table-cell>
              <table:table-cell office:value-type="float" office:value="0.000781">
                <text:p>0.000781</text:p>
              </table:table-cell>
              <table:table-cell office:value-type="float" office:value="0.010545">
                <text:p>0.010545</text:p>
              </table:table-cell>
            </table:table-row>
            <table:table-row>
              <table:table-cell office:value-type="float" office:value="2600">
                <text:p>2600</text:p>
              </table:table-cell>
              <table:table-cell office:value-type="float" office:value="0.001331">
                <text:p>0.001331</text:p>
              </table:table-cell>
              <table:table-cell office:value-type="float" office:value="0.000803">
                <text:p>0.000803</text:p>
              </table:table-cell>
              <table:table-cell office:value-type="float" office:value="0.009239">
                <text:p>0.009239</text:p>
              </table:table-cell>
            </table:table-row>
            <table:table-row>
              <table:table-cell office:value-type="float" office:value="2650">
                <text:p>2650</text:p>
              </table:table-cell>
              <table:table-cell office:value-type="float" office:value="0.001373">
                <text:p>0.001373</text:p>
              </table:table-cell>
              <table:table-cell office:value-type="float" office:value="0.000818">
                <text:p>0.000818</text:p>
              </table:table-cell>
              <table:table-cell office:value-type="float" office:value="0.01058">
                <text:p>0.01058</text:p>
              </table:table-cell>
            </table:table-row>
            <table:table-row>
              <table:table-cell office:value-type="float" office:value="2700">
                <text:p>2700</text:p>
              </table:table-cell>
              <table:table-cell office:value-type="float" office:value="0.001399">
                <text:p>0.001399</text:p>
              </table:table-cell>
              <table:table-cell office:value-type="float" office:value="0.00083">
                <text:p>0.00083</text:p>
              </table:table-cell>
              <table:table-cell office:value-type="float" office:value="0.010025">
                <text:p>0.010025</text:p>
              </table:table-cell>
            </table:table-row>
            <table:table-row>
              <table:table-cell office:value-type="float" office:value="2750">
                <text:p>2750</text:p>
              </table:table-cell>
              <table:table-cell office:value-type="float" office:value="0.001436">
                <text:p>0.001436</text:p>
              </table:table-cell>
              <table:table-cell office:value-type="float" office:value="0.00085">
                <text:p>0.00085</text:p>
              </table:table-cell>
              <table:table-cell office:value-type="float" office:value="0.011011">
                <text:p>0.011011</text:p>
              </table:table-cell>
            </table:table-row>
            <table:table-row>
              <table:table-cell office:value-type="float" office:value="2800">
                <text:p>2800</text:p>
              </table:table-cell>
              <table:table-cell office:value-type="float" office:value="0.001442">
                <text:p>0.001442</text:p>
              </table:table-cell>
              <table:table-cell office:value-type="float" office:value="0.000865">
                <text:p>0.000865</text:p>
              </table:table-cell>
              <table:table-cell office:value-type="float" office:value="0.010324">
                <text:p>0.010324</text:p>
              </table:table-cell>
            </table:table-row>
            <table:table-row>
              <table:table-cell office:value-type="float" office:value="2850">
                <text:p>2850</text:p>
              </table:table-cell>
              <table:table-cell office:value-type="float" office:value="0.001474">
                <text:p>0.001474</text:p>
              </table:table-cell>
              <table:table-cell office:value-type="float" office:value="0.000878">
                <text:p>0.000878</text:p>
              </table:table-cell>
              <table:table-cell office:value-type="float" office:value="0.012132">
                <text:p>0.012132</text:p>
              </table:table-cell>
            </table:table-row>
            <table:table-row>
              <table:table-cell office:value-type="float" office:value="2900">
                <text:p>2900</text:p>
              </table:table-cell>
              <table:table-cell office:value-type="float" office:value="0.001477">
                <text:p>0.001477</text:p>
              </table:table-cell>
              <table:table-cell office:value-type="float" office:value="0.000905">
                <text:p>0.000905</text:p>
              </table:table-cell>
              <table:table-cell office:value-type="float" office:value="0.0107">
                <text:p>0.0107</text:p>
              </table:table-cell>
            </table:table-row>
            <table:table-row>
              <table:table-cell office:value-type="float" office:value="2950">
                <text:p>2950</text:p>
              </table:table-cell>
              <table:table-cell office:value-type="float" office:value="0.001501">
                <text:p>0.001501</text:p>
              </table:table-cell>
              <table:table-cell office:value-type="float" office:value="0.000918">
                <text:p>0.000918</text:p>
              </table:table-cell>
              <table:table-cell office:value-type="float" office:value="0.013575">
                <text:p>0.013575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0.001525">
                <text:p>0.001525</text:p>
              </table:table-cell>
              <table:table-cell office:value-type="float" office:value="0.000922">
                <text:p>0.000922</text:p>
              </table:table-cell>
              <table:table-cell office:value-type="float" office:value="0.012044">
                <text:p>0.012044</text:p>
              </table:table-cell>
            </table:table-row>
            <table:table-row>
              <table:table-cell office:value-type="float" office:value="3050">
                <text:p>3050</text:p>
              </table:table-cell>
              <table:table-cell office:value-type="float" office:value="0.001553">
                <text:p>0.001553</text:p>
              </table:table-cell>
              <table:table-cell office:value-type="float" office:value="0.00093">
                <text:p>0.00093</text:p>
              </table:table-cell>
              <table:table-cell office:value-type="float" office:value="0.015317">
                <text:p>0.015317</text:p>
              </table:table-cell>
            </table:table-row>
            <table:table-row>
              <table:table-cell office:value-type="float" office:value="3100">
                <text:p>3100</text:p>
              </table:table-cell>
              <table:table-cell office:value-type="float" office:value="0.001592">
                <text:p>0.001592</text:p>
              </table:table-cell>
              <table:table-cell office:value-type="float" office:value="0.000958">
                <text:p>0.000958</text:p>
              </table:table-cell>
              <table:table-cell office:value-type="float" office:value="0.01373">
                <text:p>0.01373</text:p>
              </table:table-cell>
            </table:table-row>
            <table:table-row>
              <table:table-cell office:value-type="float" office:value="3150">
                <text:p>3150</text:p>
              </table:table-cell>
              <table:table-cell office:value-type="float" office:value="0.00159">
                <text:p>0.00159</text:p>
              </table:table-cell>
              <table:table-cell office:value-type="float" office:value="0.000977">
                <text:p>0.000977</text:p>
              </table:table-cell>
              <table:table-cell office:value-type="float" office:value="0.01535">
                <text:p>0.01535</text:p>
              </table:table-cell>
            </table:table-row>
            <table:table-row>
              <table:table-cell office:value-type="float" office:value="3200">
                <text:p>3200</text:p>
              </table:table-cell>
              <table:table-cell office:value-type="float" office:value="0.001634">
                <text:p>0.001634</text:p>
              </table:table-cell>
              <table:table-cell office:value-type="float" office:value="0.000998">
                <text:p>0.000998</text:p>
              </table:table-cell>
              <table:table-cell office:value-type="float" office:value="0.014464">
                <text:p>0.014464</text:p>
              </table:table-cell>
            </table:table-row>
            <table:table-row>
              <table:table-cell office:value-type="float" office:value="3250">
                <text:p>3250</text:p>
              </table:table-cell>
              <table:table-cell office:value-type="float" office:value="0.001665">
                <text:p>0.001665</text:p>
              </table:table-cell>
              <table:table-cell office:value-type="float" office:value="0.001008">
                <text:p>0.001008</text:p>
              </table:table-cell>
              <table:table-cell office:value-type="float" office:value="0.016929">
                <text:p>0.016929</text:p>
              </table:table-cell>
            </table:table-row>
            <table:table-row>
              <table:table-cell office:value-type="float" office:value="3300">
                <text:p>3300</text:p>
              </table:table-cell>
              <table:table-cell office:value-type="float" office:value="0.001681">
                <text:p>0.001681</text:p>
              </table:table-cell>
              <table:table-cell office:value-type="float" office:value="0.001031">
                <text:p>0.001031</text:p>
              </table:table-cell>
              <table:table-cell office:value-type="float" office:value="0.014938">
                <text:p>0.014938</text:p>
              </table:table-cell>
            </table:table-row>
            <table:table-row>
              <table:table-cell office:value-type="float" office:value="3350">
                <text:p>3350</text:p>
              </table:table-cell>
              <table:table-cell office:value-type="float" office:value="0.001718">
                <text:p>0.001718</text:p>
              </table:table-cell>
              <table:table-cell office:value-type="float" office:value="0.001044">
                <text:p>0.001044</text:p>
              </table:table-cell>
              <table:table-cell office:value-type="float" office:value="0.017366">
                <text:p>0.017366</text:p>
              </table:table-cell>
            </table:table-row>
            <table:table-row>
              <table:table-cell office:value-type="float" office:value="3400">
                <text:p>3400</text:p>
              </table:table-cell>
              <table:table-cell office:value-type="float" office:value="0.001768">
                <text:p>0.001768</text:p>
              </table:table-cell>
              <table:table-cell office:value-type="float" office:value="0.001061">
                <text:p>0.001061</text:p>
              </table:table-cell>
              <table:table-cell office:value-type="float" office:value="0.01625">
                <text:p>0.01625</text:p>
              </table:table-cell>
            </table:table-row>
            <table:table-row>
              <table:table-cell office:value-type="float" office:value="3450">
                <text:p>3450</text:p>
              </table:table-cell>
              <table:table-cell office:value-type="float" office:value="0.001756">
                <text:p>0.001756</text:p>
              </table:table-cell>
              <table:table-cell office:value-type="float" office:value="0.001063">
                <text:p>0.001063</text:p>
              </table:table-cell>
              <table:table-cell office:value-type="float" office:value="0.018282">
                <text:p>0.018282</text:p>
              </table:table-cell>
            </table:table-row>
            <table:table-row>
              <table:table-cell office:value-type="float" office:value="3500">
                <text:p>3500</text:p>
              </table:table-cell>
              <table:table-cell office:value-type="float" office:value="0.001805">
                <text:p>0.001805</text:p>
              </table:table-cell>
              <table:table-cell office:value-type="float" office:value="0.001094">
                <text:p>0.001094</text:p>
              </table:table-cell>
              <table:table-cell office:value-type="float" office:value="0.016225">
                <text:p>0.016225</text:p>
              </table:table-cell>
            </table:table-row>
            <table:table-row>
              <table:table-cell office:value-type="float" office:value="3550">
                <text:p>3550</text:p>
              </table:table-cell>
              <table:table-cell office:value-type="float" office:value="0.00184">
                <text:p>0.00184</text:p>
              </table:table-cell>
              <table:table-cell office:value-type="float" office:value="0.001093">
                <text:p>0.001093</text:p>
              </table:table-cell>
              <table:table-cell office:value-type="float" office:value="0.019499">
                <text:p>0.019499</text:p>
              </table:table-cell>
            </table:table-row>
            <table:table-row>
              <table:table-cell office:value-type="float" office:value="3600">
                <text:p>3600</text:p>
              </table:table-cell>
              <table:table-cell office:value-type="float" office:value="0.001825">
                <text:p>0.001825</text:p>
              </table:table-cell>
              <table:table-cell office:value-type="float" office:value="0.001107">
                <text:p>0.001107</text:p>
              </table:table-cell>
              <table:table-cell office:value-type="float" office:value="0.017308">
                <text:p>0.017308</text:p>
              </table:table-cell>
            </table:table-row>
            <table:table-row>
              <table:table-cell office:value-type="float" office:value="3650">
                <text:p>3650</text:p>
              </table:table-cell>
              <table:table-cell office:value-type="float" office:value="0.001855">
                <text:p>0.001855</text:p>
              </table:table-cell>
              <table:table-cell office:value-type="float" office:value="0.00111">
                <text:p>0.00111</text:p>
              </table:table-cell>
              <table:table-cell office:value-type="float" office:value="0.020781">
                <text:p>0.020781</text:p>
              </table:table-cell>
            </table:table-row>
            <table:table-row>
              <table:table-cell office:value-type="float" office:value="3700">
                <text:p>3700</text:p>
              </table:table-cell>
              <table:table-cell office:value-type="float" office:value="0.001881">
                <text:p>0.001881</text:p>
              </table:table-cell>
              <table:table-cell office:value-type="float" office:value="0.001127">
                <text:p>0.001127</text:p>
              </table:table-cell>
              <table:table-cell office:value-type="float" office:value="0.017825">
                <text:p>0.017825</text:p>
              </table:table-cell>
            </table:table-row>
            <table:table-row>
              <table:table-cell office:value-type="float" office:value="3750">
                <text:p>3750</text:p>
              </table:table-cell>
              <table:table-cell office:value-type="float" office:value="0.001937">
                <text:p>0.001937</text:p>
              </table:table-cell>
              <table:table-cell office:value-type="float" office:value="0.001152">
                <text:p>0.001152</text:p>
              </table:table-cell>
              <table:table-cell office:value-type="float" office:value="0.020643">
                <text:p>0.020643</text:p>
              </table:table-cell>
            </table:table-row>
            <table:table-row>
              <table:table-cell office:value-type="float" office:value="3800">
                <text:p>3800</text:p>
              </table:table-cell>
              <table:table-cell office:value-type="float" office:value="0.00198">
                <text:p>0.00198</text:p>
              </table:table-cell>
              <table:table-cell office:value-type="float" office:value="0.001158">
                <text:p>0.001158</text:p>
              </table:table-cell>
              <table:table-cell office:value-type="float" office:value="0.019127">
                <text:p>0.019127</text:p>
              </table:table-cell>
            </table:table-row>
            <table:table-row>
              <table:table-cell office:value-type="float" office:value="3850">
                <text:p>3850</text:p>
              </table:table-cell>
              <table:table-cell office:value-type="float" office:value="0.001979">
                <text:p>0.001979</text:p>
              </table:table-cell>
              <table:table-cell office:value-type="float" office:value="0.001193">
                <text:p>0.001193</text:p>
              </table:table-cell>
              <table:table-cell office:value-type="float" office:value="0.020877">
                <text:p>0.020877</text:p>
              </table:table-cell>
            </table:table-row>
            <table:table-row>
              <table:table-cell office:value-type="float" office:value="3900">
                <text:p>3900</text:p>
              </table:table-cell>
              <table:table-cell office:value-type="float" office:value="0.001947">
                <text:p>0.001947</text:p>
              </table:table-cell>
              <table:table-cell office:value-type="float" office:value="0.001223">
                <text:p>0.001223</text:p>
              </table:table-cell>
              <table:table-cell office:value-type="float" office:value="0.019123">
                <text:p>0.019123</text:p>
              </table:table-cell>
            </table:table-row>
            <table:table-row>
              <table:table-cell office:value-type="float" office:value="3950">
                <text:p>3950</text:p>
              </table:table-cell>
              <table:table-cell office:value-type="float" office:value="0.001966">
                <text:p>0.001966</text:p>
              </table:table-cell>
              <table:table-cell office:value-type="float" office:value="0.001208">
                <text:p>0.001208</text:p>
              </table:table-cell>
              <table:table-cell office:value-type="float" office:value="0.021729">
                <text:p>0.021729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0.001993">
                <text:p>0.001993</text:p>
              </table:table-cell>
              <table:table-cell office:value-type="float" office:value="0.001218">
                <text:p>0.001218</text:p>
              </table:table-cell>
              <table:table-cell office:value-type="float" office:value="0.020459">
                <text:p>0.020459</text:p>
              </table:table-cell>
            </table:table-row>
            <table:table-row>
              <table:table-cell office:value-type="float" office:value="4050">
                <text:p>4050</text:p>
              </table:table-cell>
              <table:table-cell office:value-type="float" office:value="0.002016">
                <text:p>0.002016</text:p>
              </table:table-cell>
              <table:table-cell office:value-type="float" office:value="0.001243">
                <text:p>0.001243</text:p>
              </table:table-cell>
              <table:table-cell office:value-type="float" office:value="0.023245">
                <text:p>0.023245</text:p>
              </table:table-cell>
            </table:table-row>
            <table:table-row>
              <table:table-cell office:value-type="float" office:value="4100">
                <text:p>4100</text:p>
              </table:table-cell>
              <table:table-cell office:value-type="float" office:value="0.002041">
                <text:p>0.002041</text:p>
              </table:table-cell>
              <table:table-cell office:value-type="float" office:value="0.001262">
                <text:p>0.001262</text:p>
              </table:table-cell>
              <table:table-cell office:value-type="float" office:value="0.019798">
                <text:p>0.019798</text:p>
              </table:table-cell>
            </table:table-row>
            <table:table-row>
              <table:table-cell office:value-type="float" office:value="4150">
                <text:p>4150</text:p>
              </table:table-cell>
              <table:table-cell office:value-type="float" office:value="0.002068">
                <text:p>0.002068</text:p>
              </table:table-cell>
              <table:table-cell office:value-type="float" office:value="0.001279">
                <text:p>0.001279</text:p>
              </table:table-cell>
              <table:table-cell office:value-type="float" office:value="0.024041">
                <text:p>0.024041</text:p>
              </table:table-cell>
            </table:table-row>
            <table:table-row>
              <table:table-cell office:value-type="float" office:value="4200">
                <text:p>4200</text:p>
              </table:table-cell>
              <table:table-cell office:value-type="float" office:value="0.00209">
                <text:p>0.00209</text:p>
              </table:table-cell>
              <table:table-cell office:value-type="float" office:value="0.001296">
                <text:p>0.001296</text:p>
              </table:table-cell>
              <table:table-cell office:value-type="float" office:value="0.021892">
                <text:p>0.021892</text:p>
              </table:table-cell>
            </table:table-row>
            <table:table-row>
              <table:table-cell office:value-type="float" office:value="4250">
                <text:p>4250</text:p>
              </table:table-cell>
              <table:table-cell office:value-type="float" office:value="0.002117">
                <text:p>0.002117</text:p>
              </table:table-cell>
              <table:table-cell office:value-type="float" office:value="0.001318">
                <text:p>0.001318</text:p>
              </table:table-cell>
              <table:table-cell office:value-type="float" office:value="0.023175">
                <text:p>0.023175</text:p>
              </table:table-cell>
            </table:table-row>
            <table:table-row>
              <table:table-cell office:value-type="float" office:value="4300">
                <text:p>4300</text:p>
              </table:table-cell>
              <table:table-cell office:value-type="float" office:value="0.00214">
                <text:p>0.00214</text:p>
              </table:table-cell>
              <table:table-cell office:value-type="float" office:value="0.001311">
                <text:p>0.001311</text:p>
              </table:table-cell>
              <table:table-cell office:value-type="float" office:value="0.02431">
                <text:p>0.02431</text:p>
              </table:table-cell>
            </table:table-row>
            <table:table-row>
              <table:table-cell office:value-type="float" office:value="4350">
                <text:p>4350</text:p>
              </table:table-cell>
              <table:table-cell office:value-type="float" office:value="0.002167">
                <text:p>0.002167</text:p>
              </table:table-cell>
              <table:table-cell office:value-type="float" office:value="0.00133">
                <text:p>0.00133</text:p>
              </table:table-cell>
              <table:table-cell office:value-type="float" office:value="0.02437">
                <text:p>0.02437</text:p>
              </table:table-cell>
            </table:table-row>
            <table:table-row>
              <table:table-cell office:value-type="float" office:value="4400">
                <text:p>4400</text:p>
              </table:table-cell>
              <table:table-cell office:value-type="float" office:value="0.00219">
                <text:p>0.00219</text:p>
              </table:table-cell>
              <table:table-cell office:value-type="float" office:value="0.001346">
                <text:p>0.001346</text:p>
              </table:table-cell>
              <table:table-cell office:value-type="float" office:value="0.022411">
                <text:p>0.022411</text:p>
              </table:table-cell>
            </table:table-row>
            <table:table-row>
              <table:table-cell office:value-type="float" office:value="4450">
                <text:p>4450</text:p>
              </table:table-cell>
              <table:table-cell office:value-type="float" office:value="0.002215">
                <text:p>0.002215</text:p>
              </table:table-cell>
              <table:table-cell office:value-type="float" office:value="0.001377">
                <text:p>0.001377</text:p>
              </table:table-cell>
              <table:table-cell office:value-type="float" office:value="0.02576">
                <text:p>0.02576</text:p>
              </table:table-cell>
            </table:table-row>
            <table:table-row>
              <table:table-cell office:value-type="float" office:value="4500">
                <text:p>4500</text:p>
              </table:table-cell>
              <table:table-cell office:value-type="float" office:value="0.002241">
                <text:p>0.002241</text:p>
              </table:table-cell>
              <table:table-cell office:value-type="float" office:value="0.001385">
                <text:p>0.001385</text:p>
              </table:table-cell>
              <table:table-cell office:value-type="float" office:value="0.023745">
                <text:p>0.023745</text:p>
              </table:table-cell>
            </table:table-row>
            <table:table-row>
              <table:table-cell office:value-type="float" office:value="4550">
                <text:p>4550</text:p>
              </table:table-cell>
              <table:table-cell office:value-type="float" office:value="0.002271">
                <text:p>0.002271</text:p>
              </table:table-cell>
              <table:table-cell office:value-type="float" office:value="0.001405">
                <text:p>0.001405</text:p>
              </table:table-cell>
              <table:table-cell office:value-type="float" office:value="0.026969">
                <text:p>0.026969</text:p>
              </table:table-cell>
            </table:table-row>
            <table:table-row>
              <table:table-cell office:value-type="float" office:value="4600">
                <text:p>4600</text:p>
              </table:table-cell>
              <table:table-cell office:value-type="float" office:value="0.002293">
                <text:p>0.002293</text:p>
              </table:table-cell>
              <table:table-cell office:value-type="float" office:value="0.001432">
                <text:p>0.001432</text:p>
              </table:table-cell>
              <table:table-cell office:value-type="float" office:value="0.024295">
                <text:p>0.024295</text:p>
              </table:table-cell>
            </table:table-row>
            <table:table-row>
              <table:table-cell office:value-type="float" office:value="4650">
                <text:p>4650</text:p>
              </table:table-cell>
              <table:table-cell office:value-type="float" office:value="0.002318">
                <text:p>0.002318</text:p>
              </table:table-cell>
              <table:table-cell office:value-type="float" office:value="0.00143">
                <text:p>0.00143</text:p>
              </table:table-cell>
              <table:table-cell office:value-type="float" office:value="0.03081">
                <text:p>0.03081</text:p>
              </table:table-cell>
            </table:table-row>
            <table:table-row>
              <table:table-cell office:value-type="float" office:value="4700">
                <text:p>4700</text:p>
              </table:table-cell>
              <table:table-cell office:value-type="float" office:value="0.002341">
                <text:p>0.002341</text:p>
              </table:table-cell>
              <table:table-cell office:value-type="float" office:value="0.001445">
                <text:p>0.001445</text:p>
              </table:table-cell>
              <table:table-cell office:value-type="float" office:value="0.028053">
                <text:p>0.028053</text:p>
              </table:table-cell>
            </table:table-row>
            <table:table-row>
              <table:table-cell office:value-type="float" office:value="4750">
                <text:p>4750</text:p>
              </table:table-cell>
              <table:table-cell office:value-type="float" office:value="0.002366">
                <text:p>0.002366</text:p>
              </table:table-cell>
              <table:table-cell office:value-type="float" office:value="0.001464">
                <text:p>0.001464</text:p>
              </table:table-cell>
              <table:table-cell office:value-type="float" office:value="0.029459">
                <text:p>0.029459</text:p>
              </table:table-cell>
            </table:table-row>
            <table:table-row>
              <table:table-cell office:value-type="float" office:value="4800">
                <text:p>4800</text:p>
              </table:table-cell>
              <table:table-cell office:value-type="float" office:value="0.002391">
                <text:p>0.002391</text:p>
              </table:table-cell>
              <table:table-cell office:value-type="float" office:value="0.001484">
                <text:p>0.001484</text:p>
              </table:table-cell>
              <table:table-cell office:value-type="float" office:value="0.02536">
                <text:p>0.02536</text:p>
              </table:table-cell>
            </table:table-row>
            <table:table-row>
              <table:table-cell office:value-type="float" office:value="4850">
                <text:p>4850</text:p>
              </table:table-cell>
              <table:table-cell office:value-type="float" office:value="0.002415">
                <text:p>0.002415</text:p>
              </table:table-cell>
              <table:table-cell office:value-type="float" office:value="0.001507">
                <text:p>0.001507</text:p>
              </table:table-cell>
              <table:table-cell office:value-type="float" office:value="0.029611">
                <text:p>0.029611</text:p>
              </table:table-cell>
            </table:table-row>
            <table:table-row>
              <table:table-cell office:value-type="float" office:value="4900">
                <text:p>4900</text:p>
              </table:table-cell>
              <table:table-cell office:value-type="float" office:value="0.002441">
                <text:p>0.002441</text:p>
              </table:table-cell>
              <table:table-cell office:value-type="float" office:value="0.00152">
                <text:p>0.00152</text:p>
              </table:table-cell>
              <table:table-cell office:value-type="float" office:value="0.026581">
                <text:p>0.026581</text:p>
              </table:table-cell>
            </table:table-row>
            <table:table-row>
              <table:table-cell office:value-type="float" office:value="4950">
                <text:p>4950</text:p>
              </table:table-cell>
              <table:table-cell office:value-type="float" office:value="0.002463">
                <text:p>0.002463</text:p>
              </table:table-cell>
              <table:table-cell office:value-type="float" office:value="0.001534">
                <text:p>0.001534</text:p>
              </table:table-cell>
              <table:table-cell office:value-type="float" office:value="0.034246">
                <text:p>0.034246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0.002489">
                <text:p>0.002489</text:p>
              </table:table-cell>
              <table:table-cell office:value-type="float" office:value="0.001538">
                <text:p>0.001538</text:p>
              </table:table-cell>
              <table:table-cell office:value-type="float" office:value="0.03182">
                <text:p>0.03182</text:p>
              </table:table-cell>
            </table:table-row>
            <table:table-row>
              <table:table-cell office:value-type="float" office:value="5050">
                <text:p>5050</text:p>
              </table:table-cell>
              <table:table-cell office:value-type="float" office:value="0.002514">
                <text:p>0.002514</text:p>
              </table:table-cell>
              <table:table-cell office:value-type="float" office:value="0.00155">
                <text:p>0.00155</text:p>
              </table:table-cell>
              <table:table-cell office:value-type="float" office:value="0.032577">
                <text:p>0.032577</text:p>
              </table:table-cell>
            </table:table-row>
            <table:table-row>
              <table:table-cell office:value-type="float" office:value="5100">
                <text:p>5100</text:p>
              </table:table-cell>
              <table:table-cell office:value-type="float" office:value="0.002538">
                <text:p>0.002538</text:p>
              </table:table-cell>
              <table:table-cell office:value-type="float" office:value="0.001561">
                <text:p>0.001561</text:p>
              </table:table-cell>
              <table:table-cell office:value-type="float" office:value="0.02953">
                <text:p>0.02953</text:p>
              </table:table-cell>
            </table:table-row>
            <table:table-row>
              <table:table-cell office:value-type="float" office:value="5150">
                <text:p>5150</text:p>
              </table:table-cell>
              <table:table-cell office:value-type="float" office:value="0.002562">
                <text:p>0.002562</text:p>
              </table:table-cell>
              <table:table-cell office:value-type="float" office:value="0.001585">
                <text:p>0.001585</text:p>
              </table:table-cell>
              <table:table-cell office:value-type="float" office:value="0.035546">
                <text:p>0.035546</text:p>
              </table:table-cell>
            </table:table-row>
            <table:table-row>
              <table:table-cell office:value-type="float" office:value="5200">
                <text:p>5200</text:p>
              </table:table-cell>
              <table:table-cell office:value-type="float" office:value="0.00259">
                <text:p>0.00259</text:p>
              </table:table-cell>
              <table:table-cell office:value-type="float" office:value="0.00161">
                <text:p>0.00161</text:p>
              </table:table-cell>
              <table:table-cell office:value-type="float" office:value="0.031898">
                <text:p>0.031898</text:p>
              </table:table-cell>
            </table:table-row>
            <table:table-row>
              <table:table-cell office:value-type="float" office:value="5250">
                <text:p>5250</text:p>
              </table:table-cell>
              <table:table-cell office:value-type="float" office:value="0.002617">
                <text:p>0.002617</text:p>
              </table:table-cell>
              <table:table-cell office:value-type="float" office:value="0.001632">
                <text:p>0.001632</text:p>
              </table:table-cell>
              <table:table-cell office:value-type="float" office:value="0.035832">
                <text:p>0.035832</text:p>
              </table:table-cell>
            </table:table-row>
            <table:table-row>
              <table:table-cell office:value-type="float" office:value="5300">
                <text:p>5300</text:p>
              </table:table-cell>
              <table:table-cell office:value-type="float" office:value="0.002706">
                <text:p>0.002706</text:p>
              </table:table-cell>
              <table:table-cell office:value-type="float" office:value="0.001623">
                <text:p>0.001623</text:p>
              </table:table-cell>
              <table:table-cell office:value-type="float" office:value="0.031849">
                <text:p>0.031849</text:p>
              </table:table-cell>
            </table:table-row>
            <table:table-row>
              <table:table-cell office:value-type="float" office:value="5350">
                <text:p>5350</text:p>
              </table:table-cell>
              <table:table-cell office:value-type="float" office:value="0.002679">
                <text:p>0.002679</text:p>
              </table:table-cell>
              <table:table-cell office:value-type="float" office:value="0.001639">
                <text:p>0.001639</text:p>
              </table:table-cell>
              <table:table-cell office:value-type="float" office:value="0.037094">
                <text:p>0.037094</text:p>
              </table:table-cell>
            </table:table-row>
            <table:table-row>
              <table:table-cell office:value-type="float" office:value="5400">
                <text:p>5400</text:p>
              </table:table-cell>
              <table:table-cell office:value-type="float" office:value="0.002802">
                <text:p>0.002802</text:p>
              </table:table-cell>
              <table:table-cell office:value-type="float" office:value="0.001658">
                <text:p>0.001658</text:p>
              </table:table-cell>
              <table:table-cell office:value-type="float" office:value="0.032502">
                <text:p>0.032502</text:p>
              </table:table-cell>
            </table:table-row>
            <table:table-row>
              <table:table-cell office:value-type="float" office:value="5450">
                <text:p>5450</text:p>
              </table:table-cell>
              <table:table-cell office:value-type="float" office:value="0.002811">
                <text:p>0.002811</text:p>
              </table:table-cell>
              <table:table-cell office:value-type="float" office:value="0.001681">
                <text:p>0.001681</text:p>
              </table:table-cell>
              <table:table-cell office:value-type="float" office:value="0.038702">
                <text:p>0.038702</text:p>
              </table:table-cell>
            </table:table-row>
            <table:table-row>
              <table:table-cell office:value-type="float" office:value="5500">
                <text:p>5500</text:p>
              </table:table-cell>
              <table:table-cell office:value-type="float" office:value="0.002822">
                <text:p>0.002822</text:p>
              </table:table-cell>
              <table:table-cell office:value-type="float" office:value="0.001703">
                <text:p>0.001703</text:p>
              </table:table-cell>
              <table:table-cell office:value-type="float" office:value="0.034016">
                <text:p>0.034016</text:p>
              </table:table-cell>
            </table:table-row>
            <table:table-row>
              <table:table-cell office:value-type="float" office:value="5550">
                <text:p>5550</text:p>
              </table:table-cell>
              <table:table-cell office:value-type="float" office:value="0.002817">
                <text:p>0.002817</text:p>
              </table:table-cell>
              <table:table-cell office:value-type="float" office:value="0.001727">
                <text:p>0.001727</text:p>
              </table:table-cell>
              <table:table-cell office:value-type="float" office:value="0.040262">
                <text:p>0.040262</text:p>
              </table:table-cell>
            </table:table-row>
            <table:table-row>
              <table:table-cell office:value-type="float" office:value="5600">
                <text:p>5600</text:p>
              </table:table-cell>
              <table:table-cell office:value-type="float" office:value="0.002838">
                <text:p>0.002838</text:p>
              </table:table-cell>
              <table:table-cell office:value-type="float" office:value="0.001712">
                <text:p>0.001712</text:p>
              </table:table-cell>
              <table:table-cell office:value-type="float" office:value="0.035465">
                <text:p>0.035465</text:p>
              </table:table-cell>
            </table:table-row>
            <table:table-row>
              <table:table-cell office:value-type="float" office:value="5650">
                <text:p>5650</text:p>
              </table:table-cell>
              <table:table-cell office:value-type="float" office:value="0.0029">
                <text:p>0.0029</text:p>
              </table:table-cell>
              <table:table-cell office:value-type="float" office:value="0.001727">
                <text:p>0.001727</text:p>
              </table:table-cell>
              <table:table-cell office:value-type="float" office:value="0.043242">
                <text:p>0.043242</text:p>
              </table:table-cell>
            </table:table-row>
            <table:table-row>
              <table:table-cell office:value-type="float" office:value="5700">
                <text:p>5700</text:p>
              </table:table-cell>
              <table:table-cell office:value-type="float" office:value="0.002892">
                <text:p>0.002892</text:p>
              </table:table-cell>
              <table:table-cell office:value-type="float" office:value="0.001773">
                <text:p>0.001773</text:p>
              </table:table-cell>
              <table:table-cell office:value-type="float" office:value="0.03763">
                <text:p>0.03763</text:p>
              </table:table-cell>
            </table:table-row>
            <table:table-row>
              <table:table-cell office:value-type="float" office:value="5750">
                <text:p>5750</text:p>
              </table:table-cell>
              <table:table-cell office:value-type="float" office:value="0.002919">
                <text:p>0.002919</text:p>
              </table:table-cell>
              <table:table-cell office:value-type="float" office:value="0.001778">
                <text:p>0.001778</text:p>
              </table:table-cell>
              <table:table-cell office:value-type="float" office:value="0.044616">
                <text:p>0.044616</text:p>
              </table:table-cell>
            </table:table-row>
            <table:table-row>
              <table:table-cell office:value-type="float" office:value="5800">
                <text:p>5800</text:p>
              </table:table-cell>
              <table:table-cell office:value-type="float" office:value="0.002946">
                <text:p>0.002946</text:p>
              </table:table-cell>
              <table:table-cell office:value-type="float" office:value="0.001796">
                <text:p>0.001796</text:p>
              </table:table-cell>
              <table:table-cell office:value-type="float" office:value="0.03975">
                <text:p>0.03975</text:p>
              </table:table-cell>
            </table:table-row>
            <table:table-row>
              <table:table-cell office:value-type="float" office:value="5850">
                <text:p>5850</text:p>
              </table:table-cell>
              <table:table-cell office:value-type="float" office:value="0.002989">
                <text:p>0.002989</text:p>
              </table:table-cell>
              <table:table-cell office:value-type="float" office:value="0.001785">
                <text:p>0.001785</text:p>
              </table:table-cell>
              <table:table-cell office:value-type="float" office:value="0.044651">
                <text:p>0.044651</text:p>
              </table:table-cell>
            </table:table-row>
            <table:table-row>
              <table:table-cell office:value-type="float" office:value="5900">
                <text:p>5900</text:p>
              </table:table-cell>
              <table:table-cell office:value-type="float" office:value="0.003015">
                <text:p>0.003015</text:p>
              </table:table-cell>
              <table:table-cell office:value-type="float" office:value="0.001807">
                <text:p>0.001807</text:p>
              </table:table-cell>
              <table:table-cell office:value-type="float" office:value="0.040392">
                <text:p>0.040392</text:p>
              </table:table-cell>
            </table:table-row>
            <table:table-row>
              <table:table-cell office:value-type="float" office:value="5950">
                <text:p>5950</text:p>
              </table:table-cell>
              <table:table-cell office:value-type="float" office:value="0.003049">
                <text:p>0.003049</text:p>
              </table:table-cell>
              <table:table-cell office:value-type="float" office:value="0.001826">
                <text:p>0.001826</text:p>
              </table:table-cell>
              <table:table-cell office:value-type="float" office:value="0.04622">
                <text:p>0.04622</text:p>
              </table:table-cell>
            </table:table-row>
            <table:table-row>
              <table:table-cell office:value-type="float" office:value="6000">
                <text:p>6000</text:p>
              </table:table-cell>
              <table:table-cell office:value-type="float" office:value="0.00307">
                <text:p>0.00307</text:p>
              </table:table-cell>
              <table:table-cell office:value-type="float" office:value="0.001849">
                <text:p>0.001849</text:p>
              </table:table-cell>
              <table:table-cell office:value-type="float" office:value="0.040655">
                <text:p>0.040655</text:p>
              </table:table-cell>
            </table:table-row>
            <table:table-row>
              <table:table-cell office:value-type="float" office:value="6050">
                <text:p>6050</text:p>
              </table:table-cell>
              <table:table-cell office:value-type="float" office:value="0.003075">
                <text:p>0.003075</text:p>
              </table:table-cell>
              <table:table-cell office:value-type="float" office:value="0.001881">
                <text:p>0.001881</text:p>
              </table:table-cell>
              <table:table-cell office:value-type="float" office:value="0.046482">
                <text:p>0.046482</text:p>
              </table:table-cell>
            </table:table-row>
            <table:table-row>
              <table:table-cell office:value-type="float" office:value="6100">
                <text:p>6100</text:p>
              </table:table-cell>
              <table:table-cell office:value-type="float" office:value="0.003165">
                <text:p>0.003165</text:p>
              </table:table-cell>
              <table:table-cell office:value-type="float" office:value="0.001893">
                <text:p>0.001893</text:p>
              </table:table-cell>
              <table:table-cell office:value-type="float" office:value="0.043637">
                <text:p>0.043637</text:p>
              </table:table-cell>
            </table:table-row>
            <table:table-row>
              <table:table-cell office:value-type="float" office:value="6150">
                <text:p>6150</text:p>
              </table:table-cell>
              <table:table-cell office:value-type="float" office:value="0.003118">
                <text:p>0.003118</text:p>
              </table:table-cell>
              <table:table-cell office:value-type="float" office:value="0.001876">
                <text:p>0.001876</text:p>
              </table:table-cell>
              <table:table-cell office:value-type="float" office:value="0.050612">
                <text:p>0.050612</text:p>
              </table:table-cell>
            </table:table-row>
            <table:table-row>
              <table:table-cell office:value-type="float" office:value="6200">
                <text:p>6200</text:p>
              </table:table-cell>
              <table:table-cell office:value-type="float" office:value="0.003151">
                <text:p>0.003151</text:p>
              </table:table-cell>
              <table:table-cell office:value-type="float" office:value="0.001899">
                <text:p>0.001899</text:p>
              </table:table-cell>
              <table:table-cell office:value-type="float" office:value="0.043156">
                <text:p>0.043156</text:p>
              </table:table-cell>
            </table:table-row>
            <table:table-row>
              <table:table-cell office:value-type="float" office:value="6250">
                <text:p>6250</text:p>
              </table:table-cell>
              <table:table-cell office:value-type="float" office:value="0.003253">
                <text:p>0.003253</text:p>
              </table:table-cell>
              <table:table-cell office:value-type="float" office:value="0.001933">
                <text:p>0.001933</text:p>
              </table:table-cell>
              <table:table-cell office:value-type="float" office:value="0.049969">
                <text:p>0.049969</text:p>
              </table:table-cell>
            </table:table-row>
            <table:table-row>
              <table:table-cell office:value-type="float" office:value="6300">
                <text:p>6300</text:p>
              </table:table-cell>
              <table:table-cell office:value-type="float" office:value="0.003229">
                <text:p>0.003229</text:p>
              </table:table-cell>
              <table:table-cell office:value-type="float" office:value="0.001955">
                <text:p>0.001955</text:p>
              </table:table-cell>
              <table:table-cell office:value-type="float" office:value="0.043065">
                <text:p>0.043065</text:p>
              </table:table-cell>
            </table:table-row>
            <table:table-row>
              <table:table-cell office:value-type="float" office:value="6350">
                <text:p>6350</text:p>
              </table:table-cell>
              <table:table-cell office:value-type="float" office:value="0.00327">
                <text:p>0.00327</text:p>
              </table:table-cell>
              <table:table-cell office:value-type="float" office:value="0.001964">
                <text:p>0.001964</text:p>
              </table:table-cell>
              <table:table-cell office:value-type="float" office:value="0.051076">
                <text:p>0.051076</text:p>
              </table:table-cell>
            </table:table-row>
            <table:table-row>
              <table:table-cell office:value-type="float" office:value="6400">
                <text:p>6400</text:p>
              </table:table-cell>
              <table:table-cell office:value-type="float" office:value="0.003404">
                <text:p>0.003404</text:p>
              </table:table-cell>
              <table:table-cell office:value-type="float" office:value="0.002057">
                <text:p>0.002057</text:p>
              </table:table-cell>
              <table:table-cell office:value-type="float" office:value="0.041774">
                <text:p>0.041774</text:p>
              </table:table-cell>
            </table:table-row>
            <table:table-row>
              <table:table-cell office:value-type="float" office:value="6450">
                <text:p>6450</text:p>
              </table:table-cell>
              <table:table-cell office:value-type="float" office:value="0.003319">
                <text:p>0.003319</text:p>
              </table:table-cell>
              <table:table-cell office:value-type="float" office:value="0.001982">
                <text:p>0.001982</text:p>
              </table:table-cell>
              <table:table-cell office:value-type="float" office:value="0.050892">
                <text:p>0.050892</text:p>
              </table:table-cell>
            </table:table-row>
            <table:table-row>
              <table:table-cell office:value-type="float" office:value="6500">
                <text:p>6500</text:p>
              </table:table-cell>
              <table:table-cell office:value-type="float" office:value="0.00333">
                <text:p>0.00333</text:p>
              </table:table-cell>
              <table:table-cell office:value-type="float" office:value="0.002016">
                <text:p>0.002016</text:p>
              </table:table-cell>
              <table:table-cell office:value-type="float" office:value="0.043127">
                <text:p>0.043127</text:p>
              </table:table-cell>
            </table:table-row>
            <table:table-row>
              <table:table-cell office:value-type="float" office:value="6550">
                <text:p>6550</text:p>
              </table:table-cell>
              <table:table-cell office:value-type="float" office:value="0.003325">
                <text:p>0.003325</text:p>
              </table:table-cell>
              <table:table-cell office:value-type="float" office:value="0.002003">
                <text:p>0.002003</text:p>
              </table:table-cell>
              <table:table-cell office:value-type="float" office:value="0.05288">
                <text:p>0.05288</text:p>
              </table:table-cell>
            </table:table-row>
            <table:table-row>
              <table:table-cell office:value-type="float" office:value="6600">
                <text:p>6600</text:p>
              </table:table-cell>
              <table:table-cell office:value-type="float" office:value="0.003458">
                <text:p>0.003458</text:p>
              </table:table-cell>
              <table:table-cell office:value-type="float" office:value="0.002027">
                <text:p>0.002027</text:p>
              </table:table-cell>
              <table:table-cell office:value-type="float" office:value="0.045072">
                <text:p>0.045072</text:p>
              </table:table-cell>
            </table:table-row>
            <table:table-row>
              <table:table-cell office:value-type="float" office:value="6650">
                <text:p>6650</text:p>
              </table:table-cell>
              <table:table-cell office:value-type="float" office:value="0.003408">
                <text:p>0.003408</text:p>
              </table:table-cell>
              <table:table-cell office:value-type="float" office:value="0.002024">
                <text:p>0.002024</text:p>
              </table:table-cell>
              <table:table-cell office:value-type="float" office:value="0.053379">
                <text:p>0.053379</text:p>
              </table:table-cell>
            </table:table-row>
            <table:table-row>
              <table:table-cell office:value-type="float" office:value="6700">
                <text:p>6700</text:p>
              </table:table-cell>
              <table:table-cell office:value-type="float" office:value="0.003405">
                <text:p>0.003405</text:p>
              </table:table-cell>
              <table:table-cell office:value-type="float" office:value="0.002053">
                <text:p>0.002053</text:p>
              </table:table-cell>
              <table:table-cell office:value-type="float" office:value="0.045965">
                <text:p>0.045965</text:p>
              </table:table-cell>
            </table:table-row>
            <table:table-row>
              <table:table-cell office:value-type="float" office:value="6750">
                <text:p>6750</text:p>
              </table:table-cell>
              <table:table-cell office:value-type="float" office:value="0.003443">
                <text:p>0.003443</text:p>
              </table:table-cell>
              <table:table-cell office:value-type="float" office:value="0.002073">
                <text:p>0.002073</text:p>
              </table:table-cell>
              <table:table-cell office:value-type="float" office:value="0.05255">
                <text:p>0.05255</text:p>
              </table:table-cell>
            </table:table-row>
            <table:table-row>
              <table:table-cell office:value-type="float" office:value="6800">
                <text:p>6800</text:p>
              </table:table-cell>
              <table:table-cell office:value-type="float" office:value="0.003454">
                <text:p>0.003454</text:p>
              </table:table-cell>
              <table:table-cell office:value-type="float" office:value="0.002086">
                <text:p>0.002086</text:p>
              </table:table-cell>
              <table:table-cell office:value-type="float" office:value="0.047853">
                <text:p>0.047853</text:p>
              </table:table-cell>
            </table:table-row>
            <table:table-row>
              <table:table-cell office:value-type="float" office:value="6850">
                <text:p>6850</text:p>
              </table:table-cell>
              <table:table-cell office:value-type="float" office:value="0.003494">
                <text:p>0.003494</text:p>
              </table:table-cell>
              <table:table-cell office:value-type="float" office:value="0.002112">
                <text:p>0.002112</text:p>
              </table:table-cell>
              <table:table-cell office:value-type="float" office:value="0.058395">
                <text:p>0.058395</text:p>
              </table:table-cell>
            </table:table-row>
            <table:table-row>
              <table:table-cell office:value-type="float" office:value="6900">
                <text:p>6900</text:p>
              </table:table-cell>
              <table:table-cell office:value-type="float" office:value="0.003518">
                <text:p>0.003518</text:p>
              </table:table-cell>
              <table:table-cell office:value-type="float" office:value="0.002102">
                <text:p>0.002102</text:p>
              </table:table-cell>
              <table:table-cell office:value-type="float" office:value="0.059213">
                <text:p>0.059213</text:p>
              </table:table-cell>
            </table:table-row>
            <table:table-row>
              <table:table-cell office:value-type="float" office:value="6950">
                <text:p>6950</text:p>
              </table:table-cell>
              <table:table-cell office:value-type="float" office:value="0.00359">
                <text:p>0.00359</text:p>
              </table:table-cell>
              <table:table-cell office:value-type="float" office:value="0.002138">
                <text:p>0.002138</text:p>
              </table:table-cell>
              <table:table-cell office:value-type="float" office:value="0.057973">
                <text:p>0.057973</text:p>
              </table:table-cell>
            </table:table-row>
            <table:table-row>
              <table:table-cell office:value-type="float" office:value="7000">
                <text:p>7000</text:p>
              </table:table-cell>
              <table:table-cell office:value-type="float" office:value="0.003591">
                <text:p>0.003591</text:p>
              </table:table-cell>
              <table:table-cell office:value-type="float" office:value="0.002161">
                <text:p>0.002161</text:p>
              </table:table-cell>
              <table:table-cell office:value-type="float" office:value="0.051935">
                <text:p>0.051935</text:p>
              </table:table-cell>
            </table:table-row>
            <table:table-row>
              <table:table-cell office:value-type="float" office:value="7050">
                <text:p>7050</text:p>
              </table:table-cell>
              <table:table-cell office:value-type="float" office:value="0.003615">
                <text:p>0.003615</text:p>
              </table:table-cell>
              <table:table-cell office:value-type="float" office:value="0.002192">
                <text:p>0.002192</text:p>
              </table:table-cell>
              <table:table-cell office:value-type="float" office:value="0.058557">
                <text:p>0.058557</text:p>
              </table:table-cell>
            </table:table-row>
            <table:table-row>
              <table:table-cell office:value-type="float" office:value="7100">
                <text:p>7100</text:p>
              </table:table-cell>
              <table:table-cell office:value-type="float" office:value="0.003626">
                <text:p>0.003626</text:p>
              </table:table-cell>
              <table:table-cell office:value-type="float" office:value="0.00218">
                <text:p>0.00218</text:p>
              </table:table-cell>
              <table:table-cell office:value-type="float" office:value="0.051802">
                <text:p>0.051802</text:p>
              </table:table-cell>
            </table:table-row>
            <table:table-row>
              <table:table-cell office:value-type="float" office:value="7150">
                <text:p>7150</text:p>
              </table:table-cell>
              <table:table-cell office:value-type="float" office:value="0.003631">
                <text:p>0.003631</text:p>
              </table:table-cell>
              <table:table-cell office:value-type="float" office:value="0.002217">
                <text:p>0.002217</text:p>
              </table:table-cell>
              <table:table-cell office:value-type="float" office:value="0.059913">
                <text:p>0.059913</text:p>
              </table:table-cell>
            </table:table-row>
            <table:table-row>
              <table:table-cell office:value-type="float" office:value="7200">
                <text:p>7200</text:p>
              </table:table-cell>
              <table:table-cell office:value-type="float" office:value="0.003648">
                <text:p>0.003648</text:p>
              </table:table-cell>
              <table:table-cell office:value-type="float" office:value="0.002221">
                <text:p>0.002221</text:p>
              </table:table-cell>
              <table:table-cell office:value-type="float" office:value="0.056794">
                <text:p>0.056794</text:p>
              </table:table-cell>
            </table:table-row>
            <table:table-row>
              <table:table-cell office:value-type="float" office:value="7250">
                <text:p>7250</text:p>
              </table:table-cell>
              <table:table-cell office:value-type="float" office:value="0.003717">
                <text:p>0.003717</text:p>
              </table:table-cell>
              <table:table-cell office:value-type="float" office:value="0.002237">
                <text:p>0.002237</text:p>
              </table:table-cell>
              <table:table-cell office:value-type="float" office:value="0.063308">
                <text:p>0.063308</text:p>
              </table:table-cell>
            </table:table-row>
            <table:table-row>
              <table:table-cell office:value-type="float" office:value="7300">
                <text:p>7300</text:p>
              </table:table-cell>
              <table:table-cell office:value-type="float" office:value="0.00373">
                <text:p>0.00373</text:p>
              </table:table-cell>
              <table:table-cell office:value-type="float" office:value="0.002242">
                <text:p>0.002242</text:p>
              </table:table-cell>
              <table:table-cell office:value-type="float" office:value="0.05545">
                <text:p>0.05545</text:p>
              </table:table-cell>
            </table:table-row>
            <table:table-row>
              <table:table-cell office:value-type="float" office:value="7350">
                <text:p>7350</text:p>
              </table:table-cell>
              <table:table-cell office:value-type="float" office:value="0.003761">
                <text:p>0.003761</text:p>
              </table:table-cell>
              <table:table-cell office:value-type="float" office:value="0.002244">
                <text:p>0.002244</text:p>
              </table:table-cell>
              <table:table-cell office:value-type="float" office:value="0.069027">
                <text:p>0.069027</text:p>
              </table:table-cell>
            </table:table-row>
            <table:table-row>
              <table:table-cell office:value-type="float" office:value="7400">
                <text:p>7400</text:p>
              </table:table-cell>
              <table:table-cell office:value-type="float" office:value="0.003784">
                <text:p>0.003784</text:p>
              </table:table-cell>
              <table:table-cell office:value-type="float" office:value="0.002271">
                <text:p>0.002271</text:p>
              </table:table-cell>
              <table:table-cell office:value-type="float" office:value="0.064201">
                <text:p>0.064201</text:p>
              </table:table-cell>
            </table:table-row>
            <table:table-row>
              <table:table-cell office:value-type="float" office:value="7450">
                <text:p>7450</text:p>
              </table:table-cell>
              <table:table-cell office:value-type="float" office:value="0.003827">
                <text:p>0.003827</text:p>
              </table:table-cell>
              <table:table-cell office:value-type="float" office:value="0.002279">
                <text:p>0.002279</text:p>
              </table:table-cell>
              <table:table-cell office:value-type="float" office:value="0.066352">
                <text:p>0.066352</text:p>
              </table:table-cell>
            </table:table-row>
            <table:table-row>
              <table:table-cell office:value-type="float" office:value="7500">
                <text:p>7500</text:p>
              </table:table-cell>
              <table:table-cell office:value-type="float" office:value="0.003854">
                <text:p>0.003854</text:p>
              </table:table-cell>
              <table:table-cell office:value-type="float" office:value="0.002297">
                <text:p>0.002297</text:p>
              </table:table-cell>
              <table:table-cell office:value-type="float" office:value="0.060688">
                <text:p>0.060688</text:p>
              </table:table-cell>
            </table:table-row>
            <table:table-row>
              <table:table-cell office:value-type="float" office:value="7550">
                <text:p>7550</text:p>
              </table:table-cell>
              <table:table-cell office:value-type="float" office:value="0.003874">
                <text:p>0.003874</text:p>
              </table:table-cell>
              <table:table-cell office:value-type="float" office:value="0.0023">
                <text:p>0.0023</text:p>
              </table:table-cell>
              <table:table-cell office:value-type="float" office:value="0.069439">
                <text:p>0.069439</text:p>
              </table:table-cell>
            </table:table-row>
            <table:table-row>
              <table:table-cell office:value-type="float" office:value="7600">
                <text:p>7600</text:p>
              </table:table-cell>
              <table:table-cell office:value-type="float" office:value="0.003898">
                <text:p>0.003898</text:p>
              </table:table-cell>
              <table:table-cell office:value-type="float" office:value="0.002336">
                <text:p>0.002336</text:p>
              </table:table-cell>
              <table:table-cell office:value-type="float" office:value="0.06579">
                <text:p>0.06579</text:p>
              </table:table-cell>
            </table:table-row>
            <table:table-row>
              <table:table-cell office:value-type="float" office:value="7650">
                <text:p>7650</text:p>
              </table:table-cell>
              <table:table-cell office:value-type="float" office:value="0.003896">
                <text:p>0.003896</text:p>
              </table:table-cell>
              <table:table-cell office:value-type="float" office:value="0.002362">
                <text:p>0.002362</text:p>
              </table:table-cell>
              <table:table-cell office:value-type="float" office:value="0.072246">
                <text:p>0.072246</text:p>
              </table:table-cell>
            </table:table-row>
            <table:table-row>
              <table:table-cell office:value-type="float" office:value="7700">
                <text:p>7700</text:p>
              </table:table-cell>
              <table:table-cell office:value-type="float" office:value="0.003945">
                <text:p>0.003945</text:p>
              </table:table-cell>
              <table:table-cell office:value-type="float" office:value="0.002392">
                <text:p>0.002392</text:p>
              </table:table-cell>
              <table:table-cell office:value-type="float" office:value="0.066457">
                <text:p>0.066457</text:p>
              </table:table-cell>
            </table:table-row>
            <table:table-row>
              <table:table-cell office:value-type="float" office:value="7750">
                <text:p>7750</text:p>
              </table:table-cell>
              <table:table-cell office:value-type="float" office:value="0.003965">
                <text:p>0.003965</text:p>
              </table:table-cell>
              <table:table-cell office:value-type="float" office:value="0.002365">
                <text:p>0.002365</text:p>
              </table:table-cell>
              <table:table-cell office:value-type="float" office:value="0.075165">
                <text:p>0.075165</text:p>
              </table:table-cell>
            </table:table-row>
            <table:table-row>
              <table:table-cell office:value-type="float" office:value="7800">
                <text:p>7800</text:p>
              </table:table-cell>
              <table:table-cell office:value-type="float" office:value="0.004049">
                <text:p>0.004049</text:p>
              </table:table-cell>
              <table:table-cell office:value-type="float" office:value="0.002389">
                <text:p>0.002389</text:p>
              </table:table-cell>
              <table:table-cell office:value-type="float" office:value="0.075792">
                <text:p>0.075792</text:p>
              </table:table-cell>
            </table:table-row>
            <table:table-row>
              <table:table-cell office:value-type="float" office:value="7850">
                <text:p>7850</text:p>
              </table:table-cell>
              <table:table-cell office:value-type="float" office:value="0.004009">
                <text:p>0.004009</text:p>
              </table:table-cell>
              <table:table-cell office:value-type="float" office:value="0.002402">
                <text:p>0.002402</text:p>
              </table:table-cell>
              <table:table-cell office:value-type="float" office:value="0.078846">
                <text:p>0.078846</text:p>
              </table:table-cell>
            </table:table-row>
            <table:table-row>
              <table:table-cell office:value-type="float" office:value="7900">
                <text:p>7900</text:p>
              </table:table-cell>
              <table:table-cell office:value-type="float" office:value="0.004037">
                <text:p>0.004037</text:p>
              </table:table-cell>
              <table:table-cell office:value-type="float" office:value="0.002458">
                <text:p>0.002458</text:p>
              </table:table-cell>
              <table:table-cell office:value-type="float" office:value="0.07194">
                <text:p>0.07194</text:p>
              </table:table-cell>
            </table:table-row>
            <table:table-row>
              <table:table-cell office:value-type="float" office:value="7950">
                <text:p>7950</text:p>
              </table:table-cell>
              <table:table-cell office:value-type="float" office:value="0.00411">
                <text:p>0.00411</text:p>
              </table:table-cell>
              <table:table-cell office:value-type="float" office:value="0.002431">
                <text:p>0.002431</text:p>
              </table:table-cell>
              <table:table-cell office:value-type="float" office:value="0.075774">
                <text:p>0.075774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0.004121">
                <text:p>0.004121</text:p>
              </table:table-cell>
              <table:table-cell office:value-type="float" office:value="0.002444">
                <text:p>0.002444</text:p>
              </table:table-cell>
              <table:table-cell office:value-type="float" office:value="0.066067">
                <text:p>0.066067</text:p>
              </table:table-cell>
            </table:table-row>
            <table:table-row>
              <table:table-cell office:value-type="float" office:value="8050">
                <text:p>8050</text:p>
              </table:table-cell>
              <table:table-cell office:value-type="float" office:value="0.004136">
                <text:p>0.004136</text:p>
              </table:table-cell>
              <table:table-cell office:value-type="float" office:value="0.002475">
                <text:p>0.002475</text:p>
              </table:table-cell>
              <table:table-cell office:value-type="float" office:value="0.075227">
                <text:p>0.075227</text:p>
              </table:table-cell>
            </table:table-row>
            <table:table-row>
              <table:table-cell office:value-type="float" office:value="8100">
                <text:p>8100</text:p>
              </table:table-cell>
              <table:table-cell office:value-type="float" office:value="0.004148">
                <text:p>0.004148</text:p>
              </table:table-cell>
              <table:table-cell office:value-type="float" office:value="0.002504">
                <text:p>0.002504</text:p>
              </table:table-cell>
              <table:table-cell office:value-type="float" office:value="0.078859">
                <text:p>0.078859</text:p>
              </table:table-cell>
            </table:table-row>
            <table:table-row>
              <table:table-cell office:value-type="float" office:value="8150">
                <text:p>8150</text:p>
              </table:table-cell>
              <table:table-cell office:value-type="float" office:value="0.004201">
                <text:p>0.004201</text:p>
              </table:table-cell>
              <table:table-cell office:value-type="float" office:value="0.002497">
                <text:p>0.002497</text:p>
              </table:table-cell>
              <table:table-cell office:value-type="float" office:value="0.091131">
                <text:p>0.091131</text:p>
              </table:table-cell>
            </table:table-row>
            <table:table-row>
              <table:table-cell office:value-type="float" office:value="8200">
                <text:p>8200</text:p>
              </table:table-cell>
              <table:table-cell office:value-type="float" office:value="0.004205">
                <text:p>0.004205</text:p>
              </table:table-cell>
              <table:table-cell office:value-type="float" office:value="0.002533">
                <text:p>0.002533</text:p>
              </table:table-cell>
              <table:table-cell office:value-type="float" office:value="0.086644">
                <text:p>0.086644</text:p>
              </table:table-cell>
            </table:table-row>
            <table:table-row>
              <table:table-cell office:value-type="float" office:value="8250">
                <text:p>8250</text:p>
              </table:table-cell>
              <table:table-cell office:value-type="float" office:value="0.004171">
                <text:p>0.004171</text:p>
              </table:table-cell>
              <table:table-cell office:value-type="float" office:value="0.002549">
                <text:p>0.002549</text:p>
              </table:table-cell>
              <table:table-cell office:value-type="float" office:value="0.089479">
                <text:p>0.089479</text:p>
              </table:table-cell>
            </table:table-row>
            <table:table-row>
              <table:table-cell office:value-type="float" office:value="8300">
                <text:p>8300</text:p>
              </table:table-cell>
              <table:table-cell office:value-type="float" office:value="0.004199">
                <text:p>0.004199</text:p>
              </table:table-cell>
              <table:table-cell office:value-type="float" office:value="0.002571">
                <text:p>0.002571</text:p>
              </table:table-cell>
              <table:table-cell office:value-type="float" office:value="0.08777">
                <text:p>0.08777</text:p>
              </table:table-cell>
            </table:table-row>
            <table:table-row>
              <table:table-cell office:value-type="float" office:value="8350">
                <text:p>8350</text:p>
              </table:table-cell>
              <table:table-cell office:value-type="float" office:value="0.004233">
                <text:p>0.004233</text:p>
              </table:table-cell>
              <table:table-cell office:value-type="float" office:value="0.002561">
                <text:p>0.002561</text:p>
              </table:table-cell>
              <table:table-cell office:value-type="float" office:value="0.085032">
                <text:p>0.085032</text:p>
              </table:table-cell>
            </table:table-row>
            <table:table-row>
              <table:table-cell office:value-type="float" office:value="8400">
                <text:p>8400</text:p>
              </table:table-cell>
              <table:table-cell office:value-type="float" office:value="0.004292">
                <text:p>0.004292</text:p>
              </table:table-cell>
              <table:table-cell office:value-type="float" office:value="0.0026">
                <text:p>0.0026</text:p>
              </table:table-cell>
              <table:table-cell office:value-type="float" office:value="0.082183">
                <text:p>0.082183</text:p>
              </table:table-cell>
            </table:table-row>
            <table:table-row>
              <table:table-cell office:value-type="float" office:value="8450">
                <text:p>8450</text:p>
              </table:table-cell>
              <table:table-cell office:value-type="float" office:value="0.004332">
                <text:p>0.004332</text:p>
              </table:table-cell>
              <table:table-cell office:value-type="float" office:value="0.002621">
                <text:p>0.002621</text:p>
              </table:table-cell>
              <table:table-cell office:value-type="float" office:value="0.09857">
                <text:p>0.09857</text:p>
              </table:table-cell>
            </table:table-row>
            <table:table-row>
              <table:table-cell office:value-type="float" office:value="8500">
                <text:p>8500</text:p>
              </table:table-cell>
              <table:table-cell office:value-type="float" office:value="0.004354">
                <text:p>0.004354</text:p>
              </table:table-cell>
              <table:table-cell office:value-type="float" office:value="0.002615">
                <text:p>0.002615</text:p>
              </table:table-cell>
              <table:table-cell office:value-type="float" office:value="0.097547">
                <text:p>0.097547</text:p>
              </table:table-cell>
            </table:table-row>
            <table:table-row>
              <table:table-cell office:value-type="float" office:value="8550">
                <text:p>8550</text:p>
              </table:table-cell>
              <table:table-cell office:value-type="float" office:value="0.004368">
                <text:p>0.004368</text:p>
              </table:table-cell>
              <table:table-cell office:value-type="float" office:value="0.00263">
                <text:p>0.00263</text:p>
              </table:table-cell>
              <table:table-cell office:value-type="float" office:value="0.100653">
                <text:p>0.100653</text:p>
              </table:table-cell>
            </table:table-row>
            <table:table-row>
              <table:table-cell office:value-type="float" office:value="8600">
                <text:p>8600</text:p>
              </table:table-cell>
              <table:table-cell office:value-type="float" office:value="0.004416">
                <text:p>0.004416</text:p>
              </table:table-cell>
              <table:table-cell office:value-type="float" office:value="0.002674">
                <text:p>0.002674</text:p>
              </table:table-cell>
              <table:table-cell office:value-type="float" office:value="0.093362">
                <text:p>0.093362</text:p>
              </table:table-cell>
            </table:table-row>
            <table:table-row>
              <table:table-cell office:value-type="float" office:value="8650">
                <text:p>8650</text:p>
              </table:table-cell>
              <table:table-cell office:value-type="float" office:value="0.004454">
                <text:p>0.004454</text:p>
              </table:table-cell>
              <table:table-cell office:value-type="float" office:value="0.002673">
                <text:p>0.002673</text:p>
              </table:table-cell>
              <table:table-cell office:value-type="float" office:value="0.109746">
                <text:p>0.109746</text:p>
              </table:table-cell>
            </table:table-row>
            <table:table-row>
              <table:table-cell office:value-type="float" office:value="8700">
                <text:p>8700</text:p>
              </table:table-cell>
              <table:table-cell office:value-type="float" office:value="0.004406">
                <text:p>0.004406</text:p>
              </table:table-cell>
              <table:table-cell office:value-type="float" office:value="0.002662">
                <text:p>0.002662</text:p>
              </table:table-cell>
              <table:table-cell office:value-type="float" office:value="0.106139">
                <text:p>0.106139</text:p>
              </table:table-cell>
            </table:table-row>
            <table:table-row>
              <table:table-cell office:value-type="float" office:value="8750">
                <text:p>8750</text:p>
              </table:table-cell>
              <table:table-cell office:value-type="float" office:value="0.004475">
                <text:p>0.004475</text:p>
              </table:table-cell>
              <table:table-cell office:value-type="float" office:value="0.002693">
                <text:p>0.002693</text:p>
              </table:table-cell>
              <table:table-cell office:value-type="float" office:value="0.101507">
                <text:p>0.101507</text:p>
              </table:table-cell>
            </table:table-row>
            <table:table-row>
              <table:table-cell office:value-type="float" office:value="8800">
                <text:p>8800</text:p>
              </table:table-cell>
              <table:table-cell office:value-type="float" office:value="0.004487">
                <text:p>0.004487</text:p>
              </table:table-cell>
              <table:table-cell office:value-type="float" office:value="0.002702">
                <text:p>0.002702</text:p>
              </table:table-cell>
              <table:table-cell office:value-type="float" office:value="0.104977">
                <text:p>0.104977</text:p>
              </table:table-cell>
            </table:table-row>
            <table:table-row>
              <table:table-cell office:value-type="float" office:value="8850">
                <text:p>8850</text:p>
              </table:table-cell>
              <table:table-cell office:value-type="float" office:value="0.004536">
                <text:p>0.004536</text:p>
              </table:table-cell>
              <table:table-cell office:value-type="float" office:value="0.002705">
                <text:p>0.002705</text:p>
              </table:table-cell>
              <table:table-cell office:value-type="float" office:value="0.112658">
                <text:p>0.112658</text:p>
              </table:table-cell>
            </table:table-row>
            <table:table-row>
              <table:table-cell office:value-type="float" office:value="8900">
                <text:p>8900</text:p>
              </table:table-cell>
              <table:table-cell office:value-type="float" office:value="0.004502">
                <text:p>0.004502</text:p>
              </table:table-cell>
              <table:table-cell office:value-type="float" office:value="0.002741">
                <text:p>0.002741</text:p>
              </table:table-cell>
              <table:table-cell office:value-type="float" office:value="0.111541">
                <text:p>0.111541</text:p>
              </table:table-cell>
            </table:table-row>
            <table:table-row>
              <table:table-cell office:value-type="float" office:value="8950">
                <text:p>8950</text:p>
              </table:table-cell>
              <table:table-cell office:value-type="float" office:value="0.004567">
                <text:p>0.004567</text:p>
              </table:table-cell>
              <table:table-cell office:value-type="float" office:value="0.002751">
                <text:p>0.002751</text:p>
              </table:table-cell>
              <table:table-cell office:value-type="float" office:value="0.114893">
                <text:p>0.114893</text:p>
              </table:table-cell>
            </table:table-row>
            <table:table-row>
              <table:table-cell office:value-type="float" office:value="9000">
                <text:p>9000</text:p>
              </table:table-cell>
              <table:table-cell office:value-type="float" office:value="0.004601">
                <text:p>0.004601</text:p>
              </table:table-cell>
              <table:table-cell office:value-type="float" office:value="0.002765">
                <text:p>0.002765</text:p>
              </table:table-cell>
              <table:table-cell office:value-type="float" office:value="0.114931">
                <text:p>0.114931</text:p>
              </table:table-cell>
            </table:table-row>
            <table:table-row>
              <table:table-cell office:value-type="float" office:value="9050">
                <text:p>9050</text:p>
              </table:table-cell>
              <table:table-cell office:value-type="float" office:value="0.004632">
                <text:p>0.004632</text:p>
              </table:table-cell>
              <table:table-cell office:value-type="float" office:value="0.002777">
                <text:p>0.002777</text:p>
              </table:table-cell>
              <table:table-cell office:value-type="float" office:value="0.123557">
                <text:p>0.123557</text:p>
              </table:table-cell>
            </table:table-row>
            <table:table-row>
              <table:table-cell office:value-type="float" office:value="9100">
                <text:p>9100</text:p>
              </table:table-cell>
              <table:table-cell office:value-type="float" office:value="0.004679">
                <text:p>0.004679</text:p>
              </table:table-cell>
              <table:table-cell office:value-type="float" office:value="0.002803">
                <text:p>0.002803</text:p>
              </table:table-cell>
              <table:table-cell office:value-type="float" office:value="0.1263">
                <text:p>0.1263</text:p>
              </table:table-cell>
            </table:table-row>
            <table:table-row>
              <table:table-cell office:value-type="float" office:value="9150">
                <text:p>9150</text:p>
              </table:table-cell>
              <table:table-cell office:value-type="float" office:value="0.00469">
                <text:p>0.00469</text:p>
              </table:table-cell>
              <table:table-cell office:value-type="float" office:value="0.002817">
                <text:p>0.002817</text:p>
              </table:table-cell>
              <table:table-cell office:value-type="float" office:value="0.121524">
                <text:p>0.121524</text:p>
              </table:table-cell>
            </table:table-row>
            <table:table-row>
              <table:table-cell office:value-type="float" office:value="9200">
                <text:p>9200</text:p>
              </table:table-cell>
              <table:table-cell office:value-type="float" office:value="0.004721">
                <text:p>0.004721</text:p>
              </table:table-cell>
              <table:table-cell office:value-type="float" office:value="0.002818">
                <text:p>0.002818</text:p>
              </table:table-cell>
              <table:table-cell office:value-type="float" office:value="0.119565">
                <text:p>0.119565</text:p>
              </table:table-cell>
            </table:table-row>
            <table:table-row>
              <table:table-cell office:value-type="float" office:value="9250">
                <text:p>9250</text:p>
              </table:table-cell>
              <table:table-cell office:value-type="float" office:value="0.004717">
                <text:p>0.004717</text:p>
              </table:table-cell>
              <table:table-cell office:value-type="float" office:value="0.002843">
                <text:p>0.002843</text:p>
              </table:table-cell>
              <table:table-cell office:value-type="float" office:value="0.141463">
                <text:p>0.141463</text:p>
              </table:table-cell>
            </table:table-row>
            <table:table-row>
              <table:table-cell office:value-type="float" office:value="9300">
                <text:p>9300</text:p>
              </table:table-cell>
              <table:table-cell office:value-type="float" office:value="0.004779">
                <text:p>0.004779</text:p>
              </table:table-cell>
              <table:table-cell office:value-type="float" office:value="0.002862">
                <text:p>0.002862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float" office:value="9350">
                <text:p>9350</text:p>
              </table:table-cell>
              <table:table-cell office:value-type="float" office:value="0.004784">
                <text:p>0.004784</text:p>
              </table:table-cell>
              <table:table-cell office:value-type="float" office:value="0.002861">
                <text:p>0.002861</text:p>
              </table:table-cell>
              <table:table-cell office:value-type="float" office:value="0.144879">
                <text:p>0.144879</text:p>
              </table:table-cell>
            </table:table-row>
            <table:table-row>
              <table:table-cell office:value-type="float" office:value="9400">
                <text:p>9400</text:p>
              </table:table-cell>
              <table:table-cell office:value-type="float" office:value="0.004851">
                <text:p>0.004851</text:p>
              </table:table-cell>
              <table:table-cell office:value-type="float" office:value="0.002889">
                <text:p>0.002889</text:p>
              </table:table-cell>
              <table:table-cell office:value-type="float" office:value="0.134621">
                <text:p>0.134621</text:p>
              </table:table-cell>
            </table:table-row>
            <table:table-row>
              <table:table-cell office:value-type="float" office:value="9450">
                <text:p>9450</text:p>
              </table:table-cell>
              <table:table-cell office:value-type="float" office:value="0.004867">
                <text:p>0.004867</text:p>
              </table:table-cell>
              <table:table-cell office:value-type="float" office:value="0.002929">
                <text:p>0.002929</text:p>
              </table:table-cell>
              <table:table-cell office:value-type="float" office:value="0.145857">
                <text:p>0.145857</text:p>
              </table:table-cell>
            </table:table-row>
            <table:table-row>
              <table:table-cell office:value-type="float" office:value="9500">
                <text:p>9500</text:p>
              </table:table-cell>
              <table:table-cell office:value-type="float" office:value="0.004885">
                <text:p>0.004885</text:p>
              </table:table-cell>
              <table:table-cell office:value-type="float" office:value="0.002931">
                <text:p>0.002931</text:p>
              </table:table-cell>
              <table:table-cell office:value-type="float" office:value="0.136924">
                <text:p>0.136924</text:p>
              </table:table-cell>
            </table:table-row>
            <table:table-row>
              <table:table-cell office:value-type="float" office:value="9550">
                <text:p>9550</text:p>
              </table:table-cell>
              <table:table-cell office:value-type="float" office:value="0.004892">
                <text:p>0.004892</text:p>
              </table:table-cell>
              <table:table-cell office:value-type="float" office:value="0.002955">
                <text:p>0.002955</text:p>
              </table:table-cell>
              <table:table-cell office:value-type="float" office:value="0.146102">
                <text:p>0.146102</text:p>
              </table:table-cell>
            </table:table-row>
            <table:table-row>
              <table:table-cell office:value-type="float" office:value="9600">
                <text:p>9600</text:p>
              </table:table-cell>
              <table:table-cell office:value-type="float" office:value="0.004943">
                <text:p>0.004943</text:p>
              </table:table-cell>
              <table:table-cell office:value-type="float" office:value="0.002966">
                <text:p>0.002966</text:p>
              </table:table-cell>
              <table:table-cell office:value-type="float" office:value="0.138424">
                <text:p>0.138424</text:p>
              </table:table-cell>
            </table:table-row>
            <table:table-row>
              <table:table-cell office:value-type="float" office:value="9650">
                <text:p>9650</text:p>
              </table:table-cell>
              <table:table-cell office:value-type="float" office:value="0.005056">
                <text:p>0.005056</text:p>
              </table:table-cell>
              <table:table-cell office:value-type="float" office:value="0.002967">
                <text:p>0.002967</text:p>
              </table:table-cell>
              <table:table-cell office:value-type="float" office:value="0.150173">
                <text:p>0.150173</text:p>
              </table:table-cell>
            </table:table-row>
            <table:table-row>
              <table:table-cell office:value-type="float" office:value="9700">
                <text:p>9700</text:p>
              </table:table-cell>
              <table:table-cell office:value-type="float" office:value="0.004972">
                <text:p>0.004972</text:p>
              </table:table-cell>
              <table:table-cell office:value-type="float" office:value="0.002978">
                <text:p>0.002978</text:p>
              </table:table-cell>
              <table:table-cell office:value-type="float" office:value="0.144433">
                <text:p>0.144433</text:p>
              </table:table-cell>
            </table:table-row>
            <table:table-row>
              <table:table-cell office:value-type="float" office:value="9750">
                <text:p>9750</text:p>
              </table:table-cell>
              <table:table-cell office:value-type="float" office:value="0.004982">
                <text:p>0.004982</text:p>
              </table:table-cell>
              <table:table-cell office:value-type="float" office:value="0.00302">
                <text:p>0.00302</text:p>
              </table:table-cell>
              <table:table-cell office:value-type="float" office:value="0.156868">
                <text:p>0.156868</text:p>
              </table:table-cell>
            </table:table-row>
            <table:table-row>
              <table:table-cell office:value-type="float" office:value="9800">
                <text:p>9800</text:p>
              </table:table-cell>
              <table:table-cell office:value-type="float" office:value="0.005034">
                <text:p>0.005034</text:p>
              </table:table-cell>
              <table:table-cell office:value-type="float" office:value="0.003018">
                <text:p>0.003018</text:p>
              </table:table-cell>
              <table:table-cell office:value-type="float" office:value="0.144932">
                <text:p>0.144932</text:p>
              </table:table-cell>
            </table:table-row>
            <table:table-row>
              <table:table-cell office:value-type="float" office:value="9850">
                <text:p>9850</text:p>
              </table:table-cell>
              <table:table-cell office:value-type="float" office:value="0.005075">
                <text:p>0.005075</text:p>
              </table:table-cell>
              <table:table-cell office:value-type="float" office:value="0.003045">
                <text:p>0.003045</text:p>
              </table:table-cell>
              <table:table-cell office:value-type="float" office:value="0.157935">
                <text:p>0.157935</text:p>
              </table:table-cell>
            </table:table-row>
            <table:table-row>
              <table:table-cell office:value-type="float" office:value="9900">
                <text:p>9900</text:p>
              </table:table-cell>
              <table:table-cell office:value-type="float" office:value="0.005082">
                <text:p>0.005082</text:p>
              </table:table-cell>
              <table:table-cell office:value-type="float" office:value="0.003076">
                <text:p>0.003076</text:p>
              </table:table-cell>
              <table:table-cell office:value-type="float" office:value="0.150421">
                <text:p>0.150421</text:p>
              </table:table-cell>
            </table:table-row>
            <table:table-row>
              <table:table-cell office:value-type="float" office:value="9950">
                <text:p>9950</text:p>
              </table:table-cell>
              <table:table-cell office:value-type="float" office:value="0.005104">
                <text:p>0.005104</text:p>
              </table:table-cell>
              <table:table-cell office:value-type="float" office:value="0.003095">
                <text:p>0.003095</text:p>
              </table:table-cell>
              <table:table-cell office:value-type="float" office:value="0.160156">
                <text:p>0.160156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0.005128">
                <text:p>0.005128</text:p>
              </table:table-cell>
              <table:table-cell office:value-type="float" office:value="0.003195">
                <text:p>0.003195</text:p>
              </table:table-cell>
              <table:table-cell office:value-type="float" office:value="0.153027">
                <text:p>0.15302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.0$Linux_X86_64 LibreOffice_project/1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